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9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3.97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Foglio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>
            <text:p>Greedy</text:p>
          </table:table-cell>
          <table:table-cell office:value-type="string">
            <text:p>Multi 10.000</text:p>
          </table:table-cell>
          <table:table-cell/>
          <table:table-cell office:value-type="string">
            <text:p>Multi-Greedy 2.000</text:p>
          </table:table-cell>
          <table:table-cell office:value-type="string">
            <text:p>Multi-Greedy NA 2.000</text:p>
          </table:table-cell>
        </table:table-row>
        <table:table-row table:style-name="ro2">
          <table:table-cell office:value-type="string">
            <text:p>CL_01_100_01.TXT</text:p>
          </table:table-cell>
          <table:table-cell office:value-type="float" office:value="0.003733">
            <text:p>0,003733</text:p>
          </table:table-cell>
          <table:table-cell office:value-type="float" office:value="1.34944">
            <text:p>1,34944</text:p>
          </table:table-cell>
          <table:table-cell/>
          <table:table-cell table:style-name="Default" office:value-type="float" office:value="6.67186">
            <text:p>6,67186</text:p>
          </table:table-cell>
          <table:table-cell table:style-name="Default" office:value-type="float" office:value="11.3332">
            <text:p>11,3332</text:p>
          </table:table-cell>
        </table:table-row>
        <table:table-row table:style-name="ro2">
          <table:table-cell office:value-type="string">
            <text:p>CL_01_100_02.TXT</text:p>
          </table:table-cell>
          <table:table-cell office:value-type="float" office:value="0.00592">
            <text:p>0,00592</text:p>
          </table:table-cell>
          <table:table-cell office:value-type="float" office:value="1.48005">
            <text:p>1,48005</text:p>
          </table:table-cell>
          <table:table-cell/>
          <table:table-cell table:style-name="Default" office:value-type="float" office:value="7.15568">
            <text:p>7,15568</text:p>
          </table:table-cell>
          <table:table-cell table:style-name="Default" office:value-type="float" office:value="11.7424">
            <text:p>11,7424</text:p>
          </table:table-cell>
        </table:table-row>
        <table:table-row table:style-name="ro2">
          <table:table-cell office:value-type="string">
            <text:p>CL_01_100_03.TXT</text:p>
          </table:table-cell>
          <table:table-cell office:value-type="float" office:value="0.005072">
            <text:p>0,005072</text:p>
          </table:table-cell>
          <table:table-cell office:value-type="float" office:value="1.37718">
            <text:p>1,37718</text:p>
          </table:table-cell>
          <table:table-cell/>
          <table:table-cell table:style-name="Default" office:value-type="float" office:value="6.94526">
            <text:p>6,94526</text:p>
          </table:table-cell>
          <table:table-cell table:style-name="Default" office:value-type="float" office:value="11.7139">
            <text:p>11,7139</text:p>
          </table:table-cell>
        </table:table-row>
        <table:table-row table:style-name="ro2">
          <table:table-cell office:value-type="string">
            <text:p>CL_01_100_04.TXT</text:p>
          </table:table-cell>
          <table:table-cell office:value-type="float" office:value="0.003625">
            <text:p>0,003625</text:p>
          </table:table-cell>
          <table:table-cell office:value-type="float" office:value="1.51175">
            <text:p>1,51175</text:p>
          </table:table-cell>
          <table:table-cell/>
          <table:table-cell table:style-name="Default" office:value-type="float" office:value="6.68087">
            <text:p>6,68087</text:p>
          </table:table-cell>
          <table:table-cell table:style-name="Default" office:value-type="float" office:value="11.3192">
            <text:p>11,3192</text:p>
          </table:table-cell>
        </table:table-row>
        <table:table-row table:style-name="ro2">
          <table:table-cell office:value-type="string">
            <text:p>CL_01_100_05.TXT</text:p>
          </table:table-cell>
          <table:table-cell office:value-type="float" office:value="0.003696">
            <text:p>0,003696</text:p>
          </table:table-cell>
          <table:table-cell office:value-type="float" office:value="1.36533">
            <text:p>1,36533</text:p>
          </table:table-cell>
          <table:table-cell/>
          <table:table-cell table:style-name="Default" office:value-type="float" office:value="6.84748">
            <text:p>6,84748</text:p>
          </table:table-cell>
          <table:table-cell table:style-name="Default" office:value-type="float" office:value="11.3627">
            <text:p>11,3627</text:p>
          </table:table-cell>
        </table:table-row>
        <table:table-row table:style-name="ro2">
          <table:table-cell office:value-type="string">
            <text:p>CL_01_100_06.TXT</text:p>
          </table:table-cell>
          <table:table-cell office:value-type="float" office:value="0.005232">
            <text:p>0,005232</text:p>
          </table:table-cell>
          <table:table-cell office:value-type="float" office:value="1.5171">
            <text:p>1,5171</text:p>
          </table:table-cell>
          <table:table-cell/>
          <table:table-cell table:style-name="Default" office:value-type="float" office:value="6.7409">
            <text:p>6,7409</text:p>
          </table:table-cell>
          <table:table-cell table:style-name="Default" office:value-type="float" office:value="11.3743">
            <text:p>11,3743</text:p>
          </table:table-cell>
        </table:table-row>
        <table:table-row table:style-name="ro2">
          <table:table-cell office:value-type="string">
            <text:p>CL_01_100_07.TXT</text:p>
          </table:table-cell>
          <table:table-cell office:value-type="float" office:value="0.003658">
            <text:p>0,003658</text:p>
          </table:table-cell>
          <table:table-cell office:value-type="float" office:value="1.36696">
            <text:p>1,36696</text:p>
          </table:table-cell>
          <table:table-cell/>
          <table:table-cell table:style-name="Default" office:value-type="float" office:value="6.68349">
            <text:p>6,68349</text:p>
          </table:table-cell>
          <table:table-cell table:style-name="Default" office:value-type="float" office:value="11.3113">
            <text:p>11,3113</text:p>
          </table:table-cell>
        </table:table-row>
        <table:table-row table:style-name="ro2">
          <table:table-cell office:value-type="string">
            <text:p>CL_01_100_08.TXT</text:p>
          </table:table-cell>
          <table:table-cell office:value-type="float" office:value="0.004748">
            <text:p>0,004748</text:p>
          </table:table-cell>
          <table:table-cell office:value-type="float" office:value="1.51343">
            <text:p>1,51343</text:p>
          </table:table-cell>
          <table:table-cell/>
          <table:table-cell table:style-name="Default" office:value-type="float" office:value="6.96838">
            <text:p>6,96838</text:p>
          </table:table-cell>
          <table:table-cell table:style-name="Default" office:value-type="float" office:value="11.7156">
            <text:p>11,7156</text:p>
          </table:table-cell>
        </table:table-row>
        <table:table-row table:style-name="ro2">
          <table:table-cell office:value-type="string">
            <text:p>CL_01_100_09.TXT</text:p>
          </table:table-cell>
          <table:table-cell office:value-type="float" office:value="0.0038">
            <text:p>0,0038</text:p>
          </table:table-cell>
          <table:table-cell office:value-type="float" office:value="1.39188">
            <text:p>1,39188</text:p>
          </table:table-cell>
          <table:table-cell/>
          <table:table-cell table:style-name="Default" office:value-type="float" office:value="6.9686">
            <text:p>6,9686</text:p>
          </table:table-cell>
          <table:table-cell table:style-name="Default" office:value-type="float" office:value="11.5412">
            <text:p>11,5412</text:p>
          </table:table-cell>
        </table:table-row>
        <table:table-row table:style-name="ro2">
          <table:table-cell office:value-type="string">
            <text:p>CL_01_100_10.TXT</text:p>
          </table:table-cell>
          <table:table-cell office:value-type="float" office:value="0.004005">
            <text:p>0,004005</text:p>
          </table:table-cell>
          <table:table-cell office:value-type="float" office:value="1.55568">
            <text:p>1,55568</text:p>
          </table:table-cell>
          <table:table-cell/>
          <table:table-cell table:style-name="Default" office:value-type="float" office:value="6.95463">
            <text:p>6,95463</text:p>
          </table:table-cell>
          <table:table-cell table:style-name="Default" office:value-type="float" office:value="11.9174">
            <text:p>11,9174</text:p>
          </table:table-cell>
        </table:table-row>
        <table:table-row table:style-name="ro2">
          <table:table-cell office:value-type="string">
            <text:p>CL_01_200_0.TXT</text:p>
          </table:table-cell>
          <table:table-cell office:value-type="float" office:value="0.027195">
            <text:p>0,027195</text:p>
          </table:table-cell>
          <table:table-cell office:value-type="float" office:value="4.14837">
            <text:p>4,14837</text:p>
          </table:table-cell>
          <table:table-cell/>
          <table:table-cell table:style-name="Default" office:value-type="float" office:value="46.3018">
            <text:p>46,3018</text:p>
          </table:table-cell>
          <table:table-cell table:style-name="Default" office:value-type="float" office:value="63.5266">
            <text:p>63,5266</text:p>
          </table:table-cell>
        </table:table-row>
        <table:table-row table:style-name="ro2">
          <table:table-cell office:value-type="string">
            <text:p>CL_01_200_01.TXT</text:p>
          </table:table-cell>
          <table:table-cell office:value-type="float" office:value="0.026965">
            <text:p>0,026965</text:p>
          </table:table-cell>
          <table:table-cell office:value-type="float" office:value="4.60512">
            <text:p>4,60512</text:p>
          </table:table-cell>
          <table:table-cell/>
          <table:table-cell table:style-name="Default" office:value-type="float" office:value="46.8158">
            <text:p>46,8158</text:p>
          </table:table-cell>
          <table:table-cell table:style-name="Default" office:value-type="float" office:value="61.4902">
            <text:p>61,4902</text:p>
          </table:table-cell>
        </table:table-row>
        <table:table-row table:style-name="ro2">
          <table:table-cell office:value-type="string">
            <text:p>CL_01_200_02.TXT</text:p>
          </table:table-cell>
          <table:table-cell office:value-type="float" office:value="0.028267">
            <text:p>0,028267</text:p>
          </table:table-cell>
          <table:table-cell office:value-type="float" office:value="4.15754">
            <text:p>4,15754</text:p>
          </table:table-cell>
          <table:table-cell/>
          <table:table-cell table:style-name="Default" office:value-type="float" office:value="46.5266">
            <text:p>46,5266</text:p>
          </table:table-cell>
          <table:table-cell table:style-name="Default" office:value-type="float" office:value="62.026">
            <text:p>62,026</text:p>
          </table:table-cell>
        </table:table-row>
        <table:table-row table:style-name="ro2">
          <table:table-cell office:value-type="string">
            <text:p>CL_01_200_03.TXT</text:p>
          </table:table-cell>
          <table:table-cell office:value-type="float" office:value="0.027448">
            <text:p>0,027448</text:p>
          </table:table-cell>
          <table:table-cell office:value-type="float" office:value="4.50493">
            <text:p>4,50493</text:p>
          </table:table-cell>
          <table:table-cell/>
          <table:table-cell table:style-name="Default" office:value-type="float" office:value="45.6496">
            <text:p>45,6496</text:p>
          </table:table-cell>
          <table:table-cell table:style-name="Default" office:value-type="float" office:value="60.9885">
            <text:p>60,9885</text:p>
          </table:table-cell>
        </table:table-row>
        <table:table-row table:style-name="ro2">
          <table:table-cell office:value-type="string">
            <text:p>CL_01_200_04.TXT</text:p>
          </table:table-cell>
          <table:table-cell office:value-type="float" office:value="0.027922">
            <text:p>0,027922</text:p>
          </table:table-cell>
          <table:table-cell office:value-type="float" office:value="4.14976">
            <text:p>4,14976</text:p>
          </table:table-cell>
          <table:table-cell/>
          <table:table-cell table:style-name="Default" office:value-type="float" office:value="46.2044">
            <text:p>46,2044</text:p>
          </table:table-cell>
          <table:table-cell table:style-name="Default" office:value-type="float" office:value="62.0242">
            <text:p>62,0242</text:p>
          </table:table-cell>
        </table:table-row>
        <table:table-row table:style-name="ro2">
          <table:table-cell office:value-type="string">
            <text:p>CL_01_200_05.TXT</text:p>
          </table:table-cell>
          <table:table-cell office:value-type="float" office:value="0.032072">
            <text:p>0,032072</text:p>
          </table:table-cell>
          <table:table-cell office:value-type="float" office:value="4.52872">
            <text:p>4,52872</text:p>
          </table:table-cell>
          <table:table-cell/>
          <table:table-cell table:style-name="Default" office:value-type="float" office:value="45.6404">
            <text:p>45,6404</text:p>
          </table:table-cell>
          <table:table-cell table:style-name="Default" office:value-type="float" office:value="60.8228">
            <text:p>60,8228</text:p>
          </table:table-cell>
        </table:table-row>
        <table:table-row table:style-name="ro2">
          <table:table-cell office:value-type="string">
            <text:p>CL_01_200_06.TXT</text:p>
          </table:table-cell>
          <table:table-cell office:value-type="float" office:value="0.029385">
            <text:p>0,029385</text:p>
          </table:table-cell>
          <table:table-cell office:value-type="float" office:value="4.16647">
            <text:p>4,16647</text:p>
          </table:table-cell>
          <table:table-cell/>
          <table:table-cell table:style-name="Default" office:value-type="float" office:value="46.1099">
            <text:p>46,1099</text:p>
          </table:table-cell>
          <table:table-cell table:style-name="Default" office:value-type="float" office:value="62.0476">
            <text:p>62,0476</text:p>
          </table:table-cell>
        </table:table-row>
        <table:table-row table:style-name="ro2">
          <table:table-cell office:value-type="string">
            <text:p>CL_01_200_07.TXT</text:p>
          </table:table-cell>
          <table:table-cell office:value-type="float" office:value="0.029717">
            <text:p>0,029717</text:p>
          </table:table-cell>
          <table:table-cell office:value-type="float" office:value="4.5768">
            <text:p>4,5768</text:p>
          </table:table-cell>
          <table:table-cell/>
          <table:table-cell table:style-name="Default" office:value-type="float" office:value="46.685">
            <text:p>46,685</text:p>
          </table:table-cell>
          <table:table-cell table:style-name="Default" office:value-type="float" office:value="62.15">
            <text:p>62,15</text:p>
          </table:table-cell>
        </table:table-row>
        <table:table-row table:style-name="ro2">
          <table:table-cell office:value-type="string">
            <text:p>CL_01_200_08.TXT</text:p>
          </table:table-cell>
          <table:table-cell office:value-type="float" office:value="0.029506">
            <text:p>0,029506</text:p>
          </table:table-cell>
          <table:table-cell office:value-type="float" office:value="4.4162">
            <text:p>4,4162</text:p>
          </table:table-cell>
          <table:table-cell/>
          <table:table-cell table:style-name="Default" office:value-type="float" office:value="47.1475">
            <text:p>47,1475</text:p>
          </table:table-cell>
          <table:table-cell table:style-name="Default" office:value-type="float" office:value="63.3128">
            <text:p>63,3128</text:p>
          </table:table-cell>
        </table:table-row>
        <table:table-row table:style-name="ro2">
          <table:table-cell office:value-type="string">
            <text:p>CL_01_200_10.TXT</text:p>
          </table:table-cell>
          <table:table-cell office:value-type="float" office:value="0.028835">
            <text:p>0,028835</text:p>
          </table:table-cell>
          <table:table-cell office:value-type="float" office:value="4.65529">
            <text:p>4,65529</text:p>
          </table:table-cell>
          <table:table-cell/>
          <table:table-cell table:style-name="Default" office:value-type="float" office:value="46.6987">
            <text:p>46,6987</text:p>
          </table:table-cell>
          <table:table-cell table:style-name="Default" office:value-type="float" office:value="62.2395">
            <text:p>62,2395</text:p>
          </table:table-cell>
        </table:table-row>
        <table:table-row table:style-name="ro2">
          <table:table-cell office:value-type="string">
            <text:p>CL_01_25_01.TXT</text:p>
          </table:table-cell>
          <table:table-cell office:value-type="float" office:value="0.000193">
            <text:p>0,000193</text:p>
          </table:table-cell>
          <table:table-cell office:value-type="float" office:value="0.152692">
            <text:p>0,152692</text:p>
          </table:table-cell>
          <table:table-cell/>
          <table:table-cell table:style-name="Default" office:value-type="float" office:value="0.254232">
            <text:p>0,254232</text:p>
          </table:table-cell>
          <table:table-cell table:style-name="Default" office:value-type="float" office:value="0.467122">
            <text:p>0,467122</text:p>
          </table:table-cell>
        </table:table-row>
        <table:table-row table:style-name="ro2">
          <table:table-cell office:value-type="string">
            <text:p>CL_01_25_02.TXT</text:p>
          </table:table-cell>
          <table:table-cell office:value-type="float" office:value="0.000182">
            <text:p>0,000182</text:p>
          </table:table-cell>
          <table:table-cell office:value-type="float" office:value="0.164496">
            <text:p>0,164496</text:p>
          </table:table-cell>
          <table:table-cell/>
          <table:table-cell table:style-name="Default" office:value-type="float" office:value="0.26867">
            <text:p>0,26867</text:p>
          </table:table-cell>
          <table:table-cell table:style-name="Default" office:value-type="float" office:value="0.526707">
            <text:p>0,526707</text:p>
          </table:table-cell>
        </table:table-row>
        <table:table-row table:style-name="ro2">
          <table:table-cell office:value-type="string">
            <text:p>CL_01_25_03.TXT</text:p>
          </table:table-cell>
          <table:table-cell office:value-type="float" office:value="0.000171">
            <text:p>0,000171</text:p>
          </table:table-cell>
          <table:table-cell office:value-type="float" office:value="0.168418">
            <text:p>0,168418</text:p>
          </table:table-cell>
          <table:table-cell/>
          <table:table-cell table:style-name="Default" office:value-type="float" office:value="0.270252">
            <text:p>0,270252</text:p>
          </table:table-cell>
          <table:table-cell table:style-name="Default" office:value-type="float" office:value="0.500506">
            <text:p>0,500506</text:p>
          </table:table-cell>
        </table:table-row>
        <table:table-row table:style-name="ro2">
          <table:table-cell office:value-type="string">
            <text:p>CL_01_25_04.TXT</text:p>
          </table:table-cell>
          <table:table-cell office:value-type="float" office:value="0.000204">
            <text:p>0,000204</text:p>
          </table:table-cell>
          <table:table-cell office:value-type="float" office:value="0.167123">
            <text:p>0,167123</text:p>
          </table:table-cell>
          <table:table-cell/>
          <table:table-cell table:style-name="Default" office:value-type="float" office:value="0.270564">
            <text:p>0,270564</text:p>
          </table:table-cell>
          <table:table-cell table:style-name="Default" office:value-type="float" office:value="0.506343">
            <text:p>0,506343</text:p>
          </table:table-cell>
        </table:table-row>
        <table:table-row table:style-name="ro2">
          <table:table-cell office:value-type="string">
            <text:p>CL_01_25_05.TXT</text:p>
          </table:table-cell>
          <table:table-cell office:value-type="float" office:value="0.0002">
            <text:p>0,0002</text:p>
          </table:table-cell>
          <table:table-cell office:value-type="float" office:value="0.164176">
            <text:p>0,164176</text:p>
          </table:table-cell>
          <table:table-cell/>
          <table:table-cell table:style-name="Default" office:value-type="float" office:value="0.268459">
            <text:p>0,268459</text:p>
          </table:table-cell>
          <table:table-cell table:style-name="Default" office:value-type="float" office:value="0.495551">
            <text:p>0,495551</text:p>
          </table:table-cell>
        </table:table-row>
        <table:table-row table:style-name="ro2">
          <table:table-cell office:value-type="string">
            <text:p>CL_01_25_06.TXT</text:p>
          </table:table-cell>
          <table:table-cell office:value-type="float" office:value="0.000198">
            <text:p>0,000198</text:p>
          </table:table-cell>
          <table:table-cell office:value-type="float" office:value="0.141047">
            <text:p>0,141047</text:p>
          </table:table-cell>
          <table:table-cell/>
          <table:table-cell table:style-name="Default" office:value-type="float" office:value="0.262213">
            <text:p>0,262213</text:p>
          </table:table-cell>
          <table:table-cell table:style-name="Default" office:value-type="float" office:value="0.489547">
            <text:p>0,489547</text:p>
          </table:table-cell>
        </table:table-row>
        <table:table-row table:style-name="ro2">
          <table:table-cell office:value-type="string">
            <text:p>CL_01_25_07.TXT</text:p>
          </table:table-cell>
          <table:table-cell office:value-type="float" office:value="0.000189">
            <text:p>0,000189</text:p>
          </table:table-cell>
          <table:table-cell office:value-type="float" office:value="0.17173">
            <text:p>0,17173</text:p>
          </table:table-cell>
          <table:table-cell/>
          <table:table-cell table:style-name="Default" office:value-type="float" office:value="0.269097">
            <text:p>0,269097</text:p>
          </table:table-cell>
          <table:table-cell table:style-name="Default" office:value-type="float" office:value="0.509191">
            <text:p>0,509191</text:p>
          </table:table-cell>
        </table:table-row>
        <table:table-row table:style-name="ro2">
          <table:table-cell office:value-type="string">
            <text:p>CL_01_25_08.TXT</text:p>
          </table:table-cell>
          <table:table-cell office:value-type="float" office:value="0.000176">
            <text:p>0,000176</text:p>
          </table:table-cell>
          <table:table-cell office:value-type="float" office:value="0.157114">
            <text:p>0,157114</text:p>
          </table:table-cell>
          <table:table-cell/>
          <table:table-cell table:style-name="Default" office:value-type="float" office:value="0.269058">
            <text:p>0,269058</text:p>
          </table:table-cell>
          <table:table-cell table:style-name="Default" office:value-type="float" office:value="0.484883">
            <text:p>0,484883</text:p>
          </table:table-cell>
        </table:table-row>
        <table:table-row table:style-name="ro2">
          <table:table-cell office:value-type="string">
            <text:p>CL_01_25_09.TXT</text:p>
          </table:table-cell>
          <table:table-cell office:value-type="float" office:value="0.000165">
            <text:p>0,000165</text:p>
          </table:table-cell>
          <table:table-cell office:value-type="float" office:value="0.172702">
            <text:p>0,172702</text:p>
          </table:table-cell>
          <table:table-cell/>
          <table:table-cell table:style-name="Default" office:value-type="float" office:value="0.271049">
            <text:p>0,271049</text:p>
          </table:table-cell>
          <table:table-cell table:style-name="Default" office:value-type="float" office:value="0.499583">
            <text:p>0,499583</text:p>
          </table:table-cell>
        </table:table-row>
        <table:table-row table:style-name="ro2">
          <table:table-cell office:value-type="string">
            <text:p>CL_01_25_10.TXT</text:p>
          </table:table-cell>
          <table:table-cell office:value-type="float" office:value="0.00018">
            <text:p>0,00018</text:p>
          </table:table-cell>
          <table:table-cell office:value-type="float" office:value="0.154961">
            <text:p>0,154961</text:p>
          </table:table-cell>
          <table:table-cell/>
          <table:table-cell table:style-name="Default" office:value-type="float" office:value="0.264411">
            <text:p>0,264411</text:p>
          </table:table-cell>
          <table:table-cell table:style-name="Default" office:value-type="float" office:value="0.484481">
            <text:p>0,484481</text:p>
          </table:table-cell>
        </table:table-row>
        <table:table-row table:style-name="ro2">
          <table:table-cell office:value-type="string">
            <text:p>CL_01_50_01.TXT</text:p>
          </table:table-cell>
          <table:table-cell office:value-type="float" office:value="0.00069">
            <text:p>0,00069</text:p>
          </table:table-cell>
          <table:table-cell office:value-type="float" office:value="0.407056">
            <text:p>0,407056</text:p>
          </table:table-cell>
          <table:table-cell/>
          <table:table-cell table:style-name="Default" office:value-type="float" office:value="1.12938">
            <text:p>1,12938</text:p>
          </table:table-cell>
          <table:table-cell table:style-name="Default" office:value-type="float" office:value="1.99668">
            <text:p>1,99668</text:p>
          </table:table-cell>
        </table:table-row>
        <table:table-row table:style-name="ro2">
          <table:table-cell office:value-type="string">
            <text:p>CL_01_50_02.TXT</text:p>
          </table:table-cell>
          <table:table-cell office:value-type="float" office:value="0.000669">
            <text:p>0,000669</text:p>
          </table:table-cell>
          <table:table-cell office:value-type="float" office:value="0.475289">
            <text:p>0,475289</text:p>
          </table:table-cell>
          <table:table-cell/>
          <table:table-cell table:style-name="Default" office:value-type="float" office:value="1.14779">
            <text:p>1,14779</text:p>
          </table:table-cell>
          <table:table-cell table:style-name="Default" office:value-type="float" office:value="2.17134">
            <text:p>2,17134</text:p>
          </table:table-cell>
        </table:table-row>
        <table:table-row table:style-name="ro2">
          <table:table-cell office:value-type="string">
            <text:p>CL_01_50_03.TXT</text:p>
          </table:table-cell>
          <table:table-cell office:value-type="float" office:value="0.000681">
            <text:p>0,000681</text:p>
          </table:table-cell>
          <table:table-cell office:value-type="float" office:value="0.46768">
            <text:p>0,46768</text:p>
          </table:table-cell>
          <table:table-cell/>
          <table:table-cell table:style-name="Default" office:value-type="float" office:value="1.14263">
            <text:p>1,14263</text:p>
          </table:table-cell>
          <table:table-cell table:style-name="Default" office:value-type="float" office:value="2.13838">
            <text:p>2,13838</text:p>
          </table:table-cell>
        </table:table-row>
        <table:table-row table:style-name="ro2">
          <table:table-cell office:value-type="string">
            <text:p>CL_01_50_04.TXT</text:p>
          </table:table-cell>
          <table:table-cell office:value-type="float" office:value="0.000504">
            <text:p>0,000504</text:p>
          </table:table-cell>
          <table:table-cell office:value-type="float" office:value="0.458683">
            <text:p>0,458683</text:p>
          </table:table-cell>
          <table:table-cell/>
          <table:table-cell table:style-name="Default" office:value-type="float" office:value="1.15435">
            <text:p>1,15435</text:p>
          </table:table-cell>
          <table:table-cell table:style-name="Default" office:value-type="float" office:value="2.15044">
            <text:p>2,15044</text:p>
          </table:table-cell>
        </table:table-row>
        <table:table-row table:style-name="ro2">
          <table:table-cell office:value-type="string">
            <text:p>CL_01_50_05.TXT</text:p>
          </table:table-cell>
          <table:table-cell office:value-type="float" office:value="0.000693">
            <text:p>0,000693</text:p>
          </table:table-cell>
          <table:table-cell office:value-type="float" office:value="0.432145">
            <text:p>0,432145</text:p>
          </table:table-cell>
          <table:table-cell/>
          <table:table-cell table:style-name="Default" office:value-type="float" office:value="1.13468">
            <text:p>1,13468</text:p>
          </table:table-cell>
          <table:table-cell table:style-name="Default" office:value-type="float" office:value="2.07469">
            <text:p>2,07469</text:p>
          </table:table-cell>
        </table:table-row>
        <table:table-row table:style-name="ro2">
          <table:table-cell office:value-type="string">
            <text:p>CL_01_50_06.TXT</text:p>
          </table:table-cell>
          <table:table-cell office:value-type="float" office:value="0.000752">
            <text:p>0,000752</text:p>
          </table:table-cell>
          <table:table-cell office:value-type="float" office:value="0.533543">
            <text:p>0,533543</text:p>
          </table:table-cell>
          <table:table-cell/>
          <table:table-cell table:style-name="Default" office:value-type="float" office:value="1.23723">
            <text:p>1,23723</text:p>
          </table:table-cell>
          <table:table-cell table:style-name="Default" office:value-type="float" office:value="2.37457">
            <text:p>2,37457</text:p>
          </table:table-cell>
        </table:table-row>
        <table:table-row table:style-name="ro2">
          <table:table-cell office:value-type="string">
            <text:p>CL_01_50_07.TXT</text:p>
          </table:table-cell>
          <table:table-cell office:value-type="float" office:value="0.000721">
            <text:p>0,000721</text:p>
          </table:table-cell>
          <table:table-cell office:value-type="float" office:value="0.491145">
            <text:p>0,491145</text:p>
          </table:table-cell>
          <table:table-cell/>
          <table:table-cell table:style-name="Default" office:value-type="float" office:value="1.21514">
            <text:p>1,21514</text:p>
          </table:table-cell>
          <table:table-cell table:style-name="Default" office:value-type="float" office:value="2.26045">
            <text:p>2,26045</text:p>
          </table:table-cell>
        </table:table-row>
        <table:table-row table:style-name="ro2">
          <table:table-cell office:value-type="string">
            <text:p>CL_01_50_08.TXT</text:p>
          </table:table-cell>
          <table:table-cell office:value-type="float" office:value="0.00075">
            <text:p>0,00075</text:p>
          </table:table-cell>
          <table:table-cell office:value-type="float" office:value="0.519168">
            <text:p>0,519168</text:p>
          </table:table-cell>
          <table:table-cell/>
          <table:table-cell table:style-name="Default" office:value-type="float" office:value="1.24275">
            <text:p>1,24275</text:p>
          </table:table-cell>
          <table:table-cell table:style-name="Default" office:value-type="float" office:value="2.44346">
            <text:p>2,44346</text:p>
          </table:table-cell>
        </table:table-row>
        <table:table-row table:style-name="ro2">
          <table:table-cell office:value-type="string">
            <text:p>CL_01_50_09.TXT</text:p>
          </table:table-cell>
          <table:table-cell office:value-type="float" office:value="0.000726">
            <text:p>0,000726</text:p>
          </table:table-cell>
          <table:table-cell office:value-type="float" office:value="0.490923">
            <text:p>0,490923</text:p>
          </table:table-cell>
          <table:table-cell/>
          <table:table-cell table:style-name="Default" office:value-type="float" office:value="1.21363">
            <text:p>1,21363</text:p>
          </table:table-cell>
          <table:table-cell table:style-name="Default" office:value-type="float" office:value="2.33047">
            <text:p>2,33047</text:p>
          </table:table-cell>
        </table:table-row>
        <table:table-row table:style-name="ro2">
          <table:table-cell office:value-type="string">
            <text:p>CL_01_50_10.TXT</text:p>
          </table:table-cell>
          <table:table-cell office:value-type="float" office:value="0.000734">
            <text:p>0,000734</text:p>
          </table:table-cell>
          <table:table-cell office:value-type="float" office:value="0.408376">
            <text:p>0,408376</text:p>
          </table:table-cell>
          <table:table-cell/>
          <table:table-cell table:style-name="Default" office:value-type="float" office:value="1.23076">
            <text:p>1,23076</text:p>
          </table:table-cell>
          <table:table-cell table:style-name="Default" office:value-type="float" office:value="2.32976">
            <text:p>2,32976</text:p>
          </table:table-cell>
        </table:table-row>
        <table:table-row table:style-name="ro2">
          <table:table-cell office:value-type="string">
            <text:p>CL_02_100_01.TXT</text:p>
          </table:table-cell>
          <table:table-cell office:value-type="float" office:value="0.007714">
            <text:p>0,007714</text:p>
          </table:table-cell>
          <table:table-cell office:value-type="float" office:value="1.73593">
            <text:p>1,73593</text:p>
          </table:table-cell>
          <table:table-cell/>
          <table:table-cell table:style-name="Default" office:value-type="float" office:value="12.16">
            <text:p>12,16</text:p>
          </table:table-cell>
          <table:table-cell table:style-name="Default" office:value-type="float" office:value="23.5311">
            <text:p>23,5311</text:p>
          </table:table-cell>
        </table:table-row>
        <table:table-row table:style-name="ro2">
          <table:table-cell office:value-type="string">
            <text:p>CL_02_100_02.TXT</text:p>
          </table:table-cell>
          <table:table-cell office:value-type="float" office:value="0.007081">
            <text:p>0,007081</text:p>
          </table:table-cell>
          <table:table-cell office:value-type="float" office:value="2.19174">
            <text:p>2,19174</text:p>
          </table:table-cell>
          <table:table-cell/>
          <table:table-cell table:style-name="Default" office:value-type="float" office:value="11.1587">
            <text:p>11,1587</text:p>
          </table:table-cell>
          <table:table-cell table:style-name="Default" office:value-type="float" office:value="19.0612">
            <text:p>19,0612</text:p>
          </table:table-cell>
        </table:table-row>
        <table:table-row table:style-name="ro2">
          <table:table-cell office:value-type="string">
            <text:p>CL_02_100_03.TXT</text:p>
          </table:table-cell>
          <table:table-cell office:value-type="float" office:value="0.008047">
            <text:p>0,008047</text:p>
          </table:table-cell>
          <table:table-cell office:value-type="float" office:value="2.77171">
            <text:p>2,77171</text:p>
          </table:table-cell>
          <table:table-cell/>
          <table:table-cell table:style-name="Default" office:value-type="float" office:value="10.9548">
            <text:p>10,9548</text:p>
          </table:table-cell>
          <table:table-cell table:style-name="Default" office:value-type="float" office:value="18.7992">
            <text:p>18,7992</text:p>
          </table:table-cell>
        </table:table-row>
        <table:table-row table:style-name="ro2">
          <table:table-cell office:value-type="string">
            <text:p>CL_02_100_04.TXT</text:p>
          </table:table-cell>
          <table:table-cell office:value-type="float" office:value="0.009366">
            <text:p>0,009366</text:p>
          </table:table-cell>
          <table:table-cell office:value-type="float" office:value="2.1848">
            <text:p>2,1848</text:p>
          </table:table-cell>
          <table:table-cell/>
          <table:table-cell table:style-name="Default" office:value-type="float" office:value="10.8471">
            <text:p>10,8471</text:p>
          </table:table-cell>
          <table:table-cell table:style-name="Default" office:value-type="float" office:value="19.1484">
            <text:p>19,1484</text:p>
          </table:table-cell>
        </table:table-row>
        <table:table-row table:style-name="ro2">
          <table:table-cell office:value-type="string">
            <text:p>CL_02_100_05.TXT</text:p>
          </table:table-cell>
          <table:table-cell office:value-type="float" office:value="0.008024">
            <text:p>0,008024</text:p>
          </table:table-cell>
          <table:table-cell office:value-type="float" office:value="2.34648">
            <text:p>2,34648</text:p>
          </table:table-cell>
          <table:table-cell/>
          <table:table-cell table:style-name="Default" office:value-type="float" office:value="10.7087">
            <text:p>10,7087</text:p>
          </table:table-cell>
          <table:table-cell table:style-name="Default" office:value-type="float" office:value="17.9119">
            <text:p>17,9119</text:p>
          </table:table-cell>
        </table:table-row>
        <table:table-row table:style-name="ro2">
          <table:table-cell office:value-type="string">
            <text:p>CL_02_100_06.TXT</text:p>
          </table:table-cell>
          <table:table-cell office:value-type="float" office:value="0.008276">
            <text:p>0,008276</text:p>
          </table:table-cell>
          <table:table-cell office:value-type="float" office:value="2.22077">
            <text:p>2,22077</text:p>
          </table:table-cell>
          <table:table-cell/>
          <table:table-cell table:style-name="Default" office:value-type="float" office:value="11.1715">
            <text:p>11,1715</text:p>
          </table:table-cell>
          <table:table-cell table:style-name="Default" office:value-type="float" office:value="18.8023">
            <text:p>18,8023</text:p>
          </table:table-cell>
        </table:table-row>
        <table:table-row table:style-name="ro2">
          <table:table-cell office:value-type="string">
            <text:p>CL_02_100_07.TXT</text:p>
          </table:table-cell>
          <table:table-cell office:value-type="float" office:value="0.008445">
            <text:p>0,008445</text:p>
          </table:table-cell>
          <table:table-cell office:value-type="float" office:value="2.4679">
            <text:p>2,4679</text:p>
          </table:table-cell>
          <table:table-cell/>
          <table:table-cell table:style-name="Default" office:value-type="float" office:value="11.0528">
            <text:p>11,0528</text:p>
          </table:table-cell>
          <table:table-cell table:style-name="Default" office:value-type="float" office:value="18.2541">
            <text:p>18,2541</text:p>
          </table:table-cell>
        </table:table-row>
        <table:table-row table:style-name="ro2">
          <table:table-cell office:value-type="string">
            <text:p>CL_02_100_08.TXT</text:p>
          </table:table-cell>
          <table:table-cell office:value-type="float" office:value="0.00802">
            <text:p>0,00802</text:p>
          </table:table-cell>
          <table:table-cell office:value-type="float" office:value="2.12476">
            <text:p>2,12476</text:p>
          </table:table-cell>
          <table:table-cell/>
          <table:table-cell table:style-name="Default" office:value-type="float" office:value="11.1264">
            <text:p>11,1264</text:p>
          </table:table-cell>
          <table:table-cell table:style-name="Default" office:value-type="float" office:value="21.4952">
            <text:p>21,4952</text:p>
          </table:table-cell>
        </table:table-row>
        <table:table-row table:style-name="ro2">
          <table:table-cell office:value-type="string">
            <text:p>CL_02_100_09.TXT</text:p>
          </table:table-cell>
          <table:table-cell office:value-type="float" office:value="0.008222">
            <text:p>0,008222</text:p>
          </table:table-cell>
          <table:table-cell office:value-type="float" office:value="2.39895">
            <text:p>2,39895</text:p>
          </table:table-cell>
          <table:table-cell/>
          <table:table-cell table:style-name="Default" office:value-type="float" office:value="10.9952">
            <text:p>10,9952</text:p>
          </table:table-cell>
          <table:table-cell table:style-name="Default" office:value-type="float" office:value="18.6873">
            <text:p>18,6873</text:p>
          </table:table-cell>
        </table:table-row>
        <table:table-row table:style-name="ro2">
          <table:table-cell office:value-type="string">
            <text:p>CL_02_100_10.TXT</text:p>
          </table:table-cell>
          <table:table-cell office:value-type="float" office:value="0.008651">
            <text:p>0,008651</text:p>
          </table:table-cell>
          <table:table-cell office:value-type="float" office:value="2.24235">
            <text:p>2,24235</text:p>
          </table:table-cell>
          <table:table-cell/>
          <table:table-cell table:style-name="Default" office:value-type="float" office:value="11.0905">
            <text:p>11,0905</text:p>
          </table:table-cell>
          <table:table-cell table:style-name="Default" office:value-type="float" office:value="19.4183">
            <text:p>19,4183</text:p>
          </table:table-cell>
        </table:table-row>
        <table:table-row table:style-name="ro2">
          <table:table-cell office:value-type="string">
            <text:p>CL_02_200_01.TXT</text:p>
          </table:table-cell>
          <table:table-cell office:value-type="float" office:value="0.055426">
            <text:p>0,055426</text:p>
          </table:table-cell>
          <table:table-cell office:value-type="float" office:value="7.83966">
            <text:p>7,83966</text:p>
          </table:table-cell>
          <table:table-cell/>
          <table:table-cell table:style-name="Default" office:value-type="float" office:value="77.6385">
            <text:p>77,6385</text:p>
          </table:table-cell>
          <table:table-cell table:style-name="Default" office:value-type="float" office:value="12.8531">
            <text:p>12,8531</text:p>
          </table:table-cell>
        </table:table-row>
        <table:table-row table:style-name="ro2">
          <table:table-cell office:value-type="string">
            <text:p>CL_02_200_02.TXT</text:p>
          </table:table-cell>
          <table:table-cell office:value-type="float" office:value="0.057521">
            <text:p>0,057521</text:p>
          </table:table-cell>
          <table:table-cell office:value-type="float" office:value="7.58325">
            <text:p>7,58325</text:p>
          </table:table-cell>
          <table:table-cell/>
          <table:table-cell table:style-name="Default" office:value-type="float" office:value="77.9638">
            <text:p>77,9638</text:p>
          </table:table-cell>
          <table:table-cell table:style-name="Default" office:value-type="float" office:value="13.0752">
            <text:p>13,0752</text:p>
          </table:table-cell>
        </table:table-row>
        <table:table-row table:style-name="ro2">
          <table:table-cell office:value-type="string">
            <text:p>CL_02_200_03.TXT</text:p>
          </table:table-cell>
          <table:table-cell office:value-type="float" office:value="0.055388">
            <text:p>0,055388</text:p>
          </table:table-cell>
          <table:table-cell office:value-type="float" office:value="7.71643">
            <text:p>7,71643</text:p>
          </table:table-cell>
          <table:table-cell/>
          <table:table-cell table:style-name="Default" office:value-type="float" office:value="77.7436">
            <text:p>77,7436</text:p>
          </table:table-cell>
          <table:table-cell table:style-name="Default" office:value-type="float" office:value="12.1754">
            <text:p>12,1754</text:p>
          </table:table-cell>
        </table:table-row>
        <table:table-row table:style-name="ro2">
          <table:table-cell office:value-type="string">
            <text:p>CL_02_200_04.TXT</text:p>
          </table:table-cell>
          <table:table-cell office:value-type="float" office:value="0.061409">
            <text:p>0,061409</text:p>
          </table:table-cell>
          <table:table-cell office:value-type="float" office:value="7.76581">
            <text:p>7,76581</text:p>
          </table:table-cell>
          <table:table-cell/>
          <table:table-cell table:style-name="Default" office:value-type="float" office:value="77.7226">
            <text:p>77,7226</text:p>
          </table:table-cell>
          <table:table-cell table:style-name="Default" office:value-type="float" office:value="13.8583">
            <text:p>13,8583</text:p>
          </table:table-cell>
        </table:table-row>
        <table:table-row table:style-name="ro2">
          <table:table-cell office:value-type="string">
            <text:p>CL_02_200_05.TXT</text:p>
          </table:table-cell>
          <table:table-cell office:value-type="float" office:value="0.05953">
            <text:p>0,05953</text:p>
          </table:table-cell>
          <table:table-cell office:value-type="float" office:value="7.67257">
            <text:p>7,67257</text:p>
          </table:table-cell>
          <table:table-cell/>
          <table:table-cell table:style-name="Default" office:value-type="float" office:value="77.8528">
            <text:p>77,8528</text:p>
          </table:table-cell>
          <table:table-cell table:style-name="Default" office:value-type="float" office:value="12.9845">
            <text:p>12,9845</text:p>
          </table:table-cell>
        </table:table-row>
        <table:table-row table:style-name="ro2">
          <table:table-cell office:value-type="string">
            <text:p>CL_02_200_06.TXT</text:p>
          </table:table-cell>
          <table:table-cell office:value-type="float" office:value="0.054073">
            <text:p>0,054073</text:p>
          </table:table-cell>
          <table:table-cell office:value-type="float" office:value="7.76013">
            <text:p>7,76013</text:p>
          </table:table-cell>
          <table:table-cell/>
          <table:table-cell table:style-name="Default" office:value-type="float" office:value="79.109">
            <text:p>79,109</text:p>
          </table:table-cell>
          <table:table-cell table:style-name="Default" office:value-type="float" office:value="15.3511">
            <text:p>15,3511</text:p>
          </table:table-cell>
        </table:table-row>
        <table:table-row table:style-name="ro2">
          <table:table-cell office:value-type="string">
            <text:p>CL_02_200_07.TXT</text:p>
          </table:table-cell>
          <table:table-cell office:value-type="float" office:value="0.05508">
            <text:p>0,05508</text:p>
          </table:table-cell>
          <table:table-cell office:value-type="float" office:value="7.77331">
            <text:p>7,77331</text:p>
          </table:table-cell>
          <table:table-cell/>
          <table:table-cell table:style-name="Default" office:value-type="float" office:value="78.7735">
            <text:p>78,7735</text:p>
          </table:table-cell>
          <table:table-cell table:style-name="Default" office:value-type="float" office:value="12.8826">
            <text:p>12,8826</text:p>
          </table:table-cell>
        </table:table-row>
        <table:table-row table:style-name="ro2">
          <table:table-cell office:value-type="string">
            <text:p>CL_02_200_08.TXT</text:p>
          </table:table-cell>
          <table:table-cell office:value-type="float" office:value="0.053479">
            <text:p>0,053479</text:p>
          </table:table-cell>
          <table:table-cell office:value-type="float" office:value="7.90885">
            <text:p>7,90885</text:p>
          </table:table-cell>
          <table:table-cell/>
          <table:table-cell table:style-name="Default" office:value-type="float" office:value="80.2707">
            <text:p>80,2707</text:p>
          </table:table-cell>
          <table:table-cell table:style-name="Default" office:value-type="float" office:value="140.93">
            <text:p>140,93</text:p>
          </table:table-cell>
        </table:table-row>
        <table:table-row table:style-name="ro2">
          <table:table-cell office:value-type="string">
            <text:p>CL_02_200_09.TXT</text:p>
          </table:table-cell>
          <table:table-cell office:value-type="float" office:value="0.051536">
            <text:p>0,051536</text:p>
          </table:table-cell>
          <table:table-cell office:value-type="float" office:value="7.59973">
            <text:p>7,59973</text:p>
          </table:table-cell>
          <table:table-cell/>
          <table:table-cell table:style-name="Default" office:value-type="float" office:value="79.6099">
            <text:p>79,6099</text:p>
          </table:table-cell>
          <table:table-cell table:style-name="Default" office:value-type="float" office:value="130.414">
            <text:p>130,414</text:p>
          </table:table-cell>
        </table:table-row>
        <table:table-row table:style-name="ro2">
          <table:table-cell office:value-type="string">
            <text:p>CL_02_200_10.TXT</text:p>
          </table:table-cell>
          <table:table-cell office:value-type="float" office:value="0.052021">
            <text:p>0,052021</text:p>
          </table:table-cell>
          <table:table-cell office:value-type="float" office:value="7.84045">
            <text:p>7,84045</text:p>
          </table:table-cell>
          <table:table-cell/>
          <table:table-cell table:style-name="Default" office:value-type="float" office:value="79.9501">
            <text:p>79,9501</text:p>
          </table:table-cell>
          <table:table-cell table:style-name="Default" office:value-type="float" office:value="138.303">
            <text:p>138,303</text:p>
          </table:table-cell>
        </table:table-row>
        <table:table-row table:style-name="ro2">
          <table:table-cell office:value-type="string">
            <text:p>CL_02_25_01.TXT</text:p>
          </table:table-cell>
          <table:table-cell office:value-type="float" office:value="0.00019">
            <text:p>0,00019</text:p>
          </table:table-cell>
          <table:table-cell office:value-type="float" office:value="0.208485">
            <text:p>0,208485</text:p>
          </table:table-cell>
          <table:table-cell/>
          <table:table-cell table:style-name="Default" office:value-type="float" office:value="0.304616">
            <text:p>0,304616</text:p>
          </table:table-cell>
          <table:table-cell table:style-name="Default" office:value-type="float" office:value="0.549649">
            <text:p>0,549649</text:p>
          </table:table-cell>
        </table:table-row>
        <table:table-row table:style-name="ro2">
          <table:table-cell office:value-type="string">
            <text:p>CL_02_25_02.TXT</text:p>
          </table:table-cell>
          <table:table-cell office:value-type="float" office:value="0.000236">
            <text:p>0,000236</text:p>
          </table:table-cell>
          <table:table-cell office:value-type="float" office:value="0.184813">
            <text:p>0,184813</text:p>
          </table:table-cell>
          <table:table-cell/>
          <table:table-cell table:style-name="Default" office:value-type="float" office:value="0.327603">
            <text:p>0,327603</text:p>
          </table:table-cell>
          <table:table-cell table:style-name="Default" office:value-type="float" office:value="0.582476">
            <text:p>0,582476</text:p>
          </table:table-cell>
        </table:table-row>
        <table:table-row table:style-name="ro2">
          <table:table-cell office:value-type="string">
            <text:p>CL_02_25_03.TXT</text:p>
          </table:table-cell>
          <table:table-cell office:value-type="float" office:value="0.000241">
            <text:p>0,000241</text:p>
          </table:table-cell>
          <table:table-cell office:value-type="float" office:value="0.202811">
            <text:p>0,202811</text:p>
          </table:table-cell>
          <table:table-cell/>
          <table:table-cell table:style-name="Default" office:value-type="float" office:value="0.315987">
            <text:p>0,315987</text:p>
          </table:table-cell>
          <table:table-cell table:style-name="Default" office:value-type="float" office:value="0.535232">
            <text:p>0,535232</text:p>
          </table:table-cell>
        </table:table-row>
        <table:table-row table:style-name="ro2">
          <table:table-cell office:value-type="string">
            <text:p>CL_02_25_04.TXT</text:p>
          </table:table-cell>
          <table:table-cell office:value-type="float" office:value="0.000228">
            <text:p>0,000228</text:p>
          </table:table-cell>
          <table:table-cell office:value-type="float" office:value="0.185438">
            <text:p>0,185438</text:p>
          </table:table-cell>
          <table:table-cell/>
          <table:table-cell table:style-name="Default" office:value-type="float" office:value="0.321415">
            <text:p>0,321415</text:p>
          </table:table-cell>
          <table:table-cell table:style-name="Default" office:value-type="float" office:value="0.629385">
            <text:p>0,629385</text:p>
          </table:table-cell>
        </table:table-row>
        <table:table-row table:style-name="ro2">
          <table:table-cell office:value-type="string">
            <text:p>CL_02_25_05.TXT</text:p>
          </table:table-cell>
          <table:table-cell office:value-type="float" office:value="0.000225">
            <text:p>0,000225</text:p>
          </table:table-cell>
          <table:table-cell office:value-type="float" office:value="0.176338">
            <text:p>0,176338</text:p>
          </table:table-cell>
          <table:table-cell/>
          <table:table-cell table:style-name="Default" office:value-type="float" office:value="0.295404">
            <text:p>0,295404</text:p>
          </table:table-cell>
          <table:table-cell table:style-name="Default" office:value-type="float" office:value="0.564066">
            <text:p>0,564066</text:p>
          </table:table-cell>
        </table:table-row>
        <table:table-row table:style-name="ro2">
          <table:table-cell office:value-type="string">
            <text:p>CL_02_25_06.TXT</text:p>
          </table:table-cell>
          <table:table-cell office:value-type="float" office:value="0.000227">
            <text:p>0,000227</text:p>
          </table:table-cell>
          <table:table-cell office:value-type="float" office:value="0.175307">
            <text:p>0,175307</text:p>
          </table:table-cell>
          <table:table-cell/>
          <table:table-cell table:style-name="Default" office:value-type="float" office:value="0.317853">
            <text:p>0,317853</text:p>
          </table:table-cell>
          <table:table-cell table:style-name="Default" office:value-type="float" office:value="0.62164">
            <text:p>0,62164</text:p>
          </table:table-cell>
        </table:table-row>
        <table:table-row table:style-name="ro2">
          <table:table-cell office:value-type="string">
            <text:p>CL_02_25_07.TXT</text:p>
          </table:table-cell>
          <table:table-cell office:value-type="float" office:value="0.000241">
            <text:p>0,000241</text:p>
          </table:table-cell>
          <table:table-cell office:value-type="float" office:value="0.199997">
            <text:p>0,199997</text:p>
          </table:table-cell>
          <table:table-cell/>
          <table:table-cell table:style-name="Default" office:value-type="float" office:value="0.316405">
            <text:p>0,316405</text:p>
          </table:table-cell>
          <table:table-cell table:style-name="Default" office:value-type="float" office:value="0.633694">
            <text:p>0,633694</text:p>
          </table:table-cell>
        </table:table-row>
        <table:table-row table:style-name="ro2">
          <table:table-cell office:value-type="string">
            <text:p>CL_02_25_08.TXT</text:p>
          </table:table-cell>
          <table:table-cell office:value-type="float" office:value="0.000247">
            <text:p>0,000247</text:p>
          </table:table-cell>
          <table:table-cell office:value-type="float" office:value="0.163946">
            <text:p>0,163946</text:p>
          </table:table-cell>
          <table:table-cell/>
          <table:table-cell table:style-name="Default" office:value-type="float" office:value="0.323329">
            <text:p>0,323329</text:p>
          </table:table-cell>
          <table:table-cell table:style-name="Default" office:value-type="float" office:value="0.746423">
            <text:p>0,746423</text:p>
          </table:table-cell>
        </table:table-row>
        <table:table-row table:style-name="ro2">
          <table:table-cell office:value-type="string">
            <text:p>CL_02_25_09.TXT</text:p>
          </table:table-cell>
          <table:table-cell office:value-type="float" office:value="0.000222">
            <text:p>0,000222</text:p>
          </table:table-cell>
          <table:table-cell office:value-type="float" office:value="0.192694">
            <text:p>0,192694</text:p>
          </table:table-cell>
          <table:table-cell/>
          <table:table-cell table:style-name="Default" office:value-type="float" office:value="0.316857">
            <text:p>0,316857</text:p>
          </table:table-cell>
          <table:table-cell table:style-name="Default" office:value-type="float" office:value="0.685331">
            <text:p>0,685331</text:p>
          </table:table-cell>
        </table:table-row>
        <table:table-row table:style-name="ro2">
          <table:table-cell office:value-type="string">
            <text:p>CL_02_25_10.TXT</text:p>
          </table:table-cell>
          <table:table-cell office:value-type="float" office:value="0.000265">
            <text:p>0,000265</text:p>
          </table:table-cell>
          <table:table-cell office:value-type="float" office:value="0.164293">
            <text:p>0,164293</text:p>
          </table:table-cell>
          <table:table-cell/>
          <table:table-cell table:style-name="Default" office:value-type="float" office:value="0.343035">
            <text:p>0,343035</text:p>
          </table:table-cell>
          <table:table-cell table:style-name="Default" office:value-type="float" office:value="0.801156">
            <text:p>0,801156</text:p>
          </table:table-cell>
        </table:table-row>
        <table:table-row table:style-name="ro2">
          <table:table-cell office:value-type="string">
            <text:p>CL_02_50_01.TXT</text:p>
          </table:table-cell>
          <table:table-cell office:value-type="float" office:value="0.001306">
            <text:p>0,001306</text:p>
          </table:table-cell>
          <table:table-cell office:value-type="float" office:value="0.566477">
            <text:p>0,566477</text:p>
          </table:table-cell>
          <table:table-cell/>
          <table:table-cell table:style-name="Default" office:value-type="float" office:value="1.70057">
            <text:p>1,70057</text:p>
          </table:table-cell>
          <table:table-cell table:style-name="Default" office:value-type="float" office:value="3.68871">
            <text:p>3,68871</text:p>
          </table:table-cell>
        </table:table-row>
        <table:table-row table:style-name="ro2">
          <table:table-cell office:value-type="string">
            <text:p>CL_02_50_02.TXT</text:p>
          </table:table-cell>
          <table:table-cell office:value-type="float" office:value="0.000937">
            <text:p>0,000937</text:p>
          </table:table-cell>
          <table:table-cell office:value-type="float" office:value="0.613457">
            <text:p>0,613457</text:p>
          </table:table-cell>
          <table:table-cell/>
          <table:table-cell table:style-name="Default" office:value-type="float" office:value="1.8164">
            <text:p>1,8164</text:p>
          </table:table-cell>
          <table:table-cell table:style-name="Default" office:value-type="float" office:value="4.2149">
            <text:p>4,2149</text:p>
          </table:table-cell>
        </table:table-row>
        <table:table-row table:style-name="ro2">
          <table:table-cell office:value-type="string">
            <text:p>CL_02_50_03.TXT</text:p>
          </table:table-cell>
          <table:table-cell office:value-type="float" office:value="0.001198">
            <text:p>0,001198</text:p>
          </table:table-cell>
          <table:table-cell office:value-type="float" office:value="0.568963">
            <text:p>0,568963</text:p>
          </table:table-cell>
          <table:table-cell/>
          <table:table-cell table:style-name="Default" office:value-type="float" office:value="1.76712">
            <text:p>1,76712</text:p>
          </table:table-cell>
          <table:table-cell table:style-name="Default" office:value-type="float" office:value="3.87903">
            <text:p>3,87903</text:p>
          </table:table-cell>
        </table:table-row>
        <table:table-row table:style-name="ro2">
          <table:table-cell office:value-type="string">
            <text:p>CL_02_50_04.TXT</text:p>
          </table:table-cell>
          <table:table-cell office:value-type="float" office:value="0.001202">
            <text:p>0,001202</text:p>
          </table:table-cell>
          <table:table-cell office:value-type="float" office:value="0.637568">
            <text:p>0,637568</text:p>
          </table:table-cell>
          <table:table-cell/>
          <table:table-cell table:style-name="Default" office:value-type="float" office:value="1.75425">
            <text:p>1,75425</text:p>
          </table:table-cell>
          <table:table-cell table:style-name="Default" office:value-type="float" office:value="4.2619">
            <text:p>4,2619</text:p>
          </table:table-cell>
        </table:table-row>
        <table:table-row table:style-name="ro2">
          <table:table-cell office:value-type="string">
            <text:p>CL_02_50_05.TXT</text:p>
          </table:table-cell>
          <table:table-cell office:value-type="float" office:value="0.001164">
            <text:p>0,001164</text:p>
          </table:table-cell>
          <table:table-cell office:value-type="float" office:value="0.537857">
            <text:p>0,537857</text:p>
          </table:table-cell>
          <table:table-cell/>
          <table:table-cell table:style-name="Default" office:value-type="float" office:value="1.6885">
            <text:p>1,6885</text:p>
          </table:table-cell>
          <table:table-cell table:style-name="Default" office:value-type="float" office:value="3.83728">
            <text:p>3,83728</text:p>
          </table:table-cell>
        </table:table-row>
        <table:table-row table:style-name="ro2">
          <table:table-cell office:value-type="string">
            <text:p>CL_02_50_06.TXT</text:p>
          </table:table-cell>
          <table:table-cell office:value-type="float" office:value="0.001228">
            <text:p>0,001228</text:p>
          </table:table-cell>
          <table:table-cell office:value-type="float" office:value="0.647053">
            <text:p>0,647053</text:p>
          </table:table-cell>
          <table:table-cell/>
          <table:table-cell table:style-name="Default" office:value-type="float" office:value="1.80727">
            <text:p>1,80727</text:p>
          </table:table-cell>
          <table:table-cell table:style-name="Default" office:value-type="float" office:value="4.35154">
            <text:p>4,35154</text:p>
          </table:table-cell>
        </table:table-row>
        <table:table-row table:style-name="ro2">
          <table:table-cell office:value-type="string">
            <text:p>CL_02_50_07.TXT</text:p>
          </table:table-cell>
          <table:table-cell office:value-type="float" office:value="0.000949">
            <text:p>0,000949</text:p>
          </table:table-cell>
          <table:table-cell office:value-type="float" office:value="0.555382">
            <text:p>0,555382</text:p>
          </table:table-cell>
          <table:table-cell/>
          <table:table-cell table:style-name="Default" office:value-type="float" office:value="1.75139">
            <text:p>1,75139</text:p>
          </table:table-cell>
          <table:table-cell table:style-name="Default" office:value-type="float" office:value="3.96189">
            <text:p>3,96189</text:p>
          </table:table-cell>
        </table:table-row>
        <table:table-row table:style-name="ro2">
          <table:table-cell office:value-type="string">
            <text:p>CL_02_50_08.TXT</text:p>
          </table:table-cell>
          <table:table-cell office:value-type="float" office:value="0.001781">
            <text:p>0,001781</text:p>
          </table:table-cell>
          <table:table-cell office:value-type="float" office:value="0.571934">
            <text:p>0,571934</text:p>
          </table:table-cell>
          <table:table-cell/>
          <table:table-cell table:style-name="Default" office:value-type="float" office:value="1.88146">
            <text:p>1,88146</text:p>
          </table:table-cell>
          <table:table-cell table:style-name="Default" office:value-type="float" office:value="4.47723">
            <text:p>4,47723</text:p>
          </table:table-cell>
        </table:table-row>
        <table:table-row table:style-name="ro2">
          <table:table-cell office:value-type="string">
            <text:p>CL_02_50_09.TXT</text:p>
          </table:table-cell>
          <table:table-cell office:value-type="float" office:value="0.000946">
            <text:p>0,000946</text:p>
          </table:table-cell>
          <table:table-cell office:value-type="float" office:value="0.484284">
            <text:p>0,484284</text:p>
          </table:table-cell>
          <table:table-cell/>
          <table:table-cell table:style-name="Default" office:value-type="float" office:value="1.80405">
            <text:p>1,80405</text:p>
          </table:table-cell>
          <table:table-cell table:style-name="Default" office:value-type="float" office:value="4.07226">
            <text:p>4,07226</text:p>
          </table:table-cell>
        </table:table-row>
        <table:table-row table:style-name="ro2">
          <table:table-cell office:value-type="string">
            <text:p>CL_02_50_10.TXT</text:p>
          </table:table-cell>
          <table:table-cell office:value-type="float" office:value="0.000925">
            <text:p>0,000925</text:p>
          </table:table-cell>
          <table:table-cell office:value-type="float" office:value="0.545531">
            <text:p>0,545531</text:p>
          </table:table-cell>
          <table:table-cell/>
          <table:table-cell table:style-name="Default" office:value-type="float" office:value="1.81759">
            <text:p>1,81759</text:p>
          </table:table-cell>
          <table:table-cell table:style-name="Default" office:value-type="float" office:value="4.42875">
            <text:p>4,42875</text:p>
          </table:table-cell>
        </table:table-row>
        <table:table-row table:style-name="ro2">
          <table:table-cell office:value-type="string">
            <text:p>CL_03_100_01.TXT</text:p>
          </table:table-cell>
          <table:table-cell office:value-type="float" office:value="0.006276">
            <text:p>0,006276</text:p>
          </table:table-cell>
          <table:table-cell office:value-type="float" office:value="2.79433">
            <text:p>2,79433</text:p>
          </table:table-cell>
          <table:table-cell/>
          <table:table-cell table:style-name="Default" office:value-type="float" office:value="10.7434">
            <text:p>10,7434</text:p>
          </table:table-cell>
          <table:table-cell table:style-name="Default" office:value-type="float" office:value="16.0879">
            <text:p>16,0879</text:p>
          </table:table-cell>
        </table:table-row>
        <table:table-row table:style-name="ro2">
          <table:table-cell office:value-type="string">
            <text:p>CL_03_100_02.TXT</text:p>
          </table:table-cell>
          <table:table-cell office:value-type="float" office:value="0.006387">
            <text:p>0,006387</text:p>
          </table:table-cell>
          <table:table-cell office:value-type="float" office:value="2.51118">
            <text:p>2,51118</text:p>
          </table:table-cell>
          <table:table-cell/>
          <table:table-cell table:style-name="Default" office:value-type="float" office:value="11.1085">
            <text:p>11,1085</text:p>
          </table:table-cell>
          <table:table-cell table:style-name="Default" office:value-type="float" office:value="17.3031">
            <text:p>17,3031</text:p>
          </table:table-cell>
        </table:table-row>
        <table:table-row table:style-name="ro2">
          <table:table-cell office:value-type="string">
            <text:p>CL_03_100_03.TXT</text:p>
          </table:table-cell>
          <table:table-cell office:value-type="float" office:value="0.008923">
            <text:p>0,008923</text:p>
          </table:table-cell>
          <table:table-cell office:value-type="float" office:value="2.82106">
            <text:p>2,82106</text:p>
          </table:table-cell>
          <table:table-cell/>
          <table:table-cell table:style-name="Default" office:value-type="float" office:value="10.9473">
            <text:p>10,9473</text:p>
          </table:table-cell>
          <table:table-cell table:style-name="Default" office:value-type="float" office:value="17.6059">
            <text:p>17,6059</text:p>
          </table:table-cell>
        </table:table-row>
        <table:table-row table:style-name="ro2">
          <table:table-cell office:value-type="string">
            <text:p>CL_03_100_04.TXT</text:p>
          </table:table-cell>
          <table:table-cell office:value-type="float" office:value="0.007812">
            <text:p>0,007812</text:p>
          </table:table-cell>
          <table:table-cell office:value-type="float" office:value="2.36797">
            <text:p>2,36797</text:p>
          </table:table-cell>
          <table:table-cell/>
          <table:table-cell table:style-name="Default" office:value-type="float" office:value="10.8393">
            <text:p>10,8393</text:p>
          </table:table-cell>
          <table:table-cell table:style-name="Default" office:value-type="float" office:value="16.8053">
            <text:p>16,8053</text:p>
          </table:table-cell>
        </table:table-row>
        <table:table-row table:style-name="ro2">
          <table:table-cell office:value-type="string">
            <text:p>CL_03_100_05.TXT</text:p>
          </table:table-cell>
          <table:table-cell office:value-type="float" office:value="0.007863">
            <text:p>0,007863</text:p>
          </table:table-cell>
          <table:table-cell office:value-type="float" office:value="2.63355">
            <text:p>2,63355</text:p>
          </table:table-cell>
          <table:table-cell/>
          <table:table-cell table:style-name="Default" office:value-type="float" office:value="10.668">
            <text:p>10,668</text:p>
          </table:table-cell>
          <table:table-cell table:style-name="Default" office:value-type="float" office:value="16.1399">
            <text:p>16,1399</text:p>
          </table:table-cell>
        </table:table-row>
        <table:table-row table:style-name="ro2">
          <table:table-cell office:value-type="string">
            <text:p>CL_03_100_06.TXT</text:p>
          </table:table-cell>
          <table:table-cell office:value-type="float" office:value="0.006666">
            <text:p>0,006666</text:p>
          </table:table-cell>
          <table:table-cell office:value-type="float" office:value="2.50352">
            <text:p>2,50352</text:p>
          </table:table-cell>
          <table:table-cell/>
          <table:table-cell table:style-name="Default" office:value-type="float" office:value="10.7952">
            <text:p>10,7952</text:p>
          </table:table-cell>
          <table:table-cell table:style-name="Default" office:value-type="float" office:value="16.5128">
            <text:p>16,5128</text:p>
          </table:table-cell>
        </table:table-row>
        <table:table-row table:style-name="ro2">
          <table:table-cell office:value-type="string">
            <text:p>CL_03_100_07.TXT</text:p>
          </table:table-cell>
          <table:table-cell office:value-type="float" office:value="0.008541">
            <text:p>0,008541</text:p>
          </table:table-cell>
          <table:table-cell office:value-type="float" office:value="2.81682">
            <text:p>2,81682</text:p>
          </table:table-cell>
          <table:table-cell/>
          <table:table-cell table:style-name="Default" office:value-type="float" office:value="10.7192">
            <text:p>10,7192</text:p>
          </table:table-cell>
          <table:table-cell table:style-name="Default" office:value-type="float" office:value="15.5256">
            <text:p>15,5256</text:p>
          </table:table-cell>
        </table:table-row>
        <table:table-row table:style-name="ro2">
          <table:table-cell office:value-type="string">
            <text:p>CL_03_100_08.TXT</text:p>
          </table:table-cell>
          <table:table-cell office:value-type="float" office:value="0.007386">
            <text:p>0,007386</text:p>
          </table:table-cell>
          <table:table-cell office:value-type="float" office:value="2.4125">
            <text:p>2,4125</text:p>
          </table:table-cell>
          <table:table-cell/>
          <table:table-cell table:style-name="Default" office:value-type="float" office:value="11.1021">
            <text:p>11,1021</text:p>
          </table:table-cell>
          <table:table-cell table:style-name="Default" office:value-type="float" office:value="17.3574">
            <text:p>17,3574</text:p>
          </table:table-cell>
        </table:table-row>
        <table:table-row table:style-name="ro2">
          <table:table-cell office:value-type="string">
            <text:p>CL_03_100_09.TXT</text:p>
          </table:table-cell>
          <table:table-cell office:value-type="float" office:value="0.008037">
            <text:p>0,008037</text:p>
          </table:table-cell>
          <table:table-cell office:value-type="float" office:value="2.67872">
            <text:p>2,67872</text:p>
          </table:table-cell>
          <table:table-cell/>
          <table:table-cell table:style-name="Default" office:value-type="float" office:value="10.9939">
            <text:p>10,9939</text:p>
          </table:table-cell>
          <table:table-cell table:style-name="Default" office:value-type="float" office:value="15.8923">
            <text:p>15,8923</text:p>
          </table:table-cell>
        </table:table-row>
        <table:table-row table:style-name="ro2">
          <table:table-cell office:value-type="string">
            <text:p>CL_03_100_10.TXT</text:p>
          </table:table-cell>
          <table:table-cell office:value-type="float" office:value="0.008417">
            <text:p>0,008417</text:p>
          </table:table-cell>
          <table:table-cell office:value-type="float" office:value="2.45828">
            <text:p>2,45828</text:p>
          </table:table-cell>
          <table:table-cell/>
          <table:table-cell table:style-name="Default" office:value-type="float" office:value="11.0775">
            <text:p>11,0775</text:p>
          </table:table-cell>
          <table:table-cell table:style-name="Default" office:value-type="float" office:value="16.9977">
            <text:p>16,9977</text:p>
          </table:table-cell>
        </table:table-row>
        <table:table-row table:style-name="ro2">
          <table:table-cell office:value-type="string">
            <text:p>CL_03_200_01.TXT</text:p>
          </table:table-cell>
          <table:table-cell office:value-type="float" office:value="0.055847">
            <text:p>0,055847</text:p>
          </table:table-cell>
          <table:table-cell office:value-type="float" office:value="8.72198">
            <text:p>8,72198</text:p>
          </table:table-cell>
          <table:table-cell/>
          <table:table-cell table:style-name="Default" office:value-type="float" office:value="78.9448">
            <text:p>78,9448</text:p>
          </table:table-cell>
          <table:table-cell table:style-name="Default" office:value-type="float" office:value="111.737">
            <text:p>111,737</text:p>
          </table:table-cell>
        </table:table-row>
        <table:table-row table:style-name="ro2">
          <table:table-cell office:value-type="string">
            <text:p>CL_03_200_02.TXT</text:p>
          </table:table-cell>
          <table:table-cell office:value-type="float" office:value="0.055403">
            <text:p>0,055403</text:p>
          </table:table-cell>
          <table:table-cell office:value-type="float" office:value="8.08233">
            <text:p>8,08233</text:p>
          </table:table-cell>
          <table:table-cell/>
          <table:table-cell table:style-name="Default" office:value-type="float" office:value="78.9496">
            <text:p>78,9496</text:p>
          </table:table-cell>
          <table:table-cell table:style-name="Default" office:value-type="float" office:value="116.527">
            <text:p>116,527</text:p>
          </table:table-cell>
        </table:table-row>
        <table:table-row table:style-name="ro2">
          <table:table-cell office:value-type="string">
            <text:p>CL_03_200_03.TXT</text:p>
          </table:table-cell>
          <table:table-cell office:value-type="float" office:value="0.063312">
            <text:p>0,063312</text:p>
          </table:table-cell>
          <table:table-cell office:value-type="float" office:value="8.36843">
            <text:p>8,36843</text:p>
          </table:table-cell>
          <table:table-cell/>
          <table:table-cell table:style-name="Default" office:value-type="float" office:value="78.6302">
            <text:p>78,6302</text:p>
          </table:table-cell>
          <table:table-cell table:style-name="Default" office:value-type="float" office:value="110.638">
            <text:p>110,638</text:p>
          </table:table-cell>
        </table:table-row>
        <table:table-row table:style-name="ro2">
          <table:table-cell office:value-type="string">
            <text:p>CL_03_200_04.TXT</text:p>
          </table:table-cell>
          <table:table-cell office:value-type="float" office:value="0.052152">
            <text:p>0,052152</text:p>
          </table:table-cell>
          <table:table-cell office:value-type="float" office:value="8.13652">
            <text:p>8,13652</text:p>
          </table:table-cell>
          <table:table-cell/>
          <table:table-cell table:style-name="Default" office:value-type="float" office:value="78.7559">
            <text:p>78,7559</text:p>
          </table:table-cell>
          <table:table-cell table:style-name="Default" office:value-type="float" office:value="122.067">
            <text:p>122,067</text:p>
          </table:table-cell>
        </table:table-row>
        <table:table-row table:style-name="ro2">
          <table:table-cell office:value-type="string">
            <text:p>CL_03_200_05.TXT</text:p>
          </table:table-cell>
          <table:table-cell office:value-type="float" office:value="0.052142">
            <text:p>0,052142</text:p>
          </table:table-cell>
          <table:table-cell office:value-type="float" office:value="8.49568">
            <text:p>8,49568</text:p>
          </table:table-cell>
          <table:table-cell/>
          <table:table-cell table:style-name="Default" office:value-type="float" office:value="78.9329">
            <text:p>78,9329</text:p>
          </table:table-cell>
          <table:table-cell table:style-name="Default" office:value-type="float" office:value="111.688">
            <text:p>111,688</text:p>
          </table:table-cell>
        </table:table-row>
        <table:table-row table:style-name="ro2">
          <table:table-cell office:value-type="string">
            <text:p>CL_03_200_06.TXT</text:p>
          </table:table-cell>
          <table:table-cell office:value-type="float" office:value="0.053233">
            <text:p>0,053233</text:p>
          </table:table-cell>
          <table:table-cell office:value-type="float" office:value="8.47022">
            <text:p>8,47022</text:p>
          </table:table-cell>
          <table:table-cell/>
          <table:table-cell table:style-name="Default" office:value-type="float" office:value="78.8637">
            <text:p>78,8637</text:p>
          </table:table-cell>
          <table:table-cell table:style-name="Default" office:value-type="float" office:value="125.162">
            <text:p>125,162</text:p>
          </table:table-cell>
        </table:table-row>
        <table:table-row table:style-name="ro2">
          <table:table-cell office:value-type="string">
            <text:p>CL_03_200_07.TXT</text:p>
          </table:table-cell>
          <table:table-cell office:value-type="float" office:value="0.061691">
            <text:p>0,061691</text:p>
          </table:table-cell>
          <table:table-cell office:value-type="float" office:value="8.65905">
            <text:p>8,65905</text:p>
          </table:table-cell>
          <table:table-cell/>
          <table:table-cell table:style-name="Default" office:value-type="float" office:value="78.5363">
            <text:p>78,5363</text:p>
          </table:table-cell>
          <table:table-cell table:style-name="Default" office:value-type="float" office:value="105.033">
            <text:p>105,033</text:p>
          </table:table-cell>
        </table:table-row>
        <table:table-row table:style-name="ro2">
          <table:table-cell office:value-type="string">
            <text:p>CL_03_200_08.TXT</text:p>
          </table:table-cell>
          <table:table-cell office:value-type="float" office:value="0.056499">
            <text:p>0,056499</text:p>
          </table:table-cell>
          <table:table-cell office:value-type="float" office:value="8.54598">
            <text:p>8,54598</text:p>
          </table:table-cell>
          <table:table-cell/>
          <table:table-cell table:style-name="Default" office:value-type="float" office:value="79.9953">
            <text:p>79,9953</text:p>
          </table:table-cell>
          <table:table-cell table:style-name="Default" office:value-type="float" office:value="118.897">
            <text:p>118,897</text:p>
          </table:table-cell>
        </table:table-row>
        <table:table-row table:style-name="ro2">
          <table:table-cell office:value-type="string">
            <text:p>CL_03_200_09.TXT</text:p>
          </table:table-cell>
          <table:table-cell office:value-type="float" office:value="0.0629">
            <text:p>0,0629</text:p>
          </table:table-cell>
          <table:table-cell office:value-type="float" office:value="8.85674">
            <text:p>8,85674</text:p>
          </table:table-cell>
          <table:table-cell/>
          <table:table-cell table:style-name="Default" office:value-type="float" office:value="79.5401">
            <text:p>79,5401</text:p>
          </table:table-cell>
          <table:table-cell table:style-name="Default" office:value-type="float" office:value="112.252">
            <text:p>112,252</text:p>
          </table:table-cell>
        </table:table-row>
        <table:table-row table:style-name="ro2">
          <table:table-cell office:value-type="string">
            <text:p>CL_03_200_10.TXT</text:p>
          </table:table-cell>
          <table:table-cell office:value-type="float" office:value="0.054868">
            <text:p>0,054868</text:p>
          </table:table-cell>
          <table:table-cell office:value-type="float" office:value="8.75275">
            <text:p>8,75275</text:p>
          </table:table-cell>
          <table:table-cell/>
          <table:table-cell table:style-name="Default" office:value-type="float" office:value="79.7233">
            <text:p>79,7233</text:p>
          </table:table-cell>
          <table:table-cell table:style-name="Default" office:value-type="float" office:value="114.234">
            <text:p>114,234</text:p>
          </table:table-cell>
        </table:table-row>
        <table:table-row table:style-name="ro2">
          <table:table-cell office:value-type="string">
            <text:p>CL_03_25_01.TXT</text:p>
          </table:table-cell>
          <table:table-cell office:value-type="float" office:value="0.000223">
            <text:p>0,000223</text:p>
          </table:table-cell>
          <table:table-cell office:value-type="float" office:value="0.258636">
            <text:p>0,258636</text:p>
          </table:table-cell>
          <table:table-cell/>
          <table:table-cell table:style-name="Default" office:value-type="float" office:value="0.325405">
            <text:p>0,325405</text:p>
          </table:table-cell>
          <table:table-cell table:style-name="Default" office:value-type="float" office:value="0.560294">
            <text:p>0,560294</text:p>
          </table:table-cell>
        </table:table-row>
        <table:table-row table:style-name="ro2">
          <table:table-cell office:value-type="string">
            <text:p>CL_03_25_02.TXT</text:p>
          </table:table-cell>
          <table:table-cell office:value-type="float" office:value="0.000243">
            <text:p>0,000243</text:p>
          </table:table-cell>
          <table:table-cell office:value-type="float" office:value="0.244543">
            <text:p>0,244543</text:p>
          </table:table-cell>
          <table:table-cell/>
          <table:table-cell table:style-name="Default" office:value-type="float" office:value="0.325506">
            <text:p>0,325506</text:p>
          </table:table-cell>
          <table:table-cell table:style-name="Default" office:value-type="float" office:value="0.578086">
            <text:p>0,578086</text:p>
          </table:table-cell>
        </table:table-row>
        <table:table-row table:style-name="ro2">
          <table:table-cell office:value-type="string">
            <text:p>CL_03_25_03.TXT</text:p>
          </table:table-cell>
          <table:table-cell office:value-type="float" office:value="0.000219">
            <text:p>0,000219</text:p>
          </table:table-cell>
          <table:table-cell office:value-type="float" office:value="0.23283">
            <text:p>0,23283</text:p>
          </table:table-cell>
          <table:table-cell/>
          <table:table-cell table:style-name="Default" office:value-type="float" office:value="0.317083">
            <text:p>0,317083</text:p>
          </table:table-cell>
          <table:table-cell table:style-name="Default" office:value-type="float" office:value="0.559682">
            <text:p>0,559682</text:p>
          </table:table-cell>
        </table:table-row>
        <table:table-row table:style-name="ro2">
          <table:table-cell office:value-type="string">
            <text:p>CL_03_25_04.TXT</text:p>
          </table:table-cell>
          <table:table-cell office:value-type="float" office:value="0.000194">
            <text:p>0,000194</text:p>
          </table:table-cell>
          <table:table-cell office:value-type="float" office:value="0.217048">
            <text:p>0,217048</text:p>
          </table:table-cell>
          <table:table-cell/>
          <table:table-cell table:style-name="Default" office:value-type="float" office:value="0.325758">
            <text:p>0,325758</text:p>
          </table:table-cell>
          <table:table-cell table:style-name="Default" office:value-type="float" office:value="0.656844">
            <text:p>0,656844</text:p>
          </table:table-cell>
        </table:table-row>
        <table:table-row table:style-name="ro2">
          <table:table-cell office:value-type="string">
            <text:p>CL_03_25_05.TXT</text:p>
          </table:table-cell>
          <table:table-cell office:value-type="float" office:value="0.000182">
            <text:p>0,000182</text:p>
          </table:table-cell>
          <table:table-cell office:value-type="float" office:value="0.213803">
            <text:p>0,213803</text:p>
          </table:table-cell>
          <table:table-cell/>
          <table:table-cell table:style-name="Default" office:value-type="float" office:value="0.31682">
            <text:p>0,31682</text:p>
          </table:table-cell>
          <table:table-cell table:style-name="Default" office:value-type="float" office:value="0.57664">
            <text:p>0,57664</text:p>
          </table:table-cell>
        </table:table-row>
        <table:table-row table:style-name="ro2">
          <table:table-cell office:value-type="string">
            <text:p>CL_03_25_06.TXT</text:p>
          </table:table-cell>
          <table:table-cell office:value-type="float" office:value="0.00022">
            <text:p>0,00022</text:p>
          </table:table-cell>
          <table:table-cell office:value-type="float" office:value="0.194924">
            <text:p>0,194924</text:p>
          </table:table-cell>
          <table:table-cell/>
          <table:table-cell table:style-name="Default" office:value-type="float" office:value="0.321192">
            <text:p>0,321192</text:p>
          </table:table-cell>
          <table:table-cell table:style-name="Default" office:value-type="float" office:value="0.57849">
            <text:p>0,57849</text:p>
          </table:table-cell>
        </table:table-row>
        <table:table-row table:style-name="ro2">
          <table:table-cell office:value-type="string">
            <text:p>CL_03_25_07.TXT</text:p>
          </table:table-cell>
          <table:table-cell office:value-type="float" office:value="0.000225">
            <text:p>0,000225</text:p>
          </table:table-cell>
          <table:table-cell office:value-type="float" office:value="0.222475">
            <text:p>0,222475</text:p>
          </table:table-cell>
          <table:table-cell/>
          <table:table-cell table:style-name="Default" office:value-type="float" office:value="0.318282">
            <text:p>0,318282</text:p>
          </table:table-cell>
          <table:table-cell table:style-name="Default" office:value-type="float" office:value="0.591988">
            <text:p>0,591988</text:p>
          </table:table-cell>
        </table:table-row>
        <table:table-row table:style-name="ro2">
          <table:table-cell office:value-type="string">
            <text:p>CL_03_25_08.TXT</text:p>
          </table:table-cell>
          <table:table-cell office:value-type="float" office:value="0.000256">
            <text:p>0,000256</text:p>
          </table:table-cell>
          <table:table-cell office:value-type="float" office:value="0.201944">
            <text:p>0,201944</text:p>
          </table:table-cell>
          <table:table-cell/>
          <table:table-cell table:style-name="Default" office:value-type="float" office:value="0.340304">
            <text:p>0,340304</text:p>
          </table:table-cell>
          <table:table-cell table:style-name="Default" office:value-type="float" office:value="0.716226">
            <text:p>0,716226</text:p>
          </table:table-cell>
        </table:table-row>
        <table:table-row table:style-name="ro2">
          <table:table-cell office:value-type="string">
            <text:p>CL_03_25_09.TXT</text:p>
          </table:table-cell>
          <table:table-cell office:value-type="float" office:value="0.000204">
            <text:p>0,000204</text:p>
          </table:table-cell>
          <table:table-cell office:value-type="float" office:value="0.278996">
            <text:p>0,278996</text:p>
          </table:table-cell>
          <table:table-cell/>
          <table:table-cell table:style-name="Default" office:value-type="float" office:value="0.337266">
            <text:p>0,337266</text:p>
          </table:table-cell>
          <table:table-cell table:style-name="Default" office:value-type="float" office:value="0.720716">
            <text:p>0,720716</text:p>
          </table:table-cell>
        </table:table-row>
        <table:table-row table:style-name="ro2">
          <table:table-cell office:value-type="string">
            <text:p>CL_03_25_10.TXT</text:p>
          </table:table-cell>
          <table:table-cell office:value-type="float" office:value="0.000256">
            <text:p>0,000256</text:p>
          </table:table-cell>
          <table:table-cell office:value-type="float" office:value="0.205146">
            <text:p>0,205146</text:p>
          </table:table-cell>
          <table:table-cell/>
          <table:table-cell table:style-name="Default" office:value-type="float" office:value="0.341005">
            <text:p>0,341005</text:p>
          </table:table-cell>
          <table:table-cell table:style-name="Default" office:value-type="float" office:value="0.784052">
            <text:p>0,784052</text:p>
          </table:table-cell>
        </table:table-row>
        <table:table-row table:style-name="ro2">
          <table:table-cell office:value-type="string">
            <text:p>CL_03_50_01.TXT</text:p>
          </table:table-cell>
          <table:table-cell office:value-type="float" office:value="0.001121">
            <text:p>0,001121</text:p>
          </table:table-cell>
          <table:table-cell office:value-type="float" office:value="0.673913">
            <text:p>0,673913</text:p>
          </table:table-cell>
          <table:table-cell/>
          <table:table-cell table:style-name="Default" office:value-type="float" office:value="1.69837">
            <text:p>1,69837</text:p>
          </table:table-cell>
          <table:table-cell table:style-name="Default" office:value-type="float" office:value="3.3656">
            <text:p>3,3656</text:p>
          </table:table-cell>
        </table:table-row>
        <table:table-row table:style-name="ro2">
          <table:table-cell office:value-type="string">
            <text:p>CL_03_50_02.TXT</text:p>
          </table:table-cell>
          <table:table-cell office:value-type="float" office:value="0.001262">
            <text:p>0,001262</text:p>
          </table:table-cell>
          <table:table-cell office:value-type="float" office:value="0.67041">
            <text:p>0,67041</text:p>
          </table:table-cell>
          <table:table-cell/>
          <table:table-cell table:style-name="Default" office:value-type="float" office:value="1.72985">
            <text:p>1,72985</text:p>
          </table:table-cell>
          <table:table-cell table:style-name="Default" office:value-type="float" office:value="3.84559">
            <text:p>3,84559</text:p>
          </table:table-cell>
        </table:table-row>
        <table:table-row table:style-name="ro2">
          <table:table-cell office:value-type="string">
            <text:p>CL_03_50_03.TXT</text:p>
          </table:table-cell>
          <table:table-cell office:value-type="float" office:value="0.00118">
            <text:p>0,00118</text:p>
          </table:table-cell>
          <table:table-cell office:value-type="float" office:value="0.625899">
            <text:p>0,625899</text:p>
          </table:table-cell>
          <table:table-cell/>
          <table:table-cell table:style-name="Default" office:value-type="float" office:value="1.68508">
            <text:p>1,68508</text:p>
          </table:table-cell>
          <table:table-cell table:style-name="Default" office:value-type="float" office:value="3.40073">
            <text:p>3,40073</text:p>
          </table:table-cell>
        </table:table-row>
        <table:table-row table:style-name="ro2">
          <table:table-cell office:value-type="string">
            <text:p>CL_03_50_04.TXT</text:p>
          </table:table-cell>
          <table:table-cell office:value-type="float" office:value="0.001231">
            <text:p>0,001231</text:p>
          </table:table-cell>
          <table:table-cell office:value-type="float" office:value="0.686053">
            <text:p>0,686053</text:p>
          </table:table-cell>
          <table:table-cell/>
          <table:table-cell table:style-name="Default" office:value-type="float" office:value="1.73765">
            <text:p>1,73765</text:p>
          </table:table-cell>
          <table:table-cell table:style-name="Default" office:value-type="float" office:value="3.82386">
            <text:p>3,82386</text:p>
          </table:table-cell>
        </table:table-row>
        <table:table-row table:style-name="ro2">
          <table:table-cell office:value-type="string">
            <text:p>CL_03_50_05.TXT</text:p>
          </table:table-cell>
          <table:table-cell office:value-type="float" office:value="0.001184">
            <text:p>0,001184</text:p>
          </table:table-cell>
          <table:table-cell office:value-type="float" office:value="0.621289">
            <text:p>0,621289</text:p>
          </table:table-cell>
          <table:table-cell/>
          <table:table-cell table:style-name="Default" office:value-type="float" office:value="1.69801">
            <text:p>1,69801</text:p>
          </table:table-cell>
          <table:table-cell table:style-name="Default" office:value-type="float" office:value="3.38419">
            <text:p>3,38419</text:p>
          </table:table-cell>
        </table:table-row>
        <table:table-row table:style-name="ro2">
          <table:table-cell office:value-type="string">
            <text:p>CL_03_50_06.TXT</text:p>
          </table:table-cell>
          <table:table-cell office:value-type="float" office:value="0.001461">
            <text:p>0,001461</text:p>
          </table:table-cell>
          <table:table-cell office:value-type="float" office:value="0.673548">
            <text:p>0,673548</text:p>
          </table:table-cell>
          <table:table-cell/>
          <table:table-cell table:style-name="Default" office:value-type="float" office:value="1.80014">
            <text:p>1,80014</text:p>
          </table:table-cell>
          <table:table-cell table:style-name="Default" office:value-type="float" office:value="4.06875">
            <text:p>4,06875</text:p>
          </table:table-cell>
        </table:table-row>
        <table:table-row table:style-name="ro2">
          <table:table-cell office:value-type="string">
            <text:p>CL_03_50_07.TXT</text:p>
          </table:table-cell>
          <table:table-cell office:value-type="float" office:value="0.001187">
            <text:p>0,001187</text:p>
          </table:table-cell>
          <table:table-cell office:value-type="float" office:value="0.576886">
            <text:p>0,576886</text:p>
          </table:table-cell>
          <table:table-cell/>
          <table:table-cell table:style-name="Default" office:value-type="float" office:value="1.74151">
            <text:p>1,74151</text:p>
          </table:table-cell>
          <table:table-cell table:style-name="Default" office:value-type="float" office:value="3.48072">
            <text:p>3,48072</text:p>
          </table:table-cell>
        </table:table-row>
        <table:table-row table:style-name="ro2">
          <table:table-cell office:value-type="string">
            <text:p>CL_03_50_08.TXT</text:p>
          </table:table-cell>
          <table:table-cell office:value-type="float" office:value="0.001081">
            <text:p>0,001081</text:p>
          </table:table-cell>
          <table:table-cell office:value-type="float" office:value="0.613552">
            <text:p>0,613552</text:p>
          </table:table-cell>
          <table:table-cell/>
          <table:table-cell table:style-name="Default" office:value-type="float" office:value="1.7961">
            <text:p>1,7961</text:p>
          </table:table-cell>
          <table:table-cell table:style-name="Default" office:value-type="float" office:value="4.06845">
            <text:p>4,06845</text:p>
          </table:table-cell>
        </table:table-row>
        <table:table-row table:style-name="ro2">
          <table:table-cell office:value-type="string">
            <text:p>CL_03_50_09.TXT</text:p>
          </table:table-cell>
          <table:table-cell office:value-type="float" office:value="0.001172">
            <text:p>0,001172</text:p>
          </table:table-cell>
          <table:table-cell office:value-type="float" office:value="0.549287">
            <text:p>0,549287</text:p>
          </table:table-cell>
          <table:table-cell/>
          <table:table-cell table:style-name="Default" office:value-type="float" office:value="1.73001">
            <text:p>1,73001</text:p>
          </table:table-cell>
          <table:table-cell table:style-name="Default" office:value-type="float" office:value="3.57952">
            <text:p>3,57952</text:p>
          </table:table-cell>
        </table:table-row>
        <table:table-row table:style-name="ro2">
          <table:table-cell office:value-type="string">
            <text:p>CL_03_50_10.TXT</text:p>
          </table:table-cell>
          <table:table-cell office:value-type="float" office:value="0.001042">
            <text:p>0,001042</text:p>
          </table:table-cell>
          <table:table-cell office:value-type="float" office:value="0.613172">
            <text:p>0,613172</text:p>
          </table:table-cell>
          <table:table-cell/>
          <table:table-cell table:style-name="Default" office:value-type="float" office:value="1.80318">
            <text:p>1,80318</text:p>
          </table:table-cell>
          <table:table-cell table:style-name="Default" office:value-type="float" office:value="4.12188">
            <text:p>4,12188</text:p>
          </table:table-cell>
        </table:table-row>
        <table:table-row table:style-name="ro2">
          <table:table-cell office:value-type="string">
            <text:p>CL_04_100_01.TXT</text:p>
          </table:table-cell>
          <table:table-cell office:value-type="float" office:value="0.002468">
            <text:p>0,002468</text:p>
          </table:table-cell>
          <table:table-cell office:value-type="float" office:value="1.2091">
            <text:p>1,2091</text:p>
          </table:table-cell>
          <table:table-cell/>
          <table:table-cell table:style-name="Default" office:value-type="float" office:value="4.5667">
            <text:p>4,5667</text:p>
          </table:table-cell>
          <table:table-cell table:style-name="Default" office:value-type="float" office:value="9.23025">
            <text:p>9,23025</text:p>
          </table:table-cell>
        </table:table-row>
        <table:table-row table:style-name="ro2">
          <table:table-cell office:value-type="string">
            <text:p>CL_04_100_02.TXT</text:p>
          </table:table-cell>
          <table:table-cell office:value-type="float" office:value="0.002118">
            <text:p>0,002118</text:p>
          </table:table-cell>
          <table:table-cell office:value-type="float" office:value="1.15865">
            <text:p>1,15865</text:p>
          </table:table-cell>
          <table:table-cell/>
          <table:table-cell table:style-name="Default" office:value-type="float" office:value="4.52413">
            <text:p>4,52413</text:p>
          </table:table-cell>
          <table:table-cell table:style-name="Default" office:value-type="float" office:value="8.48793">
            <text:p>8,48793</text:p>
          </table:table-cell>
        </table:table-row>
        <table:table-row table:style-name="ro2">
          <table:table-cell office:value-type="string">
            <text:p>CL_04_100_03.TXT</text:p>
          </table:table-cell>
          <table:table-cell office:value-type="float" office:value="0.002552">
            <text:p>0,002552</text:p>
          </table:table-cell>
          <table:table-cell office:value-type="float" office:value="1.06687">
            <text:p>1,06687</text:p>
          </table:table-cell>
          <table:table-cell/>
          <table:table-cell table:style-name="Default" office:value-type="float" office:value="4.49722">
            <text:p>4,49722</text:p>
          </table:table-cell>
          <table:table-cell table:style-name="Default" office:value-type="float" office:value="8.74405">
            <text:p>8,74405</text:p>
          </table:table-cell>
        </table:table-row>
        <table:table-row table:style-name="ro2">
          <table:table-cell office:value-type="string">
            <text:p>CL_04_100_04.TXT</text:p>
          </table:table-cell>
          <table:table-cell office:value-type="float" office:value="0.002253">
            <text:p>0,002253</text:p>
          </table:table-cell>
          <table:table-cell office:value-type="float" office:value="1.25704">
            <text:p>1,25704</text:p>
          </table:table-cell>
          <table:table-cell/>
          <table:table-cell table:style-name="Default" office:value-type="float" office:value="4.59769">
            <text:p>4,59769</text:p>
          </table:table-cell>
          <table:table-cell table:style-name="Default" office:value-type="float" office:value="8.26412">
            <text:p>8,26412</text:p>
          </table:table-cell>
        </table:table-row>
        <table:table-row table:style-name="ro2">
          <table:table-cell office:value-type="string">
            <text:p>CL_04_100_05.TXT</text:p>
          </table:table-cell>
          <table:table-cell office:value-type="float" office:value="0.002645">
            <text:p>0,002645</text:p>
          </table:table-cell>
          <table:table-cell office:value-type="float" office:value="1.25806">
            <text:p>1,25806</text:p>
          </table:table-cell>
          <table:table-cell/>
          <table:table-cell table:style-name="Default" office:value-type="float" office:value="4.56049">
            <text:p>4,56049</text:p>
          </table:table-cell>
          <table:table-cell table:style-name="Default" office:value-type="float" office:value="8.77367">
            <text:p>8,77367</text:p>
          </table:table-cell>
        </table:table-row>
        <table:table-row table:style-name="ro2">
          <table:table-cell office:value-type="string">
            <text:p>CL_04_100_06.TXT</text:p>
          </table:table-cell>
          <table:table-cell office:value-type="float" office:value="0.002529">
            <text:p>0,002529</text:p>
          </table:table-cell>
          <table:table-cell office:value-type="float" office:value="1.22494">
            <text:p>1,22494</text:p>
          </table:table-cell>
          <table:table-cell/>
          <table:table-cell table:style-name="Default" office:value-type="float" office:value="4.57776">
            <text:p>4,57776</text:p>
          </table:table-cell>
          <table:table-cell table:style-name="Default" office:value-type="float" office:value="8.53476">
            <text:p>8,53476</text:p>
          </table:table-cell>
        </table:table-row>
        <table:table-row table:style-name="ro2">
          <table:table-cell office:value-type="string">
            <text:p>CL_04_100_07.TXT</text:p>
          </table:table-cell>
          <table:table-cell office:value-type="float" office:value="0.002453">
            <text:p>0,002453</text:p>
          </table:table-cell>
          <table:table-cell office:value-type="float" office:value="1.10305">
            <text:p>1,10305</text:p>
          </table:table-cell>
          <table:table-cell/>
          <table:table-cell table:style-name="Default" office:value-type="float" office:value="4.53747">
            <text:p>4,53747</text:p>
          </table:table-cell>
          <table:table-cell table:style-name="Default" office:value-type="float" office:value="8.95693">
            <text:p>8,95693</text:p>
          </table:table-cell>
        </table:table-row>
        <table:table-row table:style-name="ro2">
          <table:table-cell office:value-type="string">
            <text:p>CL_04_100_08.TXT</text:p>
          </table:table-cell>
          <table:table-cell office:value-type="float" office:value="0.002166">
            <text:p>0,002166</text:p>
          </table:table-cell>
          <table:table-cell office:value-type="float" office:value="1.13021">
            <text:p>1,13021</text:p>
          </table:table-cell>
          <table:table-cell/>
          <table:table-cell table:style-name="Default" office:value-type="float" office:value="4.48894">
            <text:p>4,48894</text:p>
          </table:table-cell>
          <table:table-cell table:style-name="Default" office:value-type="float" office:value="8.54381">
            <text:p>8,54381</text:p>
          </table:table-cell>
        </table:table-row>
        <table:table-row table:style-name="ro2">
          <table:table-cell office:value-type="string">
            <text:p>CL_04_100_09.TXT</text:p>
          </table:table-cell>
          <table:table-cell office:value-type="float" office:value="0.002117">
            <text:p>0,002117</text:p>
          </table:table-cell>
          <table:table-cell office:value-type="float" office:value="1.00921">
            <text:p>1,00921</text:p>
          </table:table-cell>
          <table:table-cell/>
          <table:table-cell table:style-name="Default" office:value-type="float" office:value="4.42831">
            <text:p>4,42831</text:p>
          </table:table-cell>
          <table:table-cell table:style-name="Default" office:value-type="float" office:value="8.94834">
            <text:p>8,94834</text:p>
          </table:table-cell>
        </table:table-row>
        <table:table-row table:style-name="ro2">
          <table:table-cell office:value-type="string">
            <text:p>CL_04_100_10.TXT</text:p>
          </table:table-cell>
          <table:table-cell office:value-type="float" office:value="0.002142">
            <text:p>0,002142</text:p>
          </table:table-cell>
          <table:table-cell office:value-type="float" office:value="1.09253">
            <text:p>1,09253</text:p>
          </table:table-cell>
          <table:table-cell/>
          <table:table-cell table:style-name="Default" office:value-type="float" office:value="4.45136">
            <text:p>4,45136</text:p>
          </table:table-cell>
          <table:table-cell table:style-name="Default" office:value-type="float" office:value="8.52225">
            <text:p>8,52225</text:p>
          </table:table-cell>
        </table:table-row>
        <table:table-row table:style-name="ro2">
          <table:table-cell office:value-type="string">
            <text:p>CL_04_200_01.TXT</text:p>
          </table:table-cell>
          <table:table-cell office:value-type="float" office:value="0.016748">
            <text:p>0,016748</text:p>
          </table:table-cell>
          <table:table-cell office:value-type="float" office:value="2.73363">
            <text:p>2,73363</text:p>
          </table:table-cell>
          <table:table-cell/>
          <table:table-cell table:style-name="Default" office:value-type="float" office:value="26.9624">
            <text:p>26,9624</text:p>
          </table:table-cell>
          <table:table-cell table:style-name="Default" office:value-type="float" office:value="51.381">
            <text:p>51,381</text:p>
          </table:table-cell>
        </table:table-row>
        <table:table-row table:style-name="ro2">
          <table:table-cell office:value-type="string">
            <text:p>CL_04_200_02.TXT</text:p>
          </table:table-cell>
          <table:table-cell office:value-type="float" office:value="0.014326">
            <text:p>0,014326</text:p>
          </table:table-cell>
          <table:table-cell office:value-type="float" office:value="2.87898">
            <text:p>2,87898</text:p>
          </table:table-cell>
          <table:table-cell/>
          <table:table-cell table:style-name="Default" office:value-type="float" office:value="26.6481">
            <text:p>26,6481</text:p>
          </table:table-cell>
          <table:table-cell table:style-name="Default" office:value-type="float" office:value="49.0445">
            <text:p>49,0445</text:p>
          </table:table-cell>
        </table:table-row>
        <table:table-row table:style-name="ro2">
          <table:table-cell office:value-type="string">
            <text:p>CL_04_200_03.TXT</text:p>
          </table:table-cell>
          <table:table-cell office:value-type="float" office:value="0.01502">
            <text:p>0,01502</text:p>
          </table:table-cell>
          <table:table-cell office:value-type="float" office:value="2.84672">
            <text:p>2,84672</text:p>
          </table:table-cell>
          <table:table-cell/>
          <table:table-cell table:style-name="Default" office:value-type="float" office:value="26.9158">
            <text:p>26,9158</text:p>
          </table:table-cell>
          <table:table-cell table:style-name="Default" office:value-type="float" office:value="51.2293">
            <text:p>51,2293</text:p>
          </table:table-cell>
        </table:table-row>
        <table:table-row table:style-name="ro2">
          <table:table-cell office:value-type="string">
            <text:p>CL_04_200_04.TXT</text:p>
          </table:table-cell>
          <table:table-cell office:value-type="float" office:value="0.014855">
            <text:p>0,014855</text:p>
          </table:table-cell>
          <table:table-cell office:value-type="float" office:value="2.92106">
            <text:p>2,92106</text:p>
          </table:table-cell>
          <table:table-cell/>
          <table:table-cell table:style-name="Default" office:value-type="float" office:value="26.6285">
            <text:p>26,6285</text:p>
          </table:table-cell>
          <table:table-cell table:style-name="Default" office:value-type="float" office:value="48.7083">
            <text:p>48,7083</text:p>
          </table:table-cell>
        </table:table-row>
        <table:table-row table:style-name="ro2">
          <table:table-cell office:value-type="string">
            <text:p>CL_04_200_05.TXT</text:p>
          </table:table-cell>
          <table:table-cell office:value-type="float" office:value="0.017343">
            <text:p>0,017343</text:p>
          </table:table-cell>
          <table:table-cell office:value-type="float" office:value="2.83996">
            <text:p>2,83996</text:p>
          </table:table-cell>
          <table:table-cell/>
          <table:table-cell table:style-name="Default" office:value-type="float" office:value="26.9828">
            <text:p>26,9828</text:p>
          </table:table-cell>
          <table:table-cell table:style-name="Default" office:value-type="float" office:value="51.1753">
            <text:p>51,1753</text:p>
          </table:table-cell>
        </table:table-row>
        <table:table-row table:style-name="ro2">
          <table:table-cell office:value-type="string">
            <text:p>CL_04_200_06.TXT</text:p>
          </table:table-cell>
          <table:table-cell office:value-type="float" office:value="0.015658">
            <text:p>0,015658</text:p>
          </table:table-cell>
          <table:table-cell office:value-type="float" office:value="2.92896">
            <text:p>2,92896</text:p>
          </table:table-cell>
          <table:table-cell/>
          <table:table-cell table:style-name="Default" office:value-type="float" office:value="26.7228">
            <text:p>26,7228</text:p>
          </table:table-cell>
          <table:table-cell table:style-name="Default" office:value-type="float" office:value="49.2138">
            <text:p>49,2138</text:p>
          </table:table-cell>
        </table:table-row>
        <table:table-row table:style-name="ro2">
          <table:table-cell office:value-type="string">
            <text:p>CL_04_200_07.TXT</text:p>
          </table:table-cell>
          <table:table-cell office:value-type="float" office:value="0.015574">
            <text:p>0,015574</text:p>
          </table:table-cell>
          <table:table-cell office:value-type="float" office:value="3.07052">
            <text:p>3,07052</text:p>
          </table:table-cell>
          <table:table-cell/>
          <table:table-cell table:style-name="Default" office:value-type="float" office:value="26.9731">
            <text:p>26,9731</text:p>
          </table:table-cell>
          <table:table-cell table:style-name="Default" office:value-type="float" office:value="52.0241">
            <text:p>52,0241</text:p>
          </table:table-cell>
        </table:table-row>
        <table:table-row table:style-name="ro2">
          <table:table-cell office:value-type="string">
            <text:p>CL_04_200_08.TXT</text:p>
          </table:table-cell>
          <table:table-cell office:value-type="float" office:value="0.015587">
            <text:p>0,015587</text:p>
          </table:table-cell>
          <table:table-cell office:value-type="float" office:value="3.09115">
            <text:p>3,09115</text:p>
          </table:table-cell>
          <table:table-cell/>
          <table:table-cell table:style-name="Default" office:value-type="float" office:value="27.8286">
            <text:p>27,8286</text:p>
          </table:table-cell>
          <table:table-cell table:style-name="Default" office:value-type="float" office:value="50.9075">
            <text:p>50,9075</text:p>
          </table:table-cell>
        </table:table-row>
        <table:table-row table:style-name="ro2">
          <table:table-cell office:value-type="string">
            <text:p>CL_04_200_09.TXT</text:p>
          </table:table-cell>
          <table:table-cell office:value-type="float" office:value="0.018628">
            <text:p>0,018628</text:p>
          </table:table-cell>
          <table:table-cell office:value-type="float" office:value="3.12925">
            <text:p>3,12925</text:p>
          </table:table-cell>
          <table:table-cell/>
          <table:table-cell table:style-name="Default" office:value-type="float" office:value="28.0855">
            <text:p>28,0855</text:p>
          </table:table-cell>
          <table:table-cell table:style-name="Default" office:value-type="float" office:value="53.2173">
            <text:p>53,2173</text:p>
          </table:table-cell>
        </table:table-row>
        <table:table-row table:style-name="ro2">
          <table:table-cell office:value-type="string">
            <text:p>CL_04_200_10.TXT</text:p>
          </table:table-cell>
          <table:table-cell office:value-type="float" office:value="0.016779">
            <text:p>0,016779</text:p>
          </table:table-cell>
          <table:table-cell office:value-type="float" office:value="3.25703">
            <text:p>3,25703</text:p>
          </table:table-cell>
          <table:table-cell/>
          <table:table-cell table:style-name="Default" office:value-type="float" office:value="27.9093">
            <text:p>27,9093</text:p>
          </table:table-cell>
          <table:table-cell table:style-name="Default" office:value-type="float" office:value="51.3984">
            <text:p>51,3984</text:p>
          </table:table-cell>
        </table:table-row>
        <table:table-row table:style-name="ro2">
          <table:table-cell office:value-type="string">
            <text:p>CL_04_25_01.TXT</text:p>
          </table:table-cell>
          <table:table-cell office:value-type="float" office:value="0.000151">
            <text:p>0,000151</text:p>
          </table:table-cell>
          <table:table-cell office:value-type="float" office:value="0.167686">
            <text:p>0,167686</text:p>
          </table:table-cell>
          <table:table-cell/>
          <table:table-cell table:style-name="Default" office:value-type="float" office:value="0.224014">
            <text:p>0,224014</text:p>
          </table:table-cell>
          <table:table-cell table:style-name="Default" office:value-type="float" office:value="0.360425">
            <text:p>0,360425</text:p>
          </table:table-cell>
        </table:table-row>
        <table:table-row table:style-name="ro2">
          <table:table-cell office:value-type="string">
            <text:p>CL_04_25_02.TXT</text:p>
          </table:table-cell>
          <table:table-cell office:value-type="float" office:value="0.000145">
            <text:p>0,000145</text:p>
          </table:table-cell>
          <table:table-cell office:value-type="float" office:value="0.150365">
            <text:p>0,150365</text:p>
          </table:table-cell>
          <table:table-cell/>
          <table:table-cell table:style-name="Default" office:value-type="float" office:value="0.222603">
            <text:p>0,222603</text:p>
          </table:table-cell>
          <table:table-cell table:style-name="Default" office:value-type="float" office:value="0.395456">
            <text:p>0,395456</text:p>
          </table:table-cell>
        </table:table-row>
        <table:table-row table:style-name="ro2">
          <table:table-cell office:value-type="string">
            <text:p>CL_04_25_03.TXT</text:p>
          </table:table-cell>
          <table:table-cell office:value-type="float" office:value="0.000109">
            <text:p>0,000109</text:p>
          </table:table-cell>
          <table:table-cell office:value-type="float" office:value="0.95209">
            <text:p>0,95209</text:p>
          </table:table-cell>
          <table:table-cell/>
          <table:table-cell table:style-name="Default" office:value-type="float" office:value="0.211294">
            <text:p>0,211294</text:p>
          </table:table-cell>
          <table:table-cell table:style-name="Default" office:value-type="float" office:value="0.333672">
            <text:p>0,333672</text:p>
          </table:table-cell>
        </table:table-row>
        <table:table-row table:style-name="ro2">
          <table:table-cell office:value-type="string">
            <text:p>CL_04_25_04.TXT</text:p>
          </table:table-cell>
          <table:table-cell office:value-type="float" office:value="0.000131">
            <text:p>0,000131</text:p>
          </table:table-cell>
          <table:table-cell office:value-type="float" office:value="0.112329">
            <text:p>0,112329</text:p>
          </table:table-cell>
          <table:table-cell/>
          <table:table-cell table:style-name="Default" office:value-type="float" office:value="0.216017">
            <text:p>0,216017</text:p>
          </table:table-cell>
          <table:table-cell table:style-name="Default" office:value-type="float" office:value="0.378455">
            <text:p>0,378455</text:p>
          </table:table-cell>
        </table:table-row>
        <table:table-row table:style-name="ro2">
          <table:table-cell office:value-type="string">
            <text:p>CL_04_25_05.TXT</text:p>
          </table:table-cell>
          <table:table-cell office:value-type="float" office:value="0.000105">
            <text:p>0,000105</text:p>
          </table:table-cell>
          <table:table-cell office:value-type="float" office:value="0.150811">
            <text:p>0,150811</text:p>
          </table:table-cell>
          <table:table-cell/>
          <table:table-cell table:style-name="Default" office:value-type="float" office:value="0.217932">
            <text:p>0,217932</text:p>
          </table:table-cell>
          <table:table-cell table:style-name="Default" office:value-type="float" office:value="0.356289">
            <text:p>0,356289</text:p>
          </table:table-cell>
        </table:table-row>
        <table:table-row table:style-name="ro2">
          <table:table-cell office:value-type="string">
            <text:p>CL_04_25_06.TXT</text:p>
          </table:table-cell>
          <table:table-cell office:value-type="float" office:value="0.000129">
            <text:p>0,000129</text:p>
          </table:table-cell>
          <table:table-cell office:value-type="float" office:value="0.121969">
            <text:p>0,121969</text:p>
          </table:table-cell>
          <table:table-cell/>
          <table:table-cell table:style-name="Default" office:value-type="float" office:value="0.219592">
            <text:p>0,219592</text:p>
          </table:table-cell>
          <table:table-cell table:style-name="Default" office:value-type="float" office:value="0.379861">
            <text:p>0,379861</text:p>
          </table:table-cell>
        </table:table-row>
        <table:table-row table:style-name="ro2">
          <table:table-cell office:value-type="string">
            <text:p>CL_04_25_07.TXT</text:p>
          </table:table-cell>
          <table:table-cell office:value-type="float" office:value="0.000132">
            <text:p>0,000132</text:p>
          </table:table-cell>
          <table:table-cell office:value-type="float" office:value="0.117384">
            <text:p>0,117384</text:p>
          </table:table-cell>
          <table:table-cell/>
          <table:table-cell table:style-name="Default" office:value-type="float" office:value="0.215647">
            <text:p>0,215647</text:p>
          </table:table-cell>
          <table:table-cell table:style-name="Default" office:value-type="float" office:value="0.395097">
            <text:p>0,395097</text:p>
          </table:table-cell>
        </table:table-row>
        <table:table-row table:style-name="ro2">
          <table:table-cell office:value-type="string">
            <text:p>CL_04_25_08.TXT</text:p>
          </table:table-cell>
          <table:table-cell office:value-type="float" office:value="0.000149">
            <text:p>0,000149</text:p>
          </table:table-cell>
          <table:table-cell office:value-type="float" office:value="0.7842">
            <text:p>0,7842</text:p>
          </table:table-cell>
          <table:table-cell/>
          <table:table-cell table:style-name="Default" office:value-type="float" office:value="0.220068">
            <text:p>0,220068</text:p>
          </table:table-cell>
          <table:table-cell table:style-name="Default" office:value-type="float" office:value="0.466874">
            <text:p>0,466874</text:p>
          </table:table-cell>
        </table:table-row>
        <table:table-row table:style-name="ro2">
          <table:table-cell office:value-type="string">
            <text:p>CL_04_25_09.TXT</text:p>
          </table:table-cell>
          <table:table-cell office:value-type="float" office:value="0.00011">
            <text:p>0,00011</text:p>
          </table:table-cell>
          <table:table-cell office:value-type="float" office:value="0.71676">
            <text:p>0,71676</text:p>
          </table:table-cell>
          <table:table-cell/>
          <table:table-cell table:style-name="Default" office:value-type="float" office:value="0.212753">
            <text:p>0,212753</text:p>
          </table:table-cell>
          <table:table-cell table:style-name="Default" office:value-type="float" office:value="0.423119">
            <text:p>0,423119</text:p>
          </table:table-cell>
        </table:table-row>
        <table:table-row table:style-name="ro2">
          <table:table-cell office:value-type="string">
            <text:p>CL_04_25_10.TXT</text:p>
          </table:table-cell>
          <table:table-cell office:value-type="float" office:value="0.000127">
            <text:p>0,000127</text:p>
          </table:table-cell>
          <table:table-cell office:value-type="float" office:value="0.90892">
            <text:p>0,90892</text:p>
          </table:table-cell>
          <table:table-cell/>
          <table:table-cell table:style-name="Default" office:value-type="float" office:value="0.224556">
            <text:p>0,224556</text:p>
          </table:table-cell>
          <table:table-cell table:style-name="Default" office:value-type="float" office:value="0.490612">
            <text:p>0,490612</text:p>
          </table:table-cell>
        </table:table-row>
        <table:table-row table:style-name="ro2">
          <table:table-cell office:value-type="string">
            <text:p>CL_04_50_01.TXT</text:p>
          </table:table-cell>
          <table:table-cell office:value-type="float" office:value="0.00044">
            <text:p>0,00044</text:p>
          </table:table-cell>
          <table:table-cell office:value-type="float" office:value="0.42626">
            <text:p>0,42626</text:p>
          </table:table-cell>
          <table:table-cell/>
          <table:table-cell table:style-name="Default" office:value-type="float" office:value="0.882102">
            <text:p>0,882102</text:p>
          </table:table-cell>
          <table:table-cell table:style-name="Default" office:value-type="float" office:value="1.79303">
            <text:p>1,79303</text:p>
          </table:table-cell>
        </table:table-row>
        <table:table-row table:style-name="ro2">
          <table:table-cell office:value-type="string">
            <text:p>CL_04_50_02.TXT</text:p>
          </table:table-cell>
          <table:table-cell office:value-type="float" office:value="0.000477">
            <text:p>0,000477</text:p>
          </table:table-cell>
          <table:table-cell office:value-type="float" office:value="0.492314">
            <text:p>0,492314</text:p>
          </table:table-cell>
          <table:table-cell/>
          <table:table-cell table:style-name="Default" office:value-type="float" office:value="0.891162">
            <text:p>0,891162</text:p>
          </table:table-cell>
          <table:table-cell table:style-name="Default" office:value-type="float" office:value="1.81006">
            <text:p>1,81006</text:p>
          </table:table-cell>
        </table:table-row>
        <table:table-row table:style-name="ro2">
          <table:table-cell office:value-type="string">
            <text:p>CL_04_50_03.TXT</text:p>
          </table:table-cell>
          <table:table-cell office:value-type="float" office:value="0.000405">
            <text:p>0,000405</text:p>
          </table:table-cell>
          <table:table-cell office:value-type="float" office:value="0.510323">
            <text:p>0,510323</text:p>
          </table:table-cell>
          <table:table-cell/>
          <table:table-cell table:style-name="Default" office:value-type="float" office:value="0.904649">
            <text:p>0,904649</text:p>
          </table:table-cell>
          <table:table-cell table:style-name="Default" office:value-type="float" office:value="1.78684">
            <text:p>1,78684</text:p>
          </table:table-cell>
        </table:table-row>
        <table:table-row table:style-name="ro2">
          <table:table-cell office:value-type="string">
            <text:p>CL_04_50_04.TXT</text:p>
          </table:table-cell>
          <table:table-cell office:value-type="float" office:value="0.000458">
            <text:p>0,000458</text:p>
          </table:table-cell>
          <table:table-cell office:value-type="float" office:value="0.492998">
            <text:p>0,492998</text:p>
          </table:table-cell>
          <table:table-cell/>
          <table:table-cell table:style-name="Default" office:value-type="float" office:value="0.904811">
            <text:p>0,904811</text:p>
          </table:table-cell>
          <table:table-cell table:style-name="Default" office:value-type="float" office:value="1.86373">
            <text:p>1,86373</text:p>
          </table:table-cell>
        </table:table-row>
        <table:table-row table:style-name="ro2">
          <table:table-cell office:value-type="string">
            <text:p>CL_04_50_05.TXT</text:p>
          </table:table-cell>
          <table:table-cell office:value-type="float" office:value="0.000465">
            <text:p>0,000465</text:p>
          </table:table-cell>
          <table:table-cell office:value-type="float" office:value="0.488694">
            <text:p>0,488694</text:p>
          </table:table-cell>
          <table:table-cell/>
          <table:table-cell table:style-name="Default" office:value-type="float" office:value="0.89795">
            <text:p>0,89795</text:p>
          </table:table-cell>
          <table:table-cell table:style-name="Default" office:value-type="float" office:value="1.80772">
            <text:p>1,80772</text:p>
          </table:table-cell>
        </table:table-row>
        <table:table-row table:style-name="ro2">
          <table:table-cell office:value-type="string">
            <text:p>CL_04_50_06.TXT</text:p>
          </table:table-cell>
          <table:table-cell office:value-type="float" office:value="0.000452">
            <text:p>0,000452</text:p>
          </table:table-cell>
          <table:table-cell office:value-type="float" office:value="0.583732">
            <text:p>0,583732</text:p>
          </table:table-cell>
          <table:table-cell/>
          <table:table-cell table:style-name="Default" office:value-type="float" office:value="0.930021">
            <text:p>0,930021</text:p>
          </table:table-cell>
          <table:table-cell table:style-name="Default" office:value-type="float" office:value="1.90049">
            <text:p>1,90049</text:p>
          </table:table-cell>
        </table:table-row>
        <table:table-row table:style-name="ro2">
          <table:table-cell office:value-type="string">
            <text:p>CL_04_50_07.TXT</text:p>
          </table:table-cell>
          <table:table-cell office:value-type="float" office:value="0.000446">
            <text:p>0,000446</text:p>
          </table:table-cell>
          <table:table-cell office:value-type="float" office:value="0.546817">
            <text:p>0,546817</text:p>
          </table:table-cell>
          <table:table-cell/>
          <table:table-cell table:style-name="Default" office:value-type="float" office:value="0.918851">
            <text:p>0,918851</text:p>
          </table:table-cell>
          <table:table-cell table:style-name="Default" office:value-type="float" office:value="1.93513">
            <text:p>1,93513</text:p>
          </table:table-cell>
        </table:table-row>
        <table:table-row table:style-name="ro2">
          <table:table-cell office:value-type="string">
            <text:p>CL_04_50_08.TXT</text:p>
          </table:table-cell>
          <table:table-cell office:value-type="float" office:value="0.000453">
            <text:p>0,000453</text:p>
          </table:table-cell>
          <table:table-cell office:value-type="float" office:value="0.61357">
            <text:p>0,61357</text:p>
          </table:table-cell>
          <table:table-cell/>
          <table:table-cell table:style-name="Default" office:value-type="float" office:value="0.934561">
            <text:p>0,934561</text:p>
          </table:table-cell>
          <table:table-cell table:style-name="Default" office:value-type="float" office:value="1.89965">
            <text:p>1,89965</text:p>
          </table:table-cell>
        </table:table-row>
        <table:table-row table:style-name="ro2">
          <table:table-cell office:value-type="string">
            <text:p>CL_04_50_09.TXT</text:p>
          </table:table-cell>
          <table:table-cell office:value-type="float" office:value="0.00043">
            <text:p>0,00043</text:p>
          </table:table-cell>
          <table:table-cell office:value-type="float" office:value="0.583549">
            <text:p>0,583549</text:p>
          </table:table-cell>
          <table:table-cell/>
          <table:table-cell table:style-name="Default" office:value-type="float" office:value="0.918677">
            <text:p>0,918677</text:p>
          </table:table-cell>
          <table:table-cell table:style-name="Default" office:value-type="float" office:value="1.92545">
            <text:p>1,92545</text:p>
          </table:table-cell>
        </table:table-row>
        <table:table-row table:style-name="ro2">
          <table:table-cell office:value-type="string">
            <text:p>CL_04_50_10.TXT</text:p>
          </table:table-cell>
          <table:table-cell office:value-type="float" office:value="0.000444">
            <text:p>0,000444</text:p>
          </table:table-cell>
          <table:table-cell office:value-type="float" office:value="0.590323">
            <text:p>0,590323</text:p>
          </table:table-cell>
          <table:table-cell/>
          <table:table-cell table:style-name="Default" office:value-type="float" office:value="0.933382">
            <text:p>0,933382</text:p>
          </table:table-cell>
          <table:table-cell table:style-name="Default" office:value-type="float" office:value="1.88617">
            <text:p>1,88617</text:p>
          </table:table-cell>
        </table:table-row>
        <table:table-row table:style-name="ro2">
          <table:table-cell office:value-type="string">
            <text:p>CL_05_100_01.TXT</text:p>
          </table:table-cell>
          <table:table-cell office:value-type="float" office:value="0.001102">
            <text:p>0,001102</text:p>
          </table:table-cell>
          <table:table-cell office:value-type="float" office:value="1.95664">
            <text:p>1,95664</text:p>
          </table:table-cell>
          <table:table-cell/>
          <table:table-cell table:style-name="Default" office:value-type="float" office:value="3.40074">
            <text:p>3,40074</text:p>
          </table:table-cell>
          <table:table-cell table:style-name="Default" office:value-type="float" office:value="6.87547">
            <text:p>6,87547</text:p>
          </table:table-cell>
        </table:table-row>
        <table:table-row table:style-name="ro2">
          <table:table-cell office:value-type="string">
            <text:p>CL_05_100_02.TXT</text:p>
          </table:table-cell>
          <table:table-cell office:value-type="float" office:value="0.001387">
            <text:p>0,001387</text:p>
          </table:table-cell>
          <table:table-cell office:value-type="float" office:value="2.02603">
            <text:p>2,02603</text:p>
          </table:table-cell>
          <table:table-cell/>
          <table:table-cell table:style-name="Default" office:value-type="float" office:value="3.37496">
            <text:p>3,37496</text:p>
          </table:table-cell>
          <table:table-cell table:style-name="Default" office:value-type="float" office:value="6.77083">
            <text:p>6,77083</text:p>
          </table:table-cell>
        </table:table-row>
        <table:table-row table:style-name="ro2">
          <table:table-cell office:value-type="string">
            <text:p>CL_05_100_03.TXT</text:p>
          </table:table-cell>
          <table:table-cell office:value-type="float" office:value="0.001335">
            <text:p>0,001335</text:p>
          </table:table-cell>
          <table:table-cell office:value-type="float" office:value="2.0457">
            <text:p>2,0457</text:p>
          </table:table-cell>
          <table:table-cell/>
          <table:table-cell table:style-name="Default" office:value-type="float" office:value="3.41644">
            <text:p>3,41644</text:p>
          </table:table-cell>
          <table:table-cell table:style-name="Default" office:value-type="float" office:value="6.88918">
            <text:p>6,88918</text:p>
          </table:table-cell>
        </table:table-row>
        <table:table-row table:style-name="ro2">
          <table:table-cell office:value-type="string">
            <text:p>CL_05_100_04.TXT</text:p>
          </table:table-cell>
          <table:table-cell office:value-type="float" office:value="0.001238">
            <text:p>0,001238</text:p>
          </table:table-cell>
          <table:table-cell office:value-type="float" office:value="1.7904">
            <text:p>1,7904</text:p>
          </table:table-cell>
          <table:table-cell/>
          <table:table-cell table:style-name="Default" office:value-type="float" office:value="3.33401">
            <text:p>3,33401</text:p>
          </table:table-cell>
          <table:table-cell table:style-name="Default" office:value-type="float" office:value="6.8696">
            <text:p>6,8696</text:p>
          </table:table-cell>
        </table:table-row>
        <table:table-row table:style-name="ro2">
          <table:table-cell office:value-type="string">
            <text:p>CL_05_100_05.TXT</text:p>
          </table:table-cell>
          <table:table-cell office:value-type="float" office:value="0.001574">
            <text:p>0,001574</text:p>
          </table:table-cell>
          <table:table-cell office:value-type="float" office:value="1.84819">
            <text:p>1,84819</text:p>
          </table:table-cell>
          <table:table-cell/>
          <table:table-cell table:style-name="Default" office:value-type="float" office:value="3.38344">
            <text:p>3,38344</text:p>
          </table:table-cell>
          <table:table-cell table:style-name="Default" office:value-type="float" office:value="6.8708">
            <text:p>6,8708</text:p>
          </table:table-cell>
        </table:table-row>
        <table:table-row table:style-name="ro2">
          <table:table-cell office:value-type="string">
            <text:p>CL_05_100_06.TXT</text:p>
          </table:table-cell>
          <table:table-cell office:value-type="float" office:value="0.001164">
            <text:p>0,001164</text:p>
          </table:table-cell>
          <table:table-cell office:value-type="float" office:value="1.87877">
            <text:p>1,87877</text:p>
          </table:table-cell>
          <table:table-cell/>
          <table:table-cell table:style-name="Default" office:value-type="float" office:value="3.37667">
            <text:p>3,37667</text:p>
          </table:table-cell>
          <table:table-cell table:style-name="Default" office:value-type="float" office:value="6.91231">
            <text:p>6,91231</text:p>
          </table:table-cell>
        </table:table-row>
        <table:table-row table:style-name="ro2">
          <table:table-cell office:value-type="string">
            <text:p>CL_05_100_07.TXT</text:p>
          </table:table-cell>
          <table:table-cell office:value-type="float" office:value="0.001551">
            <text:p>0,001551</text:p>
          </table:table-cell>
          <table:table-cell office:value-type="float" office:value="2.01837">
            <text:p>2,01837</text:p>
          </table:table-cell>
          <table:table-cell/>
          <table:table-cell table:style-name="Default" office:value-type="float" office:value="3.42958">
            <text:p>3,42958</text:p>
          </table:table-cell>
          <table:table-cell table:style-name="Default" office:value-type="float" office:value="6.95782">
            <text:p>6,95782</text:p>
          </table:table-cell>
        </table:table-row>
        <table:table-row table:style-name="ro2">
          <table:table-cell office:value-type="string">
            <text:p>CL_05_100_08.TXT</text:p>
          </table:table-cell>
          <table:table-cell office:value-type="float" office:value="0.001353">
            <text:p>0,001353</text:p>
          </table:table-cell>
          <table:table-cell office:value-type="float" office:value="2.01939">
            <text:p>2,01939</text:p>
          </table:table-cell>
          <table:table-cell/>
          <table:table-cell table:style-name="Default" office:value-type="float" office:value="3.43104">
            <text:p>3,43104</text:p>
          </table:table-cell>
          <table:table-cell table:style-name="Default" office:value-type="float" office:value="7.21704">
            <text:p>7,21704</text:p>
          </table:table-cell>
        </table:table-row>
        <table:table-row table:style-name="ro2">
          <table:table-cell office:value-type="string">
            <text:p>CL_05_100_09.TXT</text:p>
          </table:table-cell>
          <table:table-cell office:value-type="float" office:value="0.001333">
            <text:p>0,001333</text:p>
          </table:table-cell>
          <table:table-cell office:value-type="float" office:value="2.15801">
            <text:p>2,15801</text:p>
          </table:table-cell>
          <table:table-cell/>
          <table:table-cell table:style-name="Default" office:value-type="float" office:value="3.49555">
            <text:p>3,49555</text:p>
          </table:table-cell>
          <table:table-cell table:style-name="Default" office:value-type="float" office:value="7.27881">
            <text:p>7,27881</text:p>
          </table:table-cell>
        </table:table-row>
        <table:table-row table:style-name="ro2">
          <table:table-cell office:value-type="string">
            <text:p>CL_05_100_10.TXT</text:p>
          </table:table-cell>
          <table:table-cell office:value-type="float" office:value="0.001384">
            <text:p>0,001384</text:p>
          </table:table-cell>
          <table:table-cell office:value-type="float" office:value="2.01281">
            <text:p>2,01281</text:p>
          </table:table-cell>
          <table:table-cell/>
          <table:table-cell table:style-name="Default" office:value-type="float" office:value="3.46155">
            <text:p>3,46155</text:p>
          </table:table-cell>
          <table:table-cell table:style-name="Default" office:value-type="float" office:value="7.06111">
            <text:p>7,06111</text:p>
          </table:table-cell>
        </table:table-row>
        <table:table-row table:style-name="ro2">
          <table:table-cell office:value-type="string">
            <text:p>CL_05_200_01.TXT</text:p>
          </table:table-cell>
          <table:table-cell office:value-type="float" office:value="0.009596">
            <text:p>0,009596</text:p>
          </table:table-cell>
          <table:table-cell office:value-type="float" office:value="2.02397">
            <text:p>2,02397</text:p>
          </table:table-cell>
          <table:table-cell/>
          <table:table-cell table:style-name="Default" office:value-type="float" office:value="17.039">
            <text:p>17,039</text:p>
          </table:table-cell>
          <table:table-cell table:style-name="Default" office:value-type="float" office:value="40.8902">
            <text:p>40,8902</text:p>
          </table:table-cell>
        </table:table-row>
        <table:table-row table:style-name="ro2">
          <table:table-cell office:value-type="string">
            <text:p>CL_05_200_02.TXT</text:p>
          </table:table-cell>
          <table:table-cell office:value-type="float" office:value="0.007507">
            <text:p>0,007507</text:p>
          </table:table-cell>
          <table:table-cell office:value-type="float" office:value="7.4276">
            <text:p>7,4276</text:p>
          </table:table-cell>
          <table:table-cell/>
          <table:table-cell table:style-name="Default" office:value-type="float" office:value="19.3017">
            <text:p>19,3017</text:p>
          </table:table-cell>
          <table:table-cell table:style-name="Default" office:value-type="float" office:value="36.6469">
            <text:p>36,6469</text:p>
          </table:table-cell>
        </table:table-row>
        <table:table-row table:style-name="ro2">
          <table:table-cell office:value-type="string">
            <text:p>CL_05_200_03.TXT</text:p>
          </table:table-cell>
          <table:table-cell office:value-type="float" office:value="0.009509">
            <text:p>0,009509</text:p>
          </table:table-cell>
          <table:table-cell office:value-type="float" office:value="7.9582">
            <text:p>7,9582</text:p>
          </table:table-cell>
          <table:table-cell/>
          <table:table-cell table:style-name="Default" office:value-type="float" office:value="19.0931">
            <text:p>19,0931</text:p>
          </table:table-cell>
          <table:table-cell table:style-name="Default" office:value-type="float" office:value="38.7312">
            <text:p>38,7312</text:p>
          </table:table-cell>
        </table:table-row>
        <table:table-row table:style-name="ro2">
          <table:table-cell office:value-type="string">
            <text:p>CL_05_200_04.TXT</text:p>
          </table:table-cell>
          <table:table-cell office:value-type="float" office:value="0.008251">
            <text:p>0,008251</text:p>
          </table:table-cell>
          <table:table-cell office:value-type="float" office:value="7.45894">
            <text:p>7,45894</text:p>
          </table:table-cell>
          <table:table-cell/>
          <table:table-cell table:style-name="Default" office:value-type="float" office:value="19.2836">
            <text:p>19,2836</text:p>
          </table:table-cell>
          <table:table-cell table:style-name="Default" office:value-type="float" office:value="35.9116">
            <text:p>35,9116</text:p>
          </table:table-cell>
        </table:table-row>
        <table:table-row table:style-name="ro2">
          <table:table-cell office:value-type="string">
            <text:p>CL_05_200_05.TXT</text:p>
          </table:table-cell>
          <table:table-cell office:value-type="float" office:value="0.00958">
            <text:p>0,00958</text:p>
          </table:table-cell>
          <table:table-cell office:value-type="float" office:value="7.99953">
            <text:p>7,99953</text:p>
          </table:table-cell>
          <table:table-cell/>
          <table:table-cell table:style-name="Default" office:value-type="float" office:value="19.297">
            <text:p>19,297</text:p>
          </table:table-cell>
          <table:table-cell table:style-name="Default" office:value-type="float" office:value="38.2042">
            <text:p>38,2042</text:p>
          </table:table-cell>
        </table:table-row>
        <table:table-row table:style-name="ro2">
          <table:table-cell office:value-type="string">
            <text:p>CL_05_200_06.TXT</text:p>
          </table:table-cell>
          <table:table-cell office:value-type="float" office:value="0.008751">
            <text:p>0,008751</text:p>
          </table:table-cell>
          <table:table-cell office:value-type="float" office:value="7.31946">
            <text:p>7,31946</text:p>
          </table:table-cell>
          <table:table-cell/>
          <table:table-cell table:style-name="Default" office:value-type="float" office:value="19.2447">
            <text:p>19,2447</text:p>
          </table:table-cell>
          <table:table-cell table:style-name="Default" office:value-type="float" office:value="36.5926">
            <text:p>36,5926</text:p>
          </table:table-cell>
        </table:table-row>
        <table:table-row table:style-name="ro2">
          <table:table-cell office:value-type="string">
            <text:p>CL_05_200_07.TXT</text:p>
          </table:table-cell>
          <table:table-cell office:value-type="float" office:value="0.009098">
            <text:p>0,009098</text:p>
          </table:table-cell>
          <table:table-cell office:value-type="float" office:value="7.79326">
            <text:p>7,79326</text:p>
          </table:table-cell>
          <table:table-cell/>
          <table:table-cell table:style-name="Default" office:value-type="float" office:value="19.2053">
            <text:p>19,2053</text:p>
          </table:table-cell>
          <table:table-cell table:style-name="Default" office:value-type="float" office:value="39.2604">
            <text:p>39,2604</text:p>
          </table:table-cell>
        </table:table-row>
        <table:table-row table:style-name="ro2">
          <table:table-cell office:value-type="string">
            <text:p>CL_05_200_08.TXT</text:p>
          </table:table-cell>
          <table:table-cell office:value-type="float" office:value="0.008626">
            <text:p>0,008626</text:p>
          </table:table-cell>
          <table:table-cell office:value-type="float" office:value="7.39503">
            <text:p>7,39503</text:p>
          </table:table-cell>
          <table:table-cell/>
          <table:table-cell table:style-name="Default" office:value-type="float" office:value="19.1243">
            <text:p>19,1243</text:p>
          </table:table-cell>
          <table:table-cell table:style-name="Default" office:value-type="float" office:value="36.9254">
            <text:p>36,9254</text:p>
          </table:table-cell>
        </table:table-row>
        <table:table-row table:style-name="ro2">
          <table:table-cell office:value-type="string">
            <text:p>CL_05_200_09.TXT</text:p>
          </table:table-cell>
          <table:table-cell office:value-type="float" office:value="0.00903">
            <text:p>0,00903</text:p>
          </table:table-cell>
          <table:table-cell office:value-type="float" office:value="7.0439">
            <text:p>7,0439</text:p>
          </table:table-cell>
          <table:table-cell/>
          <table:table-cell table:style-name="Default" office:value-type="float" office:value="18.8839">
            <text:p>18,8839</text:p>
          </table:table-cell>
          <table:table-cell table:style-name="Default" office:value-type="float" office:value="40.605">
            <text:p>40,605</text:p>
          </table:table-cell>
        </table:table-row>
        <table:table-row table:style-name="ro2">
          <table:table-cell office:value-type="string">
            <text:p>CL_05_200_10.TXT</text:p>
          </table:table-cell>
          <table:table-cell office:value-type="float" office:value="0.008514">
            <text:p>0,008514</text:p>
          </table:table-cell>
          <table:table-cell office:value-type="float" office:value="6.31708">
            <text:p>6,31708</text:p>
          </table:table-cell>
          <table:table-cell/>
          <table:table-cell table:style-name="Default" office:value-type="float" office:value="18.8942">
            <text:p>18,8942</text:p>
          </table:table-cell>
          <table:table-cell table:style-name="Default" office:value-type="float" office:value="38.6771">
            <text:p>38,6771</text:p>
          </table:table-cell>
        </table:table-row>
        <table:table-row table:style-name="ro2">
          <table:table-cell office:value-type="string">
            <text:p>CL_05_25_01.TXT</text:p>
          </table:table-cell>
          <table:table-cell office:value-type="float" office:value="0.00011">
            <text:p>0,00011</text:p>
          </table:table-cell>
          <table:table-cell office:value-type="float" office:value="0.16032">
            <text:p>0,16032</text:p>
          </table:table-cell>
          <table:table-cell/>
          <table:table-cell table:style-name="Default" office:value-type="float" office:value="0.205885">
            <text:p>0,205885</text:p>
          </table:table-cell>
          <table:table-cell table:style-name="Default" office:value-type="float" office:value="0.244787">
            <text:p>0,244787</text:p>
          </table:table-cell>
        </table:table-row>
        <table:table-row table:style-name="ro2">
          <table:table-cell office:value-type="string">
            <text:p>CL_05_25_02.TXT</text:p>
          </table:table-cell>
          <table:table-cell office:value-type="string">
            <text:p>9,6e-05</text:p>
          </table:table-cell>
          <table:table-cell office:value-type="float" office:value="0.165068">
            <text:p>0,165068</text:p>
          </table:table-cell>
          <table:table-cell/>
          <table:table-cell table:style-name="Default" office:value-type="float" office:value="0.25993">
            <text:p>0,25993</text:p>
          </table:table-cell>
          <table:table-cell table:style-name="Default" office:value-type="float" office:value="0.288993">
            <text:p>0,288993</text:p>
          </table:table-cell>
        </table:table-row>
        <table:table-row table:style-name="ro2">
          <table:table-cell office:value-type="string">
            <text:p>CL_05_25_03.TXT</text:p>
          </table:table-cell>
          <table:table-cell office:value-type="float" office:value="0.000114">
            <text:p>0,000114</text:p>
          </table:table-cell>
          <table:table-cell office:value-type="float" office:value="0.157579">
            <text:p>0,157579</text:p>
          </table:table-cell>
          <table:table-cell/>
          <table:table-cell table:style-name="Default" office:value-type="float" office:value="0.213443">
            <text:p>0,213443</text:p>
          </table:table-cell>
          <table:table-cell table:style-name="Default" office:value-type="float" office:value="0.248694">
            <text:p>0,248694</text:p>
          </table:table-cell>
        </table:table-row>
        <table:table-row table:style-name="ro2">
          <table:table-cell office:value-type="string">
            <text:p>CL_05_25_04.TXT</text:p>
          </table:table-cell>
          <table:table-cell office:value-type="float" office:value="0.000111">
            <text:p>0,000111</text:p>
          </table:table-cell>
          <table:table-cell office:value-type="float" office:value="0.197008">
            <text:p>0,197008</text:p>
          </table:table-cell>
          <table:table-cell/>
          <table:table-cell table:style-name="Default" office:value-type="float" office:value="0.286467">
            <text:p>0,286467</text:p>
          </table:table-cell>
          <table:table-cell table:style-name="Default" office:value-type="float" office:value="0.286073">
            <text:p>0,286073</text:p>
          </table:table-cell>
        </table:table-row>
        <table:table-row table:style-name="ro2">
          <table:table-cell office:value-type="string">
            <text:p>CL_05_25_05.TXT</text:p>
          </table:table-cell>
          <table:table-cell office:value-type="float" office:value="0.00012">
            <text:p>0,00012</text:p>
          </table:table-cell>
          <table:table-cell office:value-type="float" office:value="0.132867">
            <text:p>0,132867</text:p>
          </table:table-cell>
          <table:table-cell/>
          <table:table-cell table:style-name="Default" office:value-type="float" office:value="0.203676">
            <text:p>0,203676</text:p>
          </table:table-cell>
          <table:table-cell table:style-name="Default" office:value-type="float" office:value="0.239377">
            <text:p>0,239377</text:p>
          </table:table-cell>
        </table:table-row>
        <table:table-row table:style-name="ro2">
          <table:table-cell office:value-type="string">
            <text:p>CL_05_25_06.TXT</text:p>
          </table:table-cell>
          <table:table-cell office:value-type="float" office:value="0.00011">
            <text:p>0,00011</text:p>
          </table:table-cell>
          <table:table-cell office:value-type="float" office:value="0.179429">
            <text:p>0,179429</text:p>
          </table:table-cell>
          <table:table-cell/>
          <table:table-cell table:style-name="Default" office:value-type="float" office:value="0.2365">
            <text:p>0,2365</text:p>
          </table:table-cell>
          <table:table-cell table:style-name="Default" office:value-type="float" office:value="0.273511">
            <text:p>0,273511</text:p>
          </table:table-cell>
        </table:table-row>
        <table:table-row table:style-name="ro2">
          <table:table-cell office:value-type="string">
            <text:p>CL_05_25_07.TXT</text:p>
          </table:table-cell>
          <table:table-cell office:value-type="float" office:value="0.000128">
            <text:p>0,000128</text:p>
          </table:table-cell>
          <table:table-cell office:value-type="float" office:value="0.163341">
            <text:p>0,163341</text:p>
          </table:table-cell>
          <table:table-cell/>
          <table:table-cell table:style-name="Default" office:value-type="float" office:value="0.213751">
            <text:p>0,213751</text:p>
          </table:table-cell>
          <table:table-cell table:style-name="Default" office:value-type="float" office:value="0.251651">
            <text:p>0,251651</text:p>
          </table:table-cell>
        </table:table-row>
        <table:table-row table:style-name="ro2">
          <table:table-cell office:value-type="string">
            <text:p>CL_05_25_08.TXT</text:p>
          </table:table-cell>
          <table:table-cell office:value-type="float" office:value="0.000135">
            <text:p>0,000135</text:p>
          </table:table-cell>
          <table:table-cell office:value-type="float" office:value="0.233127">
            <text:p>0,233127</text:p>
          </table:table-cell>
          <table:table-cell/>
          <table:table-cell table:style-name="Default" office:value-type="float" office:value="0.259051">
            <text:p>0,259051</text:p>
          </table:table-cell>
          <table:table-cell table:style-name="Default" office:value-type="float" office:value="0.297559">
            <text:p>0,297559</text:p>
          </table:table-cell>
        </table:table-row>
        <table:table-row table:style-name="ro2">
          <table:table-cell office:value-type="string">
            <text:p>CL_05_25_09.TXT</text:p>
          </table:table-cell>
          <table:table-cell office:value-type="float" office:value="0.000109">
            <text:p>0,000109</text:p>
          </table:table-cell>
          <table:table-cell office:value-type="float" office:value="0.184435">
            <text:p>0,184435</text:p>
          </table:table-cell>
          <table:table-cell/>
          <table:table-cell table:style-name="Default" office:value-type="float" office:value="0.222556">
            <text:p>0,222556</text:p>
          </table:table-cell>
          <table:table-cell table:style-name="Default" office:value-type="float" office:value="0.261247">
            <text:p>0,261247</text:p>
          </table:table-cell>
        </table:table-row>
        <table:table-row table:style-name="ro2">
          <table:table-cell office:value-type="string">
            <text:p>CL_05_25_10.TXT</text:p>
          </table:table-cell>
          <table:table-cell office:value-type="float" office:value="0.00012">
            <text:p>0,00012</text:p>
          </table:table-cell>
          <table:table-cell office:value-type="float" office:value="0.188687">
            <text:p>0,188687</text:p>
          </table:table-cell>
          <table:table-cell/>
          <table:table-cell table:style-name="Default" office:value-type="float" office:value="0.241642">
            <text:p>0,241642</text:p>
          </table:table-cell>
          <table:table-cell table:style-name="Default" office:value-type="float" office:value="0.279429">
            <text:p>0,279429</text:p>
          </table:table-cell>
        </table:table-row>
        <table:table-row table:style-name="ro2">
          <table:table-cell office:value-type="string">
            <text:p>CL_05_50_01.TXT</text:p>
          </table:table-cell>
          <table:table-cell office:value-type="float" office:value="0.000317">
            <text:p>0,000317</text:p>
          </table:table-cell>
          <table:table-cell office:value-type="float" office:value="0.300803">
            <text:p>0,300803</text:p>
          </table:table-cell>
          <table:table-cell/>
          <table:table-cell table:style-name="Default" office:value-type="float" office:value="0.695084">
            <text:p>0,695084</text:p>
          </table:table-cell>
          <table:table-cell table:style-name="Default" office:value-type="float" office:value="1.50655">
            <text:p>1,50655</text:p>
          </table:table-cell>
        </table:table-row>
        <table:table-row table:style-name="ro2">
          <table:table-cell office:value-type="string">
            <text:p>CL_05_50_02.TXT</text:p>
          </table:table-cell>
          <table:table-cell office:value-type="float" office:value="0.00025">
            <text:p>0,00025</text:p>
          </table:table-cell>
          <table:table-cell office:value-type="float" office:value="0.332788">
            <text:p>0,332788</text:p>
          </table:table-cell>
          <table:table-cell/>
          <table:table-cell table:style-name="Default" office:value-type="float" office:value="0.708195">
            <text:p>0,708195</text:p>
          </table:table-cell>
          <table:table-cell table:style-name="Default" office:value-type="float" office:value="1.39195">
            <text:p>1,39195</text:p>
          </table:table-cell>
        </table:table-row>
        <table:table-row table:style-name="ro2">
          <table:table-cell office:value-type="string">
            <text:p>CL_05_50_03.TXT</text:p>
          </table:table-cell>
          <table:table-cell office:value-type="float" office:value="0.000316">
            <text:p>0,000316</text:p>
          </table:table-cell>
          <table:table-cell office:value-type="float" office:value="0.353137">
            <text:p>0,353137</text:p>
          </table:table-cell>
          <table:table-cell/>
          <table:table-cell table:style-name="Default" office:value-type="float" office:value="0.715955">
            <text:p>0,715955</text:p>
          </table:table-cell>
          <table:table-cell table:style-name="Default" office:value-type="float" office:value="1.41292">
            <text:p>1,41292</text:p>
          </table:table-cell>
        </table:table-row>
        <table:table-row table:style-name="ro2">
          <table:table-cell office:value-type="string">
            <text:p>CL_05_50_04.TXT</text:p>
          </table:table-cell>
          <table:table-cell office:value-type="float" office:value="0.000317">
            <text:p>0,000317</text:p>
          </table:table-cell>
          <table:table-cell office:value-type="float" office:value="0.333424">
            <text:p>0,333424</text:p>
          </table:table-cell>
          <table:table-cell/>
          <table:table-cell table:style-name="Default" office:value-type="float" office:value="0.73185">
            <text:p>0,73185</text:p>
          </table:table-cell>
          <table:table-cell table:style-name="Default" office:value-type="float" office:value="1.44922">
            <text:p>1,44922</text:p>
          </table:table-cell>
        </table:table-row>
        <table:table-row table:style-name="ro2">
          <table:table-cell office:value-type="string">
            <text:p>CL_05_50_05.TXT</text:p>
          </table:table-cell>
          <table:table-cell office:value-type="float" office:value="0.000307">
            <text:p>0,000307</text:p>
          </table:table-cell>
          <table:table-cell office:value-type="float" office:value="0.329852">
            <text:p>0,329852</text:p>
          </table:table-cell>
          <table:table-cell/>
          <table:table-cell table:style-name="Default" office:value-type="float" office:value="0.714261">
            <text:p>0,714261</text:p>
          </table:table-cell>
          <table:table-cell table:style-name="Default" office:value-type="float" office:value="1.48583">
            <text:p>1,48583</text:p>
          </table:table-cell>
        </table:table-row>
        <table:table-row table:style-name="ro2">
          <table:table-cell office:value-type="string">
            <text:p>CL_05_50_06.TXT</text:p>
          </table:table-cell>
          <table:table-cell office:value-type="float" office:value="0.000315">
            <text:p>0,000315</text:p>
          </table:table-cell>
          <table:table-cell office:value-type="float" office:value="0.413047">
            <text:p>0,413047</text:p>
          </table:table-cell>
          <table:table-cell/>
          <table:table-cell table:style-name="Default" office:value-type="float" office:value="0.731504">
            <text:p>0,731504</text:p>
          </table:table-cell>
          <table:table-cell table:style-name="Default" office:value-type="float" office:value="1.43535">
            <text:p>1,43535</text:p>
          </table:table-cell>
        </table:table-row>
        <table:table-row table:style-name="ro2">
          <table:table-cell office:value-type="string">
            <text:p>CL_05_50_07.TXT</text:p>
          </table:table-cell>
          <table:table-cell office:value-type="float" office:value="0.000232">
            <text:p>0,000232</text:p>
          </table:table-cell>
          <table:table-cell office:value-type="float" office:value="0.401337">
            <text:p>0,401337</text:p>
          </table:table-cell>
          <table:table-cell/>
          <table:table-cell table:style-name="Default" office:value-type="float" office:value="0.731392">
            <text:p>0,731392</text:p>
          </table:table-cell>
          <table:table-cell table:style-name="Default" office:value-type="float" office:value="1.43937">
            <text:p>1,43937</text:p>
          </table:table-cell>
        </table:table-row>
        <table:table-row table:style-name="ro2">
          <table:table-cell office:value-type="string">
            <text:p>CL_05_50_08.TXT</text:p>
          </table:table-cell>
          <table:table-cell office:value-type="float" office:value="0.000328">
            <text:p>0,000328</text:p>
          </table:table-cell>
          <table:table-cell office:value-type="float" office:value="0.446608">
            <text:p>0,446608</text:p>
          </table:table-cell>
          <table:table-cell/>
          <table:table-cell table:style-name="Default" office:value-type="float" office:value="0.740641">
            <text:p>0,740641</text:p>
          </table:table-cell>
          <table:table-cell table:style-name="Default" office:value-type="float" office:value="1.4113">
            <text:p>1,4113</text:p>
          </table:table-cell>
        </table:table-row>
        <table:table-row table:style-name="ro2">
          <table:table-cell office:value-type="string">
            <text:p>CL_05_50_09.TXT</text:p>
          </table:table-cell>
          <table:table-cell office:value-type="float" office:value="0.00032">
            <text:p>0,00032</text:p>
          </table:table-cell>
          <table:table-cell office:value-type="float" office:value="0.444601">
            <text:p>0,444601</text:p>
          </table:table-cell>
          <table:table-cell/>
          <table:table-cell table:style-name="Default" office:value-type="float" office:value="0.730967">
            <text:p>0,730967</text:p>
          </table:table-cell>
          <table:table-cell table:style-name="Default" office:value-type="float" office:value="1.44855">
            <text:p>1,44855</text:p>
          </table:table-cell>
        </table:table-row>
        <table:table-row table:style-name="ro2">
          <table:table-cell office:value-type="string">
            <text:p>CL_05_50_10.TXT</text:p>
          </table:table-cell>
          <table:table-cell office:value-type="float" office:value="0.000249">
            <text:p>0,000249</text:p>
          </table:table-cell>
          <table:table-cell office:value-type="float" office:value="0.444382">
            <text:p>0,444382</text:p>
          </table:table-cell>
          <table:table-cell/>
          <table:table-cell table:style-name="Default" office:value-type="float" office:value="0.749299">
            <text:p>0,749299</text:p>
          </table:table-cell>
          <table:table-cell table:style-name="Default" office:value-type="float" office:value="1.43705">
            <text:p>1,43705</text:p>
          </table:table-cell>
        </table:table-row>
        <table:table-row table:style-name="ro2">
          <table:table-cell office:value-type="string">
            <text:p>CL_06_100_01.TXT</text:p>
          </table:table-cell>
          <table:table-cell office:value-type="float" office:value="0.00608">
            <text:p>0,00608</text:p>
          </table:table-cell>
          <table:table-cell office:value-type="float" office:value="2.19833">
            <text:p>2,19833</text:p>
          </table:table-cell>
          <table:table-cell/>
          <table:table-cell table:style-name="Default" office:value-type="float" office:value="9.46429">
            <text:p>9,46429</text:p>
          </table:table-cell>
          <table:table-cell table:style-name="Default" office:value-type="float" office:value="13.3958">
            <text:p>13,3958</text:p>
          </table:table-cell>
        </table:table-row>
        <table:table-row table:style-name="ro2">
          <table:table-cell office:value-type="string">
            <text:p>CL_06_100_02.TXT</text:p>
          </table:table-cell>
          <table:table-cell office:value-type="float" office:value="0.007336">
            <text:p>0,007336</text:p>
          </table:table-cell>
          <table:table-cell office:value-type="float" office:value="2.3389">
            <text:p>2,3389</text:p>
          </table:table-cell>
          <table:table-cell/>
          <table:table-cell table:style-name="Default" office:value-type="float" office:value="9.90761">
            <text:p>9,90761</text:p>
          </table:table-cell>
          <table:table-cell table:style-name="Default" office:value-type="float" office:value="14.1068">
            <text:p>14,1068</text:p>
          </table:table-cell>
        </table:table-row>
        <table:table-row table:style-name="ro2">
          <table:table-cell office:value-type="string">
            <text:p>CL_06_100_03.TXT</text:p>
          </table:table-cell>
          <table:table-cell office:value-type="float" office:value="0.006598">
            <text:p>0,006598</text:p>
          </table:table-cell>
          <table:table-cell office:value-type="float" office:value="2.22399">
            <text:p>2,22399</text:p>
          </table:table-cell>
          <table:table-cell/>
          <table:table-cell table:style-name="Default" office:value-type="float" office:value="9.70745">
            <text:p>9,70745</text:p>
          </table:table-cell>
          <table:table-cell table:style-name="Default" office:value-type="float" office:value="13.7145">
            <text:p>13,7145</text:p>
          </table:table-cell>
        </table:table-row>
        <table:table-row table:style-name="ro2">
          <table:table-cell office:value-type="string">
            <text:p>CL_06_100_04.TXT</text:p>
          </table:table-cell>
          <table:table-cell office:value-type="float" office:value="0.006321">
            <text:p>0,006321</text:p>
          </table:table-cell>
          <table:table-cell office:value-type="float" office:value="2.37707">
            <text:p>2,37707</text:p>
          </table:table-cell>
          <table:table-cell/>
          <table:table-cell table:style-name="Default" office:value-type="float" office:value="9.62657">
            <text:p>9,62657</text:p>
          </table:table-cell>
          <table:table-cell table:style-name="Default" office:value-type="float" office:value="13.3858">
            <text:p>13,3858</text:p>
          </table:table-cell>
        </table:table-row>
        <table:table-row table:style-name="ro2">
          <table:table-cell office:value-type="string">
            <text:p>CL_06_100_05.TXT</text:p>
          </table:table-cell>
          <table:table-cell office:value-type="float" office:value="0.005923">
            <text:p>0,005923</text:p>
          </table:table-cell>
          <table:table-cell office:value-type="float" office:value="2.23243">
            <text:p>2,23243</text:p>
          </table:table-cell>
          <table:table-cell/>
          <table:table-cell table:style-name="Default" office:value-type="float" office:value="9.44952">
            <text:p>9,44952</text:p>
          </table:table-cell>
          <table:table-cell table:style-name="Default" office:value-type="float" office:value="13.3995">
            <text:p>13,3995</text:p>
          </table:table-cell>
        </table:table-row>
        <table:table-row table:style-name="ro2">
          <table:table-cell office:value-type="string">
            <text:p>CL_06_100_06.TXT</text:p>
          </table:table-cell>
          <table:table-cell office:value-type="float" office:value="0.005228">
            <text:p>0,005228</text:p>
          </table:table-cell>
          <table:table-cell office:value-type="float" office:value="2.35628">
            <text:p>2,35628</text:p>
          </table:table-cell>
          <table:table-cell/>
          <table:table-cell table:style-name="Default" office:value-type="float" office:value="9.62014">
            <text:p>9,62014</text:p>
          </table:table-cell>
          <table:table-cell table:style-name="Default" office:value-type="float" office:value="13.6326">
            <text:p>13,6326</text:p>
          </table:table-cell>
        </table:table-row>
        <table:table-row table:style-name="ro2">
          <table:table-cell office:value-type="string">
            <text:p>CL_06_100_07.TXT</text:p>
          </table:table-cell>
          <table:table-cell office:value-type="float" office:value="0.00753">
            <text:p>0,00753</text:p>
          </table:table-cell>
          <table:table-cell office:value-type="float" office:value="2.18824">
            <text:p>2,18824</text:p>
          </table:table-cell>
          <table:table-cell/>
          <table:table-cell table:style-name="Default" office:value-type="float" office:value="9.44193">
            <text:p>9,44193</text:p>
          </table:table-cell>
          <table:table-cell table:style-name="Default" office:value-type="float" office:value="13.505">
            <text:p>13,505</text:p>
          </table:table-cell>
        </table:table-row>
        <table:table-row table:style-name="ro2">
          <table:table-cell office:value-type="string">
            <text:p>CL_06_100_08.TXT</text:p>
          </table:table-cell>
          <table:table-cell office:value-type="float" office:value="0.006058">
            <text:p>0,006058</text:p>
          </table:table-cell>
          <table:table-cell office:value-type="float" office:value="2.35844">
            <text:p>2,35844</text:p>
          </table:table-cell>
          <table:table-cell/>
          <table:table-cell table:style-name="Default" office:value-type="float" office:value="9.89919">
            <text:p>9,89919</text:p>
          </table:table-cell>
          <table:table-cell table:style-name="Default" office:value-type="float" office:value="14.0151">
            <text:p>14,0151</text:p>
          </table:table-cell>
        </table:table-row>
        <table:table-row table:style-name="ro2">
          <table:table-cell office:value-type="string">
            <text:p>CL_06_100_09.TXT</text:p>
          </table:table-cell>
          <table:table-cell office:value-type="float" office:value="0.005496">
            <text:p>0,005496</text:p>
          </table:table-cell>
          <table:table-cell office:value-type="float" office:value="2.19338">
            <text:p>2,19338</text:p>
          </table:table-cell>
          <table:table-cell/>
          <table:table-cell table:style-name="Default" office:value-type="float" office:value="9.73394">
            <text:p>9,73394</text:p>
          </table:table-cell>
          <table:table-cell table:style-name="Default" office:value-type="float" office:value="13.8847">
            <text:p>13,8847</text:p>
          </table:table-cell>
        </table:table-row>
        <table:table-row table:style-name="ro2">
          <table:table-cell office:value-type="string">
            <text:p>CL_06_100_10.TXT</text:p>
          </table:table-cell>
          <table:table-cell office:value-type="float" office:value="0.005466">
            <text:p>0,005466</text:p>
          </table:table-cell>
          <table:table-cell office:value-type="float" office:value="2.38154">
            <text:p>2,38154</text:p>
          </table:table-cell>
          <table:table-cell/>
          <table:table-cell table:style-name="Default" office:value-type="float" office:value="9.89198">
            <text:p>9,89198</text:p>
          </table:table-cell>
          <table:table-cell table:style-name="Default" office:value-type="float" office:value="13.9653">
            <text:p>13,9653</text:p>
          </table:table-cell>
        </table:table-row>
        <table:table-row table:style-name="ro2">
          <table:table-cell office:value-type="string">
            <text:p>CL_06_200_01.TXT</text:p>
          </table:table-cell>
          <table:table-cell office:value-type="float" office:value="0.043689">
            <text:p>0,043689</text:p>
          </table:table-cell>
          <table:table-cell office:value-type="float" office:value="8.11982">
            <text:p>8,11982</text:p>
          </table:table-cell>
          <table:table-cell/>
          <table:table-cell table:style-name="Default" office:value-type="float" office:value="69.1581">
            <text:p>69,1581</text:p>
          </table:table-cell>
          <table:table-cell table:style-name="Default" office:value-type="float" office:value="83.3996">
            <text:p>83,3996</text:p>
          </table:table-cell>
        </table:table-row>
        <table:table-row table:style-name="ro2">
          <table:table-cell office:value-type="string">
            <text:p>CL_06_200_02.TXT</text:p>
          </table:table-cell>
          <table:table-cell office:value-type="float" office:value="0.042535">
            <text:p>0,042535</text:p>
          </table:table-cell>
          <table:table-cell office:value-type="float" office:value="8.05549">
            <text:p>8,05549</text:p>
          </table:table-cell>
          <table:table-cell/>
          <table:table-cell table:style-name="Default" office:value-type="float" office:value="69.2859">
            <text:p>69,2859</text:p>
          </table:table-cell>
          <table:table-cell table:style-name="Default" office:value-type="float" office:value="84.6978">
            <text:p>84,6978</text:p>
          </table:table-cell>
        </table:table-row>
        <table:table-row table:style-name="ro2">
          <table:table-cell office:value-type="string">
            <text:p>CL_06_200_03.TXT</text:p>
          </table:table-cell>
          <table:table-cell office:value-type="float" office:value="0.04551">
            <text:p>0,04551</text:p>
          </table:table-cell>
          <table:table-cell office:value-type="float" office:value="8.29933">
            <text:p>8,29933</text:p>
          </table:table-cell>
          <table:table-cell/>
          <table:table-cell table:style-name="Default" office:value-type="float" office:value="69.1263">
            <text:p>69,1263</text:p>
          </table:table-cell>
          <table:table-cell table:style-name="Default" office:value-type="float" office:value="84.2542">
            <text:p>84,2542</text:p>
          </table:table-cell>
        </table:table-row>
        <table:table-row table:style-name="ro2">
          <table:table-cell office:value-type="string">
            <text:p>CL_06_200_04.TXT</text:p>
          </table:table-cell>
          <table:table-cell office:value-type="float" office:value="0.046961">
            <text:p>0,046961</text:p>
          </table:table-cell>
          <table:table-cell office:value-type="float" office:value="8.09181">
            <text:p>8,09181</text:p>
          </table:table-cell>
          <table:table-cell/>
          <table:table-cell table:style-name="Default" office:value-type="float" office:value="69.1898">
            <text:p>69,1898</text:p>
          </table:table-cell>
          <table:table-cell table:style-name="Default" office:value-type="float" office:value="84.3354">
            <text:p>84,3354</text:p>
          </table:table-cell>
        </table:table-row>
        <table:table-row table:style-name="ro2">
          <table:table-cell office:value-type="string">
            <text:p>CL_06_200_05.TXT</text:p>
          </table:table-cell>
          <table:table-cell office:value-type="float" office:value="0.062993">
            <text:p>0,062993</text:p>
          </table:table-cell>
          <table:table-cell office:value-type="float" office:value="8.10527">
            <text:p>8,10527</text:p>
          </table:table-cell>
          <table:table-cell/>
          <table:table-cell table:style-name="Default" office:value-type="float" office:value="69.0643">
            <text:p>69,0643</text:p>
          </table:table-cell>
          <table:table-cell table:style-name="Default" office:value-type="float" office:value="83.5391">
            <text:p>83,5391</text:p>
          </table:table-cell>
        </table:table-row>
        <table:table-row table:style-name="ro2">
          <table:table-cell office:value-type="string">
            <text:p>CL_06_200_06.TXT</text:p>
          </table:table-cell>
          <table:table-cell office:value-type="float" office:value="0.056122">
            <text:p>0,056122</text:p>
          </table:table-cell>
          <table:table-cell office:value-type="float" office:value="7.93488">
            <text:p>7,93488</text:p>
          </table:table-cell>
          <table:table-cell/>
          <table:table-cell table:style-name="Default" office:value-type="float" office:value="69.2628">
            <text:p>69,2628</text:p>
          </table:table-cell>
          <table:table-cell table:style-name="Default" office:value-type="float" office:value="84.1305">
            <text:p>84,1305</text:p>
          </table:table-cell>
        </table:table-row>
        <table:table-row table:style-name="ro2">
          <table:table-cell office:value-type="string">
            <text:p>CL_06_200_07.TXT</text:p>
          </table:table-cell>
          <table:table-cell office:value-type="float" office:value="0.044249">
            <text:p>0,044249</text:p>
          </table:table-cell>
          <table:table-cell office:value-type="float" office:value="8.06426">
            <text:p>8,06426</text:p>
          </table:table-cell>
          <table:table-cell/>
          <table:table-cell table:style-name="Default" office:value-type="float" office:value="69.0544">
            <text:p>69,0544</text:p>
          </table:table-cell>
          <table:table-cell table:style-name="Default" office:value-type="float" office:value="83.0101">
            <text:p>83,0101</text:p>
          </table:table-cell>
        </table:table-row>
        <table:table-row table:style-name="ro2">
          <table:table-cell office:value-type="string">
            <text:p>CL_06_200_08.TXT</text:p>
          </table:table-cell>
          <table:table-cell office:value-type="float" office:value="0.069161">
            <text:p>0,069161</text:p>
          </table:table-cell>
          <table:table-cell office:value-type="float" office:value="7.90292">
            <text:p>7,90292</text:p>
          </table:table-cell>
          <table:table-cell/>
          <table:table-cell table:style-name="Default" office:value-type="float" office:value="70.3641">
            <text:p>70,3641</text:p>
          </table:table-cell>
          <table:table-cell table:style-name="Default" office:value-type="float" office:value="85.169">
            <text:p>85,169</text:p>
          </table:table-cell>
        </table:table-row>
        <table:table-row table:style-name="ro2">
          <table:table-cell office:value-type="string">
            <text:p>CL_06_200_09.TXT</text:p>
          </table:table-cell>
          <table:table-cell office:value-type="float" office:value="0.044541">
            <text:p>0,044541</text:p>
          </table:table-cell>
          <table:table-cell office:value-type="float" office:value="8.11638">
            <text:p>8,11638</text:p>
          </table:table-cell>
          <table:table-cell/>
          <table:table-cell table:style-name="Default" office:value-type="float" office:value="70.0894">
            <text:p>70,0894</text:p>
          </table:table-cell>
          <table:table-cell table:style-name="Default" office:value-type="float" office:value="84.3264">
            <text:p>84,3264</text:p>
          </table:table-cell>
        </table:table-row>
        <table:table-row table:style-name="ro2">
          <table:table-cell office:value-type="string">
            <text:p>CL_06_200_10.TXT</text:p>
          </table:table-cell>
          <table:table-cell office:value-type="float" office:value="0.046141">
            <text:p>0,046141</text:p>
          </table:table-cell>
          <table:table-cell office:value-type="float" office:value="7.92948">
            <text:p>7,92948</text:p>
          </table:table-cell>
          <table:table-cell/>
          <table:table-cell table:style-name="Default" office:value-type="float" office:value="70.2067">
            <text:p>70,2067</text:p>
          </table:table-cell>
          <table:table-cell table:style-name="Default" office:value-type="float" office:value="84.9591">
            <text:p>84,9591</text:p>
          </table:table-cell>
        </table:table-row>
        <table:table-row table:style-name="ro2">
          <table:table-cell office:value-type="string">
            <text:p>CL_06_25_01.TXT</text:p>
          </table:table-cell>
          <table:table-cell office:value-type="float" office:value="0.000246">
            <text:p>0,000246</text:p>
          </table:table-cell>
          <table:table-cell office:value-type="float" office:value="0.260806">
            <text:p>0,260806</text:p>
          </table:table-cell>
          <table:table-cell/>
          <table:table-cell table:style-name="Default" office:value-type="float" office:value="0.28446">
            <text:p>0,28446</text:p>
          </table:table-cell>
          <table:table-cell table:style-name="Default" office:value-type="float" office:value="0.534053">
            <text:p>0,534053</text:p>
          </table:table-cell>
        </table:table-row>
        <table:table-row table:style-name="ro2">
          <table:table-cell office:value-type="string">
            <text:p>CL_06_25_02.TXT</text:p>
          </table:table-cell>
          <table:table-cell office:value-type="float" office:value="0.000179">
            <text:p>0,000179</text:p>
          </table:table-cell>
          <table:table-cell office:value-type="float" office:value="0.220675">
            <text:p>0,220675</text:p>
          </table:table-cell>
          <table:table-cell/>
          <table:table-cell table:style-name="Default" office:value-type="float" office:value="0.30652">
            <text:p>0,30652</text:p>
          </table:table-cell>
          <table:table-cell table:style-name="Default" office:value-type="float" office:value="0.511117">
            <text:p>0,511117</text:p>
          </table:table-cell>
        </table:table-row>
        <table:table-row table:style-name="ro2">
          <table:table-cell office:value-type="string">
            <text:p>CL_06_25_03.TXT</text:p>
          </table:table-cell>
          <table:table-cell office:value-type="float" office:value="0.000184">
            <text:p>0,000184</text:p>
          </table:table-cell>
          <table:table-cell office:value-type="float" office:value="0.244318">
            <text:p>0,244318</text:p>
          </table:table-cell>
          <table:table-cell/>
          <table:table-cell table:style-name="Default" office:value-type="float" office:value="0.297176">
            <text:p>0,297176</text:p>
          </table:table-cell>
          <table:table-cell table:style-name="Default" office:value-type="float" office:value="0.492889">
            <text:p>0,492889</text:p>
          </table:table-cell>
        </table:table-row>
        <table:table-row table:style-name="ro2">
          <table:table-cell office:value-type="string">
            <text:p>CL_06_25_04.TXT</text:p>
          </table:table-cell>
          <table:table-cell office:value-type="float" office:value="0.000152">
            <text:p>0,000152</text:p>
          </table:table-cell>
          <table:table-cell office:value-type="float" office:value="0.217775">
            <text:p>0,217775</text:p>
          </table:table-cell>
          <table:table-cell/>
          <table:table-cell table:style-name="Default" office:value-type="float" office:value="0.297018">
            <text:p>0,297018</text:p>
          </table:table-cell>
          <table:table-cell table:style-name="Default" office:value-type="float" office:value="0.46913">
            <text:p>0,46913</text:p>
          </table:table-cell>
        </table:table-row>
        <table:table-row table:style-name="ro2">
          <table:table-cell office:value-type="string">
            <text:p>CL_06_25_05.TXT</text:p>
          </table:table-cell>
          <table:table-cell office:value-type="float" office:value="0.00021">
            <text:p>0,00021</text:p>
          </table:table-cell>
          <table:table-cell office:value-type="float" office:value="0.240663">
            <text:p>0,240663</text:p>
          </table:table-cell>
          <table:table-cell/>
          <table:table-cell table:style-name="Default" office:value-type="float" office:value="0.299505">
            <text:p>0,299505</text:p>
          </table:table-cell>
          <table:table-cell table:style-name="Default" office:value-type="float" office:value="0.499653">
            <text:p>0,499653</text:p>
          </table:table-cell>
        </table:table-row>
        <table:table-row table:style-name="ro2">
          <table:table-cell office:value-type="string">
            <text:p>CL_06_25_06.TXT</text:p>
          </table:table-cell>
          <table:table-cell office:value-type="float" office:value="0.000195">
            <text:p>0,000195</text:p>
          </table:table-cell>
          <table:table-cell office:value-type="float" office:value="0.254661">
            <text:p>0,254661</text:p>
          </table:table-cell>
          <table:table-cell/>
          <table:table-cell table:style-name="Default" office:value-type="float" office:value="0.306358">
            <text:p>0,306358</text:p>
          </table:table-cell>
          <table:table-cell table:style-name="Default" office:value-type="float" office:value="0.52786">
            <text:p>0,52786</text:p>
          </table:table-cell>
        </table:table-row>
        <table:table-row table:style-name="ro2">
          <table:table-cell office:value-type="string">
            <text:p>CL_06_25_07.TXT</text:p>
          </table:table-cell>
          <table:table-cell office:value-type="float" office:value="0.000199">
            <text:p>0,000199</text:p>
          </table:table-cell>
          <table:table-cell office:value-type="float" office:value="0.222947">
            <text:p>0,222947</text:p>
          </table:table-cell>
          <table:table-cell/>
          <table:table-cell table:style-name="Default" office:value-type="float" office:value="0.298177">
            <text:p>0,298177</text:p>
          </table:table-cell>
          <table:table-cell table:style-name="Default" office:value-type="float" office:value="0.500877">
            <text:p>0,500877</text:p>
          </table:table-cell>
        </table:table-row>
        <table:table-row table:style-name="ro2">
          <table:table-cell office:value-type="string">
            <text:p>CL_06_25_08.TXT</text:p>
          </table:table-cell>
          <table:table-cell office:value-type="float" office:value="0.000147">
            <text:p>0,000147</text:p>
          </table:table-cell>
          <table:table-cell office:value-type="float" office:value="0.21685">
            <text:p>0,21685</text:p>
          </table:table-cell>
          <table:table-cell/>
          <table:table-cell table:style-name="Default" office:value-type="float" office:value="0.310537">
            <text:p>0,310537</text:p>
          </table:table-cell>
          <table:table-cell table:style-name="Default" office:value-type="float" office:value="0.497024">
            <text:p>0,497024</text:p>
          </table:table-cell>
        </table:table-row>
        <table:table-row table:style-name="ro2">
          <table:table-cell office:value-type="string">
            <text:p>CL_06_25_09.TXT</text:p>
          </table:table-cell>
          <table:table-cell office:value-type="float" office:value="0.000158">
            <text:p>0,000158</text:p>
          </table:table-cell>
          <table:table-cell office:value-type="float" office:value="0.22227">
            <text:p>0,22227</text:p>
          </table:table-cell>
          <table:table-cell/>
          <table:table-cell table:style-name="Default" office:value-type="float" office:value="0.295395">
            <text:p>0,295395</text:p>
          </table:table-cell>
          <table:table-cell table:style-name="Default" office:value-type="float" office:value="0.539004">
            <text:p>0,539004</text:p>
          </table:table-cell>
        </table:table-row>
        <table:table-row table:style-name="ro2">
          <table:table-cell office:value-type="string">
            <text:p>CL_06_25_10.TXT</text:p>
          </table:table-cell>
          <table:table-cell office:value-type="float" office:value="0.000196">
            <text:p>0,000196</text:p>
          </table:table-cell>
          <table:table-cell office:value-type="float" office:value="0.229128">
            <text:p>0,229128</text:p>
          </table:table-cell>
          <table:table-cell/>
          <table:table-cell table:style-name="Default" office:value-type="float" office:value="0.301778">
            <text:p>0,301778</text:p>
          </table:table-cell>
          <table:table-cell table:style-name="Default" office:value-type="float" office:value="0.544792">
            <text:p>0,544792</text:p>
          </table:table-cell>
        </table:table-row>
        <table:table-row table:style-name="ro2">
          <table:table-cell office:value-type="string">
            <text:p>CL_06_50_01.TXT</text:p>
          </table:table-cell>
          <table:table-cell office:value-type="float" office:value="0.00098">
            <text:p>0,00098</text:p>
          </table:table-cell>
          <table:table-cell office:value-type="float" office:value="0.69513">
            <text:p>0,69513</text:p>
          </table:table-cell>
          <table:table-cell/>
          <table:table-cell table:style-name="Default" office:value-type="float" office:value="1.54322">
            <text:p>1,54322</text:p>
          </table:table-cell>
          <table:table-cell table:style-name="Default" office:value-type="float" office:value="2.5406">
            <text:p>2,5406</text:p>
          </table:table-cell>
        </table:table-row>
        <table:table-row table:style-name="ro2">
          <table:table-cell office:value-type="string">
            <text:p>CL_06_50_02.TXT</text:p>
          </table:table-cell>
          <table:table-cell office:value-type="float" office:value="0.00099">
            <text:p>0,00099</text:p>
          </table:table-cell>
          <table:table-cell office:value-type="float" office:value="0.671047">
            <text:p>0,671047</text:p>
          </table:table-cell>
          <table:table-cell/>
          <table:table-cell table:style-name="Default" office:value-type="float" office:value="1.57737">
            <text:p>1,57737</text:p>
          </table:table-cell>
          <table:table-cell table:style-name="Default" office:value-type="float" office:value="3.03416">
            <text:p>3,03416</text:p>
          </table:table-cell>
        </table:table-row>
        <table:table-row table:style-name="ro2">
          <table:table-cell office:value-type="string">
            <text:p>CL_06_50_03.TXT</text:p>
          </table:table-cell>
          <table:table-cell office:value-type="float" office:value="0.000736">
            <text:p>0,000736</text:p>
          </table:table-cell>
          <table:table-cell office:value-type="float" office:value="0.692165">
            <text:p>0,692165</text:p>
          </table:table-cell>
          <table:table-cell/>
          <table:table-cell table:style-name="Default" office:value-type="float" office:value="1.56413">
            <text:p>1,56413</text:p>
          </table:table-cell>
          <table:table-cell table:style-name="Default" office:value-type="float" office:value="3.0218">
            <text:p>3,0218</text:p>
          </table:table-cell>
        </table:table-row>
        <table:table-row table:style-name="ro2">
          <table:table-cell office:value-type="string">
            <text:p>CL_06_50_04.TXT</text:p>
          </table:table-cell>
          <table:table-cell office:value-type="float" office:value="0.000754">
            <text:p>0,000754</text:p>
          </table:table-cell>
          <table:table-cell office:value-type="float" office:value="0.672143">
            <text:p>0,672143</text:p>
          </table:table-cell>
          <table:table-cell/>
          <table:table-cell table:style-name="Default" office:value-type="float" office:value="1.57757">
            <text:p>1,57757</text:p>
          </table:table-cell>
          <table:table-cell table:style-name="Default" office:value-type="float" office:value="3.0415">
            <text:p>3,0415</text:p>
          </table:table-cell>
        </table:table-row>
        <table:table-row table:style-name="ro2">
          <table:table-cell office:value-type="string">
            <text:p>CL_06_50_05.TXT</text:p>
          </table:table-cell>
          <table:table-cell office:value-type="float" office:value="0.000728">
            <text:p>0,000728</text:p>
          </table:table-cell>
          <table:table-cell office:value-type="float" office:value="0.669023">
            <text:p>0,669023</text:p>
          </table:table-cell>
          <table:table-cell/>
          <table:table-cell table:style-name="Default" office:value-type="float" office:value="1.5513">
            <text:p>1,5513</text:p>
          </table:table-cell>
          <table:table-cell table:style-name="Default" office:value-type="float" office:value="2.96456">
            <text:p>2,96456</text:p>
          </table:table-cell>
        </table:table-row>
        <table:table-row table:style-name="ro2">
          <table:table-cell office:value-type="string">
            <text:p>CL_06_50_06.TXT</text:p>
          </table:table-cell>
          <table:table-cell office:value-type="float" office:value="0.001063">
            <text:p>0,001063</text:p>
          </table:table-cell>
          <table:table-cell office:value-type="float" office:value="0.641463">
            <text:p>0,641463</text:p>
          </table:table-cell>
          <table:table-cell/>
          <table:table-cell table:style-name="Default" office:value-type="float" office:value="1.56349">
            <text:p>1,56349</text:p>
          </table:table-cell>
          <table:table-cell table:style-name="Default" office:value-type="float" office:value="2.90827">
            <text:p>2,90827</text:p>
          </table:table-cell>
        </table:table-row>
        <table:table-row table:style-name="ro2">
          <table:table-cell office:value-type="string">
            <text:p>CL_06_50_07.TXT</text:p>
          </table:table-cell>
          <table:table-cell office:value-type="float" office:value="0.001072">
            <text:p>0,001072</text:p>
          </table:table-cell>
          <table:table-cell office:value-type="float" office:value="0.642009">
            <text:p>0,642009</text:p>
          </table:table-cell>
          <table:table-cell/>
          <table:table-cell table:style-name="Default" office:value-type="float" office:value="1.53379">
            <text:p>1,53379</text:p>
          </table:table-cell>
          <table:table-cell table:style-name="Default" office:value-type="float" office:value="2.89122">
            <text:p>2,89122</text:p>
          </table:table-cell>
        </table:table-row>
        <table:table-row table:style-name="ro2">
          <table:table-cell office:value-type="string">
            <text:p>CL_06_50_08.TXT</text:p>
          </table:table-cell>
          <table:table-cell office:value-type="float" office:value="0.000905">
            <text:p>0,000905</text:p>
          </table:table-cell>
          <table:table-cell office:value-type="float" office:value="0.632364">
            <text:p>0,632364</text:p>
          </table:table-cell>
          <table:table-cell/>
          <table:table-cell table:style-name="Default" office:value-type="float" office:value="1.62902">
            <text:p>1,62902</text:p>
          </table:table-cell>
          <table:table-cell table:style-name="Default" office:value-type="float" office:value="3.0517">
            <text:p>3,0517</text:p>
          </table:table-cell>
        </table:table-row>
        <table:table-row table:style-name="ro2">
          <table:table-cell office:value-type="string">
            <text:p>CL_06_50_09.TXT</text:p>
          </table:table-cell>
          <table:table-cell office:value-type="float" office:value="0.001031">
            <text:p>0,001031</text:p>
          </table:table-cell>
          <table:table-cell office:value-type="float" office:value="0.647981">
            <text:p>0,647981</text:p>
          </table:table-cell>
          <table:table-cell/>
          <table:table-cell table:style-name="Default" office:value-type="float" office:value="1.59633">
            <text:p>1,59633</text:p>
          </table:table-cell>
          <table:table-cell table:style-name="Default" office:value-type="float" office:value="2.80864">
            <text:p>2,80864</text:p>
          </table:table-cell>
        </table:table-row>
        <table:table-row table:style-name="ro2">
          <table:table-cell office:value-type="string">
            <text:p>CL_06_50_10.TXT</text:p>
          </table:table-cell>
          <table:table-cell office:value-type="float" office:value="0.001105">
            <text:p>0,001105</text:p>
          </table:table-cell>
          <table:table-cell office:value-type="float" office:value="0.662422">
            <text:p>0,662422</text:p>
          </table:table-cell>
          <table:table-cell/>
          <table:table-cell table:style-name="Default" office:value-type="float" office:value="1.64161">
            <text:p>1,64161</text:p>
          </table:table-cell>
          <table:table-cell table:style-name="Default" office:value-type="float" office:value="3.09534">
            <text:p>3,09534</text:p>
          </table:table-cell>
        </table:table-row>
        <table:table-row table:style-name="ro2">
          <table:table-cell office:value-type="string">
            <text:p>CL_07_100_01.TXT</text:p>
          </table:table-cell>
          <table:table-cell office:value-type="float" office:value="0.005354">
            <text:p>0,005354</text:p>
          </table:table-cell>
          <table:table-cell office:value-type="float" office:value="2.7955">
            <text:p>2,7955</text:p>
          </table:table-cell>
          <table:table-cell/>
          <table:table-cell table:style-name="Default" office:value-type="float" office:value="9.7884">
            <text:p>9,7884</text:p>
          </table:table-cell>
          <table:table-cell table:style-name="Default" office:value-type="float" office:value="13.3183">
            <text:p>13,3183</text:p>
          </table:table-cell>
        </table:table-row>
        <table:table-row table:style-name="ro2">
          <table:table-cell office:value-type="string">
            <text:p>CL_07_100_02.TXT</text:p>
          </table:table-cell>
          <table:table-cell office:value-type="float" office:value="0.00585">
            <text:p>0,00585</text:p>
          </table:table-cell>
          <table:table-cell office:value-type="float" office:value="2.78576">
            <text:p>2,78576</text:p>
          </table:table-cell>
          <table:table-cell/>
          <table:table-cell table:style-name="Default" office:value-type="float" office:value="9.73693">
            <text:p>9,73693</text:p>
          </table:table-cell>
          <table:table-cell table:style-name="Default" office:value-type="float" office:value="13.126">
            <text:p>13,126</text:p>
          </table:table-cell>
        </table:table-row>
        <table:table-row table:style-name="ro2">
          <table:table-cell office:value-type="string">
            <text:p>CL_07_100_03.TXT</text:p>
          </table:table-cell>
          <table:table-cell office:value-type="float" office:value="0.006531">
            <text:p>0,006531</text:p>
          </table:table-cell>
          <table:table-cell office:value-type="float" office:value="2.79114">
            <text:p>2,79114</text:p>
          </table:table-cell>
          <table:table-cell/>
          <table:table-cell table:style-name="Default" office:value-type="float" office:value="10.0996">
            <text:p>10,0996</text:p>
          </table:table-cell>
          <table:table-cell table:style-name="Default" office:value-type="float" office:value="14.4649">
            <text:p>14,4649</text:p>
          </table:table-cell>
        </table:table-row>
        <table:table-row table:style-name="ro2">
          <table:table-cell office:value-type="string">
            <text:p>CL_07_100_04.TXT</text:p>
          </table:table-cell>
          <table:table-cell office:value-type="float" office:value="0.005687">
            <text:p>0,005687</text:p>
          </table:table-cell>
          <table:table-cell office:value-type="float" office:value="2.78176">
            <text:p>2,78176</text:p>
          </table:table-cell>
          <table:table-cell/>
          <table:table-cell table:style-name="Default" office:value-type="float" office:value="9.73611">
            <text:p>9,73611</text:p>
          </table:table-cell>
          <table:table-cell table:style-name="Default" office:value-type="float" office:value="13.6725">
            <text:p>13,6725</text:p>
          </table:table-cell>
        </table:table-row>
        <table:table-row table:style-name="ro2">
          <table:table-cell office:value-type="string">
            <text:p>CL_07_100_05.TXT</text:p>
          </table:table-cell>
          <table:table-cell office:value-type="float" office:value="0.006703">
            <text:p>0,006703</text:p>
          </table:table-cell>
          <table:table-cell office:value-type="float" office:value="2.83497">
            <text:p>2,83497</text:p>
          </table:table-cell>
          <table:table-cell/>
          <table:table-cell table:style-name="Default" office:value-type="float" office:value="9.74772">
            <text:p>9,74772</text:p>
          </table:table-cell>
          <table:table-cell table:style-name="Default" office:value-type="float" office:value="13.2815">
            <text:p>13,2815</text:p>
          </table:table-cell>
        </table:table-row>
        <table:table-row table:style-name="ro2">
          <table:table-cell office:value-type="string">
            <text:p>CL_07_100_06.TXT</text:p>
          </table:table-cell>
          <table:table-cell office:value-type="float" office:value="0.005527">
            <text:p>0,005527</text:p>
          </table:table-cell>
          <table:table-cell office:value-type="float" office:value="2.73815">
            <text:p>2,73815</text:p>
          </table:table-cell>
          <table:table-cell/>
          <table:table-cell table:style-name="Default" office:value-type="float" office:value="9.79005">
            <text:p>9,79005</text:p>
          </table:table-cell>
          <table:table-cell table:style-name="Default" office:value-type="float" office:value="13.6077">
            <text:p>13,6077</text:p>
          </table:table-cell>
        </table:table-row>
        <table:table-row table:style-name="ro2">
          <table:table-cell office:value-type="string">
            <text:p>CL_07_100_07.TXT</text:p>
          </table:table-cell>
          <table:table-cell office:value-type="float" office:value="0.006895">
            <text:p>0,006895</text:p>
          </table:table-cell>
          <table:table-cell office:value-type="float" office:value="2.79458">
            <text:p>2,79458</text:p>
          </table:table-cell>
          <table:table-cell/>
          <table:table-cell table:style-name="Default" office:value-type="float" office:value="9.80933">
            <text:p>9,80933</text:p>
          </table:table-cell>
          <table:table-cell table:style-name="Default" office:value-type="float" office:value="13.3069">
            <text:p>13,3069</text:p>
          </table:table-cell>
        </table:table-row>
        <table:table-row table:style-name="ro2">
          <table:table-cell office:value-type="string">
            <text:p>CL_07_100_08.TXT</text:p>
          </table:table-cell>
          <table:table-cell office:value-type="float" office:value="0.005552">
            <text:p>0,005552</text:p>
          </table:table-cell>
          <table:table-cell office:value-type="float" office:value="2.8087">
            <text:p>2,8087</text:p>
          </table:table-cell>
          <table:table-cell/>
          <table:table-cell table:style-name="Default" office:value-type="float" office:value="9.78514">
            <text:p>9,78514</text:p>
          </table:table-cell>
          <table:table-cell table:style-name="Default" office:value-type="float" office:value="14.9246">
            <text:p>14,9246</text:p>
          </table:table-cell>
        </table:table-row>
        <table:table-row table:style-name="ro2">
          <table:table-cell office:value-type="string">
            <text:p>CL_07_100_09.TXT</text:p>
          </table:table-cell>
          <table:table-cell office:value-type="float" office:value="0.007445">
            <text:p>0,007445</text:p>
          </table:table-cell>
          <table:table-cell office:value-type="float" office:value="2.77505">
            <text:p>2,77505</text:p>
          </table:table-cell>
          <table:table-cell/>
          <table:table-cell table:style-name="Default" office:value-type="float" office:value="10.06">
            <text:p>10,06</text:p>
          </table:table-cell>
          <table:table-cell table:style-name="Default" office:value-type="float" office:value="15.774">
            <text:p>15,774</text:p>
          </table:table-cell>
        </table:table-row>
        <table:table-row table:style-name="ro2">
          <table:table-cell office:value-type="string">
            <text:p>CL_07_100_10.TXT</text:p>
          </table:table-cell>
          <table:table-cell office:value-type="float" office:value="0.006009">
            <text:p>0,006009</text:p>
          </table:table-cell>
          <table:table-cell office:value-type="float" office:value="2.79775">
            <text:p>2,79775</text:p>
          </table:table-cell>
          <table:table-cell/>
          <table:table-cell table:style-name="Default" office:value-type="float" office:value="10.0493">
            <text:p>10,0493</text:p>
          </table:table-cell>
          <table:table-cell table:style-name="Default" office:value-type="float" office:value="15.1618">
            <text:p>15,1618</text:p>
          </table:table-cell>
        </table:table-row>
        <table:table-row table:style-name="ro2">
          <table:table-cell office:value-type="string">
            <text:p>CL_07_200_01.TXT</text:p>
          </table:table-cell>
          <table:table-cell office:value-type="float" office:value="0.048819">
            <text:p>0,048819</text:p>
          </table:table-cell>
          <table:table-cell office:value-type="float" office:value="9.65504">
            <text:p>9,65504</text:p>
          </table:table-cell>
          <table:table-cell/>
          <table:table-cell table:style-name="Default" office:value-type="float" office:value="71.6285">
            <text:p>71,6285</text:p>
          </table:table-cell>
          <table:table-cell table:style-name="Default" office:value-type="float" office:value="85.7823">
            <text:p>85,7823</text:p>
          </table:table-cell>
        </table:table-row>
        <table:table-row table:style-name="ro2">
          <table:table-cell office:value-type="string">
            <text:p>CL_07_200_02.TXT</text:p>
          </table:table-cell>
          <table:table-cell office:value-type="float" office:value="0.045921">
            <text:p>0,045921</text:p>
          </table:table-cell>
          <table:table-cell office:value-type="float" office:value="1.04479">
            <text:p>1,04479</text:p>
          </table:table-cell>
          <table:table-cell/>
          <table:table-cell table:style-name="Default" office:value-type="float" office:value="72.9405">
            <text:p>72,9405</text:p>
          </table:table-cell>
          <table:table-cell table:style-name="Default" office:value-type="float" office:value="86.9105">
            <text:p>86,9105</text:p>
          </table:table-cell>
        </table:table-row>
        <table:table-row table:style-name="ro2">
          <table:table-cell office:value-type="string">
            <text:p>CL_07_200_03.TXT</text:p>
          </table:table-cell>
          <table:table-cell office:value-type="float" office:value="0.045096">
            <text:p>0,045096</text:p>
          </table:table-cell>
          <table:table-cell office:value-type="float" office:value="9.53251">
            <text:p>9,53251</text:p>
          </table:table-cell>
          <table:table-cell/>
          <table:table-cell table:style-name="Default" office:value-type="float" office:value="71.5428">
            <text:p>71,5428</text:p>
          </table:table-cell>
          <table:table-cell table:style-name="Default" office:value-type="float" office:value="86.3679">
            <text:p>86,3679</text:p>
          </table:table-cell>
        </table:table-row>
        <table:table-row table:style-name="ro2">
          <table:table-cell office:value-type="string">
            <text:p>CL_07_200_04.TXT</text:p>
          </table:table-cell>
          <table:table-cell office:value-type="float" office:value="0.047245">
            <text:p>0,047245</text:p>
          </table:table-cell>
          <table:table-cell office:value-type="float" office:value="1.05605">
            <text:p>1,05605</text:p>
          </table:table-cell>
          <table:table-cell/>
          <table:table-cell table:style-name="Default" office:value-type="float" office:value="73.0958">
            <text:p>73,0958</text:p>
          </table:table-cell>
          <table:table-cell table:style-name="Default" office:value-type="float" office:value="87.1399">
            <text:p>87,1399</text:p>
          </table:table-cell>
        </table:table-row>
        <table:table-row table:style-name="ro2">
          <table:table-cell office:value-type="string">
            <text:p>CL_07_200_05.TXT</text:p>
          </table:table-cell>
          <table:table-cell office:value-type="float" office:value="0.048889">
            <text:p>0,048889</text:p>
          </table:table-cell>
          <table:table-cell office:value-type="float" office:value="9.57625">
            <text:p>9,57625</text:p>
          </table:table-cell>
          <table:table-cell/>
          <table:table-cell table:style-name="Default" office:value-type="float" office:value="71.4479">
            <text:p>71,4479</text:p>
          </table:table-cell>
          <table:table-cell table:style-name="Default" office:value-type="float" office:value="86.5091">
            <text:p>86,5091</text:p>
          </table:table-cell>
        </table:table-row>
        <table:table-row table:style-name="ro2">
          <table:table-cell office:value-type="string">
            <text:p>CL_07_200_06.TXT</text:p>
          </table:table-cell>
          <table:table-cell office:value-type="float" office:value="0.048216">
            <text:p>0,048216</text:p>
          </table:table-cell>
          <table:table-cell office:value-type="float" office:value="1.05999">
            <text:p>1,05999</text:p>
          </table:table-cell>
          <table:table-cell/>
          <table:table-cell table:style-name="Default" office:value-type="float" office:value="71.8807">
            <text:p>71,8807</text:p>
          </table:table-cell>
          <table:table-cell table:style-name="Default" office:value-type="float" office:value="86.39">
            <text:p>86,39</text:p>
          </table:table-cell>
        </table:table-row>
        <table:table-row table:style-name="ro2">
          <table:table-cell office:value-type="string">
            <text:p>CL_07_200_07.TXT</text:p>
          </table:table-cell>
          <table:table-cell office:value-type="float" office:value="0.047563">
            <text:p>0,047563</text:p>
          </table:table-cell>
          <table:table-cell office:value-type="float" office:value="9.4819">
            <text:p>9,4819</text:p>
          </table:table-cell>
          <table:table-cell/>
          <table:table-cell table:style-name="Default" office:value-type="float" office:value="71.509">
            <text:p>71,509</text:p>
          </table:table-cell>
          <table:table-cell table:style-name="Default" office:value-type="float" office:value="86.4931">
            <text:p>86,4931</text:p>
          </table:table-cell>
        </table:table-row>
        <table:table-row table:style-name="ro2">
          <table:table-cell office:value-type="string">
            <text:p>CL_07_200_08.TXT</text:p>
          </table:table-cell>
          <table:table-cell office:value-type="float" office:value="0.047978">
            <text:p>0,047978</text:p>
          </table:table-cell>
          <table:table-cell office:value-type="float" office:value="1.08851">
            <text:p>1,08851</text:p>
          </table:table-cell>
          <table:table-cell/>
          <table:table-cell table:style-name="Default" office:value-type="float" office:value="71.7319">
            <text:p>71,7319</text:p>
          </table:table-cell>
          <table:table-cell table:style-name="Default" office:value-type="float" office:value="84.5279">
            <text:p>84,5279</text:p>
          </table:table-cell>
        </table:table-row>
        <table:table-row table:style-name="ro2">
          <table:table-cell office:value-type="string">
            <text:p>CL_07_200_09.TXT</text:p>
          </table:table-cell>
          <table:table-cell office:value-type="float" office:value="0.056602">
            <text:p>0,056602</text:p>
          </table:table-cell>
          <table:table-cell office:value-type="float" office:value="9.6958">
            <text:p>9,6958</text:p>
          </table:table-cell>
          <table:table-cell/>
          <table:table-cell table:style-name="Default" office:value-type="float" office:value="72.5871">
            <text:p>72,5871</text:p>
          </table:table-cell>
          <table:table-cell table:style-name="Default" office:value-type="float" office:value="87.3788">
            <text:p>87,3788</text:p>
          </table:table-cell>
        </table:table-row>
        <table:table-row table:style-name="ro2">
          <table:table-cell office:value-type="string">
            <text:p>CL_07_200_10.TXT</text:p>
          </table:table-cell>
          <table:table-cell office:value-type="float" office:value="0.043727">
            <text:p>0,043727</text:p>
          </table:table-cell>
          <table:table-cell office:value-type="float" office:value="1.12451">
            <text:p>1,12451</text:p>
          </table:table-cell>
          <table:table-cell/>
          <table:table-cell table:style-name="Default" office:value-type="float" office:value="72.808">
            <text:p>72,808</text:p>
          </table:table-cell>
          <table:table-cell table:style-name="Default" office:value-type="float" office:value="86.0178">
            <text:p>86,0178</text:p>
          </table:table-cell>
        </table:table-row>
        <table:table-row table:style-name="ro2">
          <table:table-cell office:value-type="string">
            <text:p>CL_07_25_01.TXT</text:p>
          </table:table-cell>
          <table:table-cell office:value-type="float" office:value="0.000166">
            <text:p>0,000166</text:p>
          </table:table-cell>
          <table:table-cell office:value-type="float" office:value="0.250865">
            <text:p>0,250865</text:p>
          </table:table-cell>
          <table:table-cell/>
          <table:table-cell table:style-name="Default" office:value-type="float" office:value="0.280883">
            <text:p>0,280883</text:p>
          </table:table-cell>
          <table:table-cell table:style-name="Default" office:value-type="float" office:value="0.52423">
            <text:p>0,52423</text:p>
          </table:table-cell>
        </table:table-row>
        <table:table-row table:style-name="ro2">
          <table:table-cell office:value-type="string">
            <text:p>CL_07_25_02.TXT</text:p>
          </table:table-cell>
          <table:table-cell office:value-type="float" office:value="0.000193">
            <text:p>0,000193</text:p>
          </table:table-cell>
          <table:table-cell office:value-type="float" office:value="0.233636">
            <text:p>0,233636</text:p>
          </table:table-cell>
          <table:table-cell/>
          <table:table-cell table:style-name="Default" office:value-type="float" office:value="0.311781">
            <text:p>0,311781</text:p>
          </table:table-cell>
          <table:table-cell table:style-name="Default" office:value-type="float" office:value="0.563315">
            <text:p>0,563315</text:p>
          </table:table-cell>
        </table:table-row>
        <table:table-row table:style-name="ro2">
          <table:table-cell office:value-type="string">
            <text:p>CL_07_25_03.TXT</text:p>
          </table:table-cell>
          <table:table-cell office:value-type="float" office:value="0.00021">
            <text:p>0,00021</text:p>
          </table:table-cell>
          <table:table-cell office:value-type="float" office:value="0.281741">
            <text:p>0,281741</text:p>
          </table:table-cell>
          <table:table-cell/>
          <table:table-cell table:style-name="Default" office:value-type="float" office:value="0.302664">
            <text:p>0,302664</text:p>
          </table:table-cell>
          <table:table-cell table:style-name="Default" office:value-type="float" office:value="0.625057">
            <text:p>0,625057</text:p>
          </table:table-cell>
        </table:table-row>
        <table:table-row table:style-name="ro2">
          <table:table-cell office:value-type="string">
            <text:p>CL_07_25_04.TXT</text:p>
          </table:table-cell>
          <table:table-cell office:value-type="float" office:value="0.000186">
            <text:p>0,000186</text:p>
          </table:table-cell>
          <table:table-cell office:value-type="float" office:value="0.26588">
            <text:p>0,26588</text:p>
          </table:table-cell>
          <table:table-cell/>
          <table:table-cell table:style-name="Default" office:value-type="float" office:value="0.309761">
            <text:p>0,309761</text:p>
          </table:table-cell>
          <table:table-cell table:style-name="Default" office:value-type="float" office:value="0.59415">
            <text:p>0,59415</text:p>
          </table:table-cell>
        </table:table-row>
        <table:table-row table:style-name="ro2">
          <table:table-cell office:value-type="string">
            <text:p>CL_07_25_05.TXT</text:p>
          </table:table-cell>
          <table:table-cell office:value-type="float" office:value="0.000229">
            <text:p>0,000229</text:p>
          </table:table-cell>
          <table:table-cell office:value-type="float" office:value="0.344621">
            <text:p>0,344621</text:p>
          </table:table-cell>
          <table:table-cell/>
          <table:table-cell table:style-name="Default" office:value-type="float" office:value="0.299439">
            <text:p>0,299439</text:p>
          </table:table-cell>
          <table:table-cell table:style-name="Default" office:value-type="float" office:value="0.61216">
            <text:p>0,61216</text:p>
          </table:table-cell>
        </table:table-row>
        <table:table-row table:style-name="ro2">
          <table:table-cell office:value-type="string">
            <text:p>CL_07_25_06.TXT</text:p>
          </table:table-cell>
          <table:table-cell office:value-type="float" office:value="0.000225">
            <text:p>0,000225</text:p>
          </table:table-cell>
          <table:table-cell office:value-type="float" office:value="0.248731">
            <text:p>0,248731</text:p>
          </table:table-cell>
          <table:table-cell/>
          <table:table-cell table:style-name="Default" office:value-type="float" office:value="0.283099">
            <text:p>0,283099</text:p>
          </table:table-cell>
          <table:table-cell table:style-name="Default" office:value-type="float" office:value="0.593747">
            <text:p>0,593747</text:p>
          </table:table-cell>
        </table:table-row>
        <table:table-row table:style-name="ro2">
          <table:table-cell office:value-type="string">
            <text:p>CL_07_25_07.TXT</text:p>
          </table:table-cell>
          <table:table-cell office:value-type="float" office:value="0.000247">
            <text:p>0,000247</text:p>
          </table:table-cell>
          <table:table-cell office:value-type="float" office:value="0.280404">
            <text:p>0,280404</text:p>
          </table:table-cell>
          <table:table-cell/>
          <table:table-cell table:style-name="Default" office:value-type="float" office:value="0.306353">
            <text:p>0,306353</text:p>
          </table:table-cell>
          <table:table-cell table:style-name="Default" office:value-type="float" office:value="0.688279">
            <text:p>0,688279</text:p>
          </table:table-cell>
        </table:table-row>
        <table:table-row table:style-name="ro2">
          <table:table-cell office:value-type="string">
            <text:p>CL_07_25_08.TXT</text:p>
          </table:table-cell>
          <table:table-cell office:value-type="float" office:value="0.000224">
            <text:p>0,000224</text:p>
          </table:table-cell>
          <table:table-cell office:value-type="float" office:value="0.249663">
            <text:p>0,249663</text:p>
          </table:table-cell>
          <table:table-cell/>
          <table:table-cell table:style-name="Default" office:value-type="float" office:value="0.289534">
            <text:p>0,289534</text:p>
          </table:table-cell>
          <table:table-cell table:style-name="Default" office:value-type="float" office:value="0.519084">
            <text:p>0,519084</text:p>
          </table:table-cell>
        </table:table-row>
        <table:table-row table:style-name="ro2">
          <table:table-cell office:value-type="string">
            <text:p>CL_07_25_09.TXT</text:p>
          </table:table-cell>
          <table:table-cell office:value-type="float" office:value="0.000224">
            <text:p>0,000224</text:p>
          </table:table-cell>
          <table:table-cell office:value-type="float" office:value="0.21487">
            <text:p>0,21487</text:p>
          </table:table-cell>
          <table:table-cell/>
          <table:table-cell table:style-name="Default" office:value-type="float" office:value="0.302647">
            <text:p>0,302647</text:p>
          </table:table-cell>
          <table:table-cell table:style-name="Default" office:value-type="float" office:value="0.510336">
            <text:p>0,510336</text:p>
          </table:table-cell>
        </table:table-row>
        <table:table-row table:style-name="ro2">
          <table:table-cell office:value-type="string">
            <text:p>CL_07_25_10.TXT</text:p>
          </table:table-cell>
          <table:table-cell office:value-type="float" office:value="0.000229">
            <text:p>0,000229</text:p>
          </table:table-cell>
          <table:table-cell office:value-type="float" office:value="0.276366">
            <text:p>0,276366</text:p>
          </table:table-cell>
          <table:table-cell/>
          <table:table-cell table:style-name="Default" office:value-type="float" office:value="0.290032">
            <text:p>0,290032</text:p>
          </table:table-cell>
          <table:table-cell table:style-name="Default" office:value-type="float" office:value="0.541511">
            <text:p>0,541511</text:p>
          </table:table-cell>
        </table:table-row>
        <table:table-row table:style-name="ro2">
          <table:table-cell office:value-type="string">
            <text:p>CL_07_50_01.TXT</text:p>
          </table:table-cell>
          <table:table-cell office:value-type="float" office:value="0.001136">
            <text:p>0,001136</text:p>
          </table:table-cell>
          <table:table-cell office:value-type="float" office:value="0.846596">
            <text:p>0,846596</text:p>
          </table:table-cell>
          <table:table-cell/>
          <table:table-cell table:style-name="Default" office:value-type="float" office:value="1.59124">
            <text:p>1,59124</text:p>
          </table:table-cell>
          <table:table-cell table:style-name="Default" office:value-type="float" office:value="3.25767">
            <text:p>3,25767</text:p>
          </table:table-cell>
        </table:table-row>
        <table:table-row table:style-name="ro2">
          <table:table-cell office:value-type="string">
            <text:p>CL_07_50_02.TXT</text:p>
          </table:table-cell>
          <table:table-cell office:value-type="float" office:value="0.000919">
            <text:p>0,000919</text:p>
          </table:table-cell>
          <table:table-cell office:value-type="float" office:value="0.881933">
            <text:p>0,881933</text:p>
          </table:table-cell>
          <table:table-cell/>
          <table:table-cell table:style-name="Default" office:value-type="float" office:value="1.38866">
            <text:p>1,38866</text:p>
          </table:table-cell>
          <table:table-cell table:style-name="Default" office:value-type="float" office:value="2.70579">
            <text:p>2,70579</text:p>
          </table:table-cell>
        </table:table-row>
        <table:table-row table:style-name="ro2">
          <table:table-cell office:value-type="string">
            <text:p>CL_07_50_03.TXT</text:p>
          </table:table-cell>
          <table:table-cell office:value-type="float" office:value="0.000923">
            <text:p>0,000923</text:p>
          </table:table-cell>
          <table:table-cell office:value-type="float" office:value="0.813071">
            <text:p>0,813071</text:p>
          </table:table-cell>
          <table:table-cell/>
          <table:table-cell table:style-name="Default" office:value-type="float" office:value="1.58055">
            <text:p>1,58055</text:p>
          </table:table-cell>
          <table:table-cell table:style-name="Default" office:value-type="float" office:value="2.39374">
            <text:p>2,39374</text:p>
          </table:table-cell>
        </table:table-row>
        <table:table-row table:style-name="ro2">
          <table:table-cell office:value-type="string">
            <text:p>CL_07_50_04.TXT</text:p>
          </table:table-cell>
          <table:table-cell office:value-type="float" office:value="0.000918">
            <text:p>0,000918</text:p>
          </table:table-cell>
          <table:table-cell office:value-type="float" office:value="0.865588">
            <text:p>0,865588</text:p>
          </table:table-cell>
          <table:table-cell/>
          <table:table-cell table:style-name="Default" office:value-type="float" office:value="1.3807">
            <text:p>1,3807</text:p>
          </table:table-cell>
          <table:table-cell table:style-name="Default" office:value-type="float" office:value="2.76788">
            <text:p>2,76788</text:p>
          </table:table-cell>
        </table:table-row>
        <table:table-row table:style-name="ro2">
          <table:table-cell office:value-type="string">
            <text:p>CL_07_50_05.TXT</text:p>
          </table:table-cell>
          <table:table-cell office:value-type="float" office:value="0.001095">
            <text:p>0,001095</text:p>
          </table:table-cell>
          <table:table-cell office:value-type="float" office:value="0.774007">
            <text:p>0,774007</text:p>
          </table:table-cell>
          <table:table-cell/>
          <table:table-cell table:style-name="Default" office:value-type="float" office:value="1.56923">
            <text:p>1,56923</text:p>
          </table:table-cell>
          <table:table-cell table:style-name="Default" office:value-type="float" office:value="2.48779">
            <text:p>2,48779</text:p>
          </table:table-cell>
        </table:table-row>
        <table:table-row table:style-name="ro2">
          <table:table-cell office:value-type="string">
            <text:p>CL_07_50_06.TXT</text:p>
          </table:table-cell>
          <table:table-cell office:value-type="float" office:value="0.000914">
            <text:p>0,000914</text:p>
          </table:table-cell>
          <table:table-cell office:value-type="float" office:value="0.845725">
            <text:p>0,845725</text:p>
          </table:table-cell>
          <table:table-cell/>
          <table:table-cell table:style-name="Default" office:value-type="float" office:value="1.37802">
            <text:p>1,37802</text:p>
          </table:table-cell>
          <table:table-cell table:style-name="Default" office:value-type="float" office:value="2.58062">
            <text:p>2,58062</text:p>
          </table:table-cell>
        </table:table-row>
        <table:table-row table:style-name="ro2">
          <table:table-cell office:value-type="string">
            <text:p>CL_07_50_07.TXT</text:p>
          </table:table-cell>
          <table:table-cell office:value-type="float" office:value="0.000967">
            <text:p>0,000967</text:p>
          </table:table-cell>
          <table:table-cell office:value-type="float" office:value="0.861699">
            <text:p>0,861699</text:p>
          </table:table-cell>
          <table:table-cell/>
          <table:table-cell table:style-name="Default" office:value-type="float" office:value="1.56862">
            <text:p>1,56862</text:p>
          </table:table-cell>
          <table:table-cell table:style-name="Default" office:value-type="float" office:value="3.08999">
            <text:p>3,08999</text:p>
          </table:table-cell>
        </table:table-row>
        <table:table-row table:style-name="ro2">
          <table:table-cell office:value-type="string">
            <text:p>CL_07_50_08.TXT</text:p>
          </table:table-cell>
          <table:table-cell office:value-type="float" office:value="0.000916">
            <text:p>0,000916</text:p>
          </table:table-cell>
          <table:table-cell office:value-type="float" office:value="0.79146">
            <text:p>0,79146</text:p>
          </table:table-cell>
          <table:table-cell/>
          <table:table-cell table:style-name="Default" office:value-type="float" office:value="1.386">
            <text:p>1,386</text:p>
          </table:table-cell>
          <table:table-cell table:style-name="Default" office:value-type="float" office:value="2.33494">
            <text:p>2,33494</text:p>
          </table:table-cell>
        </table:table-row>
        <table:table-row table:style-name="ro2">
          <table:table-cell office:value-type="string">
            <text:p>CL_07_50_09.TXT</text:p>
          </table:table-cell>
          <table:table-cell office:value-type="float" office:value="0.00118">
            <text:p>0,00118</text:p>
          </table:table-cell>
          <table:table-cell office:value-type="float" office:value="0.835535">
            <text:p>0,835535</text:p>
          </table:table-cell>
          <table:table-cell/>
          <table:table-cell table:style-name="Default" office:value-type="float" office:value="1.65021">
            <text:p>1,65021</text:p>
          </table:table-cell>
          <table:table-cell table:style-name="Default" office:value-type="float" office:value="3.40165">
            <text:p>3,40165</text:p>
          </table:table-cell>
        </table:table-row>
        <table:table-row table:style-name="ro2">
          <table:table-cell office:value-type="string">
            <text:p>CL_07_50_10.TXT</text:p>
          </table:table-cell>
          <table:table-cell office:value-type="float" office:value="0.001043">
            <text:p>0,001043</text:p>
          </table:table-cell>
          <table:table-cell office:value-type="float" office:value="0.861953">
            <text:p>0,861953</text:p>
          </table:table-cell>
          <table:table-cell/>
          <table:table-cell table:style-name="Default" office:value-type="float" office:value="1.36414">
            <text:p>1,36414</text:p>
          </table:table-cell>
          <table:table-cell table:style-name="Default" office:value-type="float" office:value="2.65267">
            <text:p>2,65267</text:p>
          </table:table-cell>
        </table:table-row>
        <table:table-row table:style-name="ro2">
          <table:table-cell office:value-type="string">
            <text:p>CL_08_100_01.TXT</text:p>
          </table:table-cell>
          <table:table-cell office:value-type="float" office:value="0.007019">
            <text:p>0,007019</text:p>
          </table:table-cell>
          <table:table-cell office:value-type="float" office:value="1.28257">
            <text:p>1,28257</text:p>
          </table:table-cell>
          <table:table-cell/>
          <table:table-cell table:style-name="Default" office:value-type="float" office:value="9.46186">
            <text:p>9,46186</text:p>
          </table:table-cell>
          <table:table-cell table:style-name="Default" office:value-type="float" office:value="16.1284">
            <text:p>16,1284</text:p>
          </table:table-cell>
        </table:table-row>
        <table:table-row table:style-name="ro2">
          <table:table-cell office:value-type="string">
            <text:p>CL_08_100_02.TXT</text:p>
          </table:table-cell>
          <table:table-cell office:value-type="float" office:value="0.005607">
            <text:p>0,005607</text:p>
          </table:table-cell>
          <table:table-cell office:value-type="float" office:value="1.19926">
            <text:p>1,19926</text:p>
          </table:table-cell>
          <table:table-cell/>
          <table:table-cell table:style-name="Default" office:value-type="float" office:value="9.20677">
            <text:p>9,20677</text:p>
          </table:table-cell>
          <table:table-cell table:style-name="Default" office:value-type="float" office:value="16.3302">
            <text:p>16,3302</text:p>
          </table:table-cell>
        </table:table-row>
        <table:table-row table:style-name="ro2">
          <table:table-cell office:value-type="string">
            <text:p>CL_08_100_03.TXT</text:p>
          </table:table-cell>
          <table:table-cell office:value-type="float" office:value="0.005984">
            <text:p>0,005984</text:p>
          </table:table-cell>
          <table:table-cell office:value-type="float" office:value="1.29362">
            <text:p>1,29362</text:p>
          </table:table-cell>
          <table:table-cell/>
          <table:table-cell table:style-name="Default" office:value-type="float" office:value="9.73398">
            <text:p>9,73398</text:p>
          </table:table-cell>
          <table:table-cell table:style-name="Default" office:value-type="float" office:value="19.0469">
            <text:p>19,0469</text:p>
          </table:table-cell>
        </table:table-row>
        <table:table-row table:style-name="ro2">
          <table:table-cell office:value-type="string">
            <text:p>CL_08_100_04.TXT</text:p>
          </table:table-cell>
          <table:table-cell office:value-type="float" office:value="0.005483">
            <text:p>0,005483</text:p>
          </table:table-cell>
          <table:table-cell office:value-type="float" office:value="1.21379">
            <text:p>1,21379</text:p>
          </table:table-cell>
          <table:table-cell/>
          <table:table-cell table:style-name="Default" office:value-type="float" office:value="9.21792">
            <text:p>9,21792</text:p>
          </table:table-cell>
          <table:table-cell table:style-name="Default" office:value-type="float" office:value="16.1177">
            <text:p>16,1177</text:p>
          </table:table-cell>
        </table:table-row>
        <table:table-row table:style-name="ro2">
          <table:table-cell office:value-type="string">
            <text:p>CL_08_100_05.TXT</text:p>
          </table:table-cell>
          <table:table-cell office:value-type="float" office:value="0.008387">
            <text:p>0,008387</text:p>
          </table:table-cell>
          <table:table-cell office:value-type="float" office:value="1.31958">
            <text:p>1,31958</text:p>
          </table:table-cell>
          <table:table-cell/>
          <table:table-cell table:style-name="Default" office:value-type="float" office:value="9.48088">
            <text:p>9,48088</text:p>
          </table:table-cell>
          <table:table-cell table:style-name="Default" office:value-type="float" office:value="18.7352">
            <text:p>18,7352</text:p>
          </table:table-cell>
        </table:table-row>
        <table:table-row table:style-name="ro2">
          <table:table-cell office:value-type="string">
            <text:p>CL_08_100_06.TXT</text:p>
          </table:table-cell>
          <table:table-cell office:value-type="float" office:value="0.006445">
            <text:p>0,006445</text:p>
          </table:table-cell>
          <table:table-cell office:value-type="float" office:value="1.25821">
            <text:p>1,25821</text:p>
          </table:table-cell>
          <table:table-cell/>
          <table:table-cell table:style-name="Default" office:value-type="float" office:value="9.25057">
            <text:p>9,25057</text:p>
          </table:table-cell>
          <table:table-cell table:style-name="Default" office:value-type="float" office:value="14.8658">
            <text:p>14,8658</text:p>
          </table:table-cell>
        </table:table-row>
        <table:table-row table:style-name="ro2">
          <table:table-cell office:value-type="string">
            <text:p>CL_08_100_07.TXT</text:p>
          </table:table-cell>
          <table:table-cell office:value-type="float" office:value="0.006391">
            <text:p>0,006391</text:p>
          </table:table-cell>
          <table:table-cell office:value-type="float" office:value="1.31927">
            <text:p>1,31927</text:p>
          </table:table-cell>
          <table:table-cell/>
          <table:table-cell table:style-name="Default" office:value-type="float" office:value="9.47094">
            <text:p>9,47094</text:p>
          </table:table-cell>
          <table:table-cell table:style-name="Default" office:value-type="float" office:value="18.8452">
            <text:p>18,8452</text:p>
          </table:table-cell>
        </table:table-row>
        <table:table-row table:style-name="ro2">
          <table:table-cell office:value-type="string">
            <text:p>CL_08_100_08.TXT</text:p>
          </table:table-cell>
          <table:table-cell office:value-type="float" office:value="0.006852">
            <text:p>0,006852</text:p>
          </table:table-cell>
          <table:table-cell office:value-type="float" office:value="1.28897">
            <text:p>1,28897</text:p>
          </table:table-cell>
          <table:table-cell/>
          <table:table-cell table:style-name="Default" office:value-type="float" office:value="9.21474">
            <text:p>9,21474</text:p>
          </table:table-cell>
          <table:table-cell table:style-name="Default" office:value-type="float" office:value="14.5326">
            <text:p>14,5326</text:p>
          </table:table-cell>
        </table:table-row>
        <table:table-row table:style-name="ro2">
          <table:table-cell office:value-type="string">
            <text:p>CL_08_100_09.TXT</text:p>
          </table:table-cell>
          <table:table-cell office:value-type="float" office:value="0.006514">
            <text:p>0,006514</text:p>
          </table:table-cell>
          <table:table-cell office:value-type="float" office:value="1.31136">
            <text:p>1,31136</text:p>
          </table:table-cell>
          <table:table-cell/>
          <table:table-cell table:style-name="Default" office:value-type="float" office:value="9.73845">
            <text:p>9,73845</text:p>
          </table:table-cell>
          <table:table-cell table:style-name="Default" office:value-type="float" office:value="17.0193">
            <text:p>17,0193</text:p>
          </table:table-cell>
        </table:table-row>
        <table:table-row table:style-name="ro2">
          <table:table-cell office:value-type="string">
            <text:p>CL_08_100_10.TXT</text:p>
          </table:table-cell>
          <table:table-cell office:value-type="float" office:value="0.007228">
            <text:p>0,007228</text:p>
          </table:table-cell>
          <table:table-cell office:value-type="float" office:value="1.31339">
            <text:p>1,31339</text:p>
          </table:table-cell>
          <table:table-cell/>
          <table:table-cell table:style-name="Default" office:value-type="float" office:value="9.54163">
            <text:p>9,54163</text:p>
          </table:table-cell>
          <table:table-cell table:style-name="Default" office:value-type="float" office:value="14.0884">
            <text:p>14,0884</text:p>
          </table:table-cell>
        </table:table-row>
        <table:table-row table:style-name="ro2">
          <table:table-cell office:value-type="string">
            <text:p>CL_08_200_01.TXT</text:p>
          </table:table-cell>
          <table:table-cell office:value-type="float" office:value="0.052011">
            <text:p>0,052011</text:p>
          </table:table-cell>
          <table:table-cell office:value-type="float" office:value="4.37728">
            <text:p>4,37728</text:p>
          </table:table-cell>
          <table:table-cell/>
          <table:table-cell table:style-name="Default" office:value-type="float" office:value="68.9706">
            <text:p>68,9706</text:p>
          </table:table-cell>
          <table:table-cell table:style-name="Default" office:value-type="float" office:value="90.4707">
            <text:p>90,4707</text:p>
          </table:table-cell>
        </table:table-row>
        <table:table-row table:style-name="ro2">
          <table:table-cell office:value-type="string">
            <text:p>CL_08_200_02.TXT</text:p>
          </table:table-cell>
          <table:table-cell office:value-type="float" office:value="0.044219">
            <text:p>0,044219</text:p>
          </table:table-cell>
          <table:table-cell office:value-type="float" office:value="4.1393">
            <text:p>4,1393</text:p>
          </table:table-cell>
          <table:table-cell/>
          <table:table-cell table:style-name="Default" office:value-type="float" office:value="69.0835">
            <text:p>69,0835</text:p>
          </table:table-cell>
          <table:table-cell table:style-name="Default" office:value-type="float" office:value="96.7379">
            <text:p>96,7379</text:p>
          </table:table-cell>
        </table:table-row>
        <table:table-row table:style-name="ro2">
          <table:table-cell office:value-type="string">
            <text:p>CL_08_200_03.TXT</text:p>
          </table:table-cell>
          <table:table-cell office:value-type="float" office:value="0.04599">
            <text:p>0,04599</text:p>
          </table:table-cell>
          <table:table-cell office:value-type="float" office:value="4.3475">
            <text:p>4,3475</text:p>
          </table:table-cell>
          <table:table-cell/>
          <table:table-cell table:style-name="Default" office:value-type="float" office:value="68.9463">
            <text:p>68,9463</text:p>
          </table:table-cell>
          <table:table-cell table:style-name="Default" office:value-type="float" office:value="101.164">
            <text:p>101,164</text:p>
          </table:table-cell>
        </table:table-row>
        <table:table-row table:style-name="ro2">
          <table:table-cell office:value-type="string">
            <text:p>CL_08_200_04.TXT</text:p>
          </table:table-cell>
          <table:table-cell office:value-type="float" office:value="0.043738">
            <text:p>0,043738</text:p>
          </table:table-cell>
          <table:table-cell office:value-type="float" office:value="4.11597">
            <text:p>4,11597</text:p>
          </table:table-cell>
          <table:table-cell/>
          <table:table-cell table:style-name="Default" office:value-type="float" office:value="69.1018">
            <text:p>69,1018</text:p>
          </table:table-cell>
          <table:table-cell table:style-name="Default" office:value-type="float" office:value="96.936">
            <text:p>96,936</text:p>
          </table:table-cell>
        </table:table-row>
        <table:table-row table:style-name="ro2">
          <table:table-cell office:value-type="string">
            <text:p>CL_08_200_05.TXT</text:p>
          </table:table-cell>
          <table:table-cell office:value-type="float" office:value="0.045926">
            <text:p>0,045926</text:p>
          </table:table-cell>
          <table:table-cell office:value-type="float" office:value="4.29869">
            <text:p>4,29869</text:p>
          </table:table-cell>
          <table:table-cell/>
          <table:table-cell table:style-name="Default" office:value-type="float" office:value="69.0061">
            <text:p>69,0061</text:p>
          </table:table-cell>
          <table:table-cell table:style-name="Default" office:value-type="float" office:value="102.93">
            <text:p>102,93</text:p>
          </table:table-cell>
        </table:table-row>
        <table:table-row table:style-name="ro2">
          <table:table-cell office:value-type="string">
            <text:p>CL_08_200_06.TXT</text:p>
          </table:table-cell>
          <table:table-cell office:value-type="float" office:value="0.046378">
            <text:p>0,046378</text:p>
          </table:table-cell>
          <table:table-cell office:value-type="float" office:value="4.31812">
            <text:p>4,31812</text:p>
          </table:table-cell>
          <table:table-cell/>
          <table:table-cell table:style-name="Default" office:value-type="float" office:value="68.112">
            <text:p>68,112</text:p>
          </table:table-cell>
          <table:table-cell table:style-name="Default" office:value-type="float" office:value="97.6673">
            <text:p>97,6673</text:p>
          </table:table-cell>
        </table:table-row>
        <table:table-row table:style-name="ro2">
          <table:table-cell office:value-type="string">
            <text:p>CL_08_200_07.TXT</text:p>
          </table:table-cell>
          <table:table-cell office:value-type="float" office:value="0.052072">
            <text:p>0,052072</text:p>
          </table:table-cell>
          <table:table-cell office:value-type="float" office:value="4.2638">
            <text:p>4,2638</text:p>
          </table:table-cell>
          <table:table-cell/>
          <table:table-cell table:style-name="Default" office:value-type="float" office:value="68.8304">
            <text:p>68,8304</text:p>
          </table:table-cell>
          <table:table-cell table:style-name="Default" office:value-type="float" office:value="102.946">
            <text:p>102,946</text:p>
          </table:table-cell>
        </table:table-row>
        <table:table-row table:style-name="ro2">
          <table:table-cell office:value-type="string">
            <text:p>CL_08_200_08.TXT</text:p>
          </table:table-cell>
          <table:table-cell office:value-type="float" office:value="0.053113">
            <text:p>0,053113</text:p>
          </table:table-cell>
          <table:table-cell office:value-type="float" office:value="4.36052">
            <text:p>4,36052</text:p>
          </table:table-cell>
          <table:table-cell/>
          <table:table-cell table:style-name="Default" office:value-type="float" office:value="68.1842">
            <text:p>68,1842</text:p>
          </table:table-cell>
          <table:table-cell table:style-name="Default" office:value-type="float" office:value="99.1747">
            <text:p>99,1747</text:p>
          </table:table-cell>
        </table:table-row>
        <table:table-row table:style-name="ro2">
          <table:table-cell office:value-type="string">
            <text:p>CL_08_200_09.TXT</text:p>
          </table:table-cell>
          <table:table-cell office:value-type="float" office:value="0.046861">
            <text:p>0,046861</text:p>
          </table:table-cell>
          <table:table-cell office:value-type="float" office:value="4.32366">
            <text:p>4,32366</text:p>
          </table:table-cell>
          <table:table-cell/>
          <table:table-cell table:style-name="Default" office:value-type="float" office:value="69.8474">
            <text:p>69,8474</text:p>
          </table:table-cell>
          <table:table-cell table:style-name="Default" office:value-type="float" office:value="99.6933">
            <text:p>99,6933</text:p>
          </table:table-cell>
        </table:table-row>
        <table:table-row table:style-name="ro2">
          <table:table-cell office:value-type="string">
            <text:p>CL_08_200_10.TXT</text:p>
          </table:table-cell>
          <table:table-cell office:value-type="float" office:value="0.052392">
            <text:p>0,052392</text:p>
          </table:table-cell>
          <table:table-cell office:value-type="float" office:value="4.38071">
            <text:p>4,38071</text:p>
          </table:table-cell>
          <table:table-cell/>
          <table:table-cell table:style-name="Default" office:value-type="float" office:value="69.2633">
            <text:p>69,2633</text:p>
          </table:table-cell>
          <table:table-cell table:style-name="Default" office:value-type="float" office:value="99.1677">
            <text:p>99,1677</text:p>
          </table:table-cell>
        </table:table-row>
        <table:table-row table:style-name="ro2">
          <table:table-cell office:value-type="string">
            <text:p>CL_08_25_01.TXT</text:p>
          </table:table-cell>
          <table:table-cell office:value-type="float" office:value="0.000224">
            <text:p>0,000224</text:p>
          </table:table-cell>
          <table:table-cell office:value-type="float" office:value="0.144845">
            <text:p>0,144845</text:p>
          </table:table-cell>
          <table:table-cell/>
          <table:table-cell table:style-name="Default" office:value-type="float" office:value="0.304564">
            <text:p>0,304564</text:p>
          </table:table-cell>
          <table:table-cell table:style-name="Default" office:value-type="float" office:value="0.49971">
            <text:p>0,49971</text:p>
          </table:table-cell>
        </table:table-row>
        <table:table-row table:style-name="ro2">
          <table:table-cell office:value-type="string">
            <text:p>CL_08_25_02.TXT</text:p>
          </table:table-cell>
          <table:table-cell office:value-type="float" office:value="0.000196">
            <text:p>0,000196</text:p>
          </table:table-cell>
          <table:table-cell office:value-type="float" office:value="0.141401">
            <text:p>0,141401</text:p>
          </table:table-cell>
          <table:table-cell/>
          <table:table-cell table:style-name="Default" office:value-type="float" office:value="0.303827">
            <text:p>0,303827</text:p>
          </table:table-cell>
          <table:table-cell table:style-name="Default" office:value-type="float" office:value="0.597017">
            <text:p>0,597017</text:p>
          </table:table-cell>
        </table:table-row>
        <table:table-row table:style-name="ro2">
          <table:table-cell office:value-type="string">
            <text:p>CL_08_25_03.TXT</text:p>
          </table:table-cell>
          <table:table-cell office:value-type="float" office:value="0.000163">
            <text:p>0,000163</text:p>
          </table:table-cell>
          <table:table-cell office:value-type="float" office:value="0.153901">
            <text:p>0,153901</text:p>
          </table:table-cell>
          <table:table-cell/>
          <table:table-cell table:style-name="Default" office:value-type="float" office:value="0.295947">
            <text:p>0,295947</text:p>
          </table:table-cell>
          <table:table-cell table:style-name="Default" office:value-type="float" office:value="0.528362">
            <text:p>0,528362</text:p>
          </table:table-cell>
        </table:table-row>
        <table:table-row table:style-name="ro2">
          <table:table-cell office:value-type="string">
            <text:p>CL_08_25_04.TXT</text:p>
          </table:table-cell>
          <table:table-cell office:value-type="float" office:value="0.000163">
            <text:p>0,000163</text:p>
          </table:table-cell>
          <table:table-cell office:value-type="float" office:value="0.128899">
            <text:p>0,128899</text:p>
          </table:table-cell>
          <table:table-cell/>
          <table:table-cell table:style-name="Default" office:value-type="float" office:value="0.286225">
            <text:p>0,286225</text:p>
          </table:table-cell>
          <table:table-cell table:style-name="Default" office:value-type="float" office:value="0.573904">
            <text:p>0,573904</text:p>
          </table:table-cell>
        </table:table-row>
        <table:table-row table:style-name="ro2">
          <table:table-cell office:value-type="string">
            <text:p>CL_08_25_05.TXT</text:p>
          </table:table-cell>
          <table:table-cell office:value-type="float" office:value="0.000163">
            <text:p>0,000163</text:p>
          </table:table-cell>
          <table:table-cell office:value-type="float" office:value="0.13745">
            <text:p>0,13745</text:p>
          </table:table-cell>
          <table:table-cell/>
          <table:table-cell table:style-name="Default" office:value-type="float" office:value="0.29292">
            <text:p>0,29292</text:p>
          </table:table-cell>
          <table:table-cell table:style-name="Default" office:value-type="float" office:value="0.568566">
            <text:p>0,568566</text:p>
          </table:table-cell>
        </table:table-row>
        <table:table-row table:style-name="ro2">
          <table:table-cell office:value-type="string">
            <text:p>CL_08_25_06.TXT</text:p>
          </table:table-cell>
          <table:table-cell office:value-type="float" office:value="0.000161">
            <text:p>0,000161</text:p>
          </table:table-cell>
          <table:table-cell office:value-type="float" office:value="0.131565">
            <text:p>0,131565</text:p>
          </table:table-cell>
          <table:table-cell/>
          <table:table-cell table:style-name="Default" office:value-type="float" office:value="0.307302">
            <text:p>0,307302</text:p>
          </table:table-cell>
          <table:table-cell table:style-name="Default" office:value-type="float" office:value="0.574628">
            <text:p>0,574628</text:p>
          </table:table-cell>
        </table:table-row>
        <table:table-row table:style-name="ro2">
          <table:table-cell office:value-type="string">
            <text:p>CL_08_25_07.TXT</text:p>
          </table:table-cell>
          <table:table-cell office:value-type="float" office:value="0.000215">
            <text:p>0,000215</text:p>
          </table:table-cell>
          <table:table-cell office:value-type="float" office:value="0.134035">
            <text:p>0,134035</text:p>
          </table:table-cell>
          <table:table-cell/>
          <table:table-cell table:style-name="Default" office:value-type="float" office:value="0.290944">
            <text:p>0,290944</text:p>
          </table:table-cell>
          <table:table-cell table:style-name="Default" office:value-type="float" office:value="0.576873">
            <text:p>0,576873</text:p>
          </table:table-cell>
        </table:table-row>
        <table:table-row table:style-name="ro2">
          <table:table-cell office:value-type="string">
            <text:p>CL_08_25_08.TXT</text:p>
          </table:table-cell>
          <table:table-cell office:value-type="float" office:value="0.00022">
            <text:p>0,00022</text:p>
          </table:table-cell>
          <table:table-cell office:value-type="float" office:value="0.134333">
            <text:p>0,134333</text:p>
          </table:table-cell>
          <table:table-cell/>
          <table:table-cell table:style-name="Default" office:value-type="float" office:value="0.312498">
            <text:p>0,312498</text:p>
          </table:table-cell>
          <table:table-cell table:style-name="Default" office:value-type="float" office:value="0.542416">
            <text:p>0,542416</text:p>
          </table:table-cell>
        </table:table-row>
        <table:table-row table:style-name="ro2">
          <table:table-cell office:value-type="string">
            <text:p>CL_08_25_09.TXT</text:p>
          </table:table-cell>
          <table:table-cell office:value-type="float" office:value="0.000178">
            <text:p>0,000178</text:p>
          </table:table-cell>
          <table:table-cell office:value-type="float" office:value="0.14683">
            <text:p>0,14683</text:p>
          </table:table-cell>
          <table:table-cell/>
          <table:table-cell table:style-name="Default" office:value-type="float" office:value="0.289987">
            <text:p>0,289987</text:p>
          </table:table-cell>
          <table:table-cell table:style-name="Default" office:value-type="float" office:value="0.521335">
            <text:p>0,521335</text:p>
          </table:table-cell>
        </table:table-row>
        <table:table-row table:style-name="ro2">
          <table:table-cell office:value-type="string">
            <text:p>CL_08_25_10.TXT</text:p>
          </table:table-cell>
          <table:table-cell office:value-type="float" office:value="0.000263">
            <text:p>0,000263</text:p>
          </table:table-cell>
          <table:table-cell office:value-type="float" office:value="0.163167">
            <text:p>0,163167</text:p>
          </table:table-cell>
          <table:table-cell/>
          <table:table-cell table:style-name="Default" office:value-type="float" office:value="0.317689">
            <text:p>0,317689</text:p>
          </table:table-cell>
          <table:table-cell table:style-name="Default" office:value-type="float" office:value="0.464087">
            <text:p>0,464087</text:p>
          </table:table-cell>
        </table:table-row>
        <table:table-row table:style-name="ro2">
          <table:table-cell office:value-type="string">
            <text:p>CL_08_50_01.TXT</text:p>
          </table:table-cell>
          <table:table-cell office:value-type="float" office:value="0.001024">
            <text:p>0,001024</text:p>
          </table:table-cell>
          <table:table-cell office:value-type="float" office:value="0.439035">
            <text:p>0,439035</text:p>
          </table:table-cell>
          <table:table-cell/>
          <table:table-cell table:style-name="Default" office:value-type="float" office:value="1.53416">
            <text:p>1,53416</text:p>
          </table:table-cell>
          <table:table-cell table:style-name="Default" office:value-type="float" office:value="2.50714">
            <text:p>2,50714</text:p>
          </table:table-cell>
        </table:table-row>
        <table:table-row table:style-name="ro2">
          <table:table-cell office:value-type="string">
            <text:p>CL_08_50_02.TXT</text:p>
          </table:table-cell>
          <table:table-cell office:value-type="float" office:value="0.000786">
            <text:p>0,000786</text:p>
          </table:table-cell>
          <table:table-cell office:value-type="float" office:value="0.4133">
            <text:p>0,4133</text:p>
          </table:table-cell>
          <table:table-cell/>
          <table:table-cell table:style-name="Default" office:value-type="float" office:value="1.54065">
            <text:p>1,54065</text:p>
          </table:table-cell>
          <table:table-cell table:style-name="Default" office:value-type="float" office:value="3.59052">
            <text:p>3,59052</text:p>
          </table:table-cell>
        </table:table-row>
        <table:table-row table:style-name="ro2">
          <table:table-cell office:value-type="string">
            <text:p>CL_08_50_03.TXT</text:p>
          </table:table-cell>
          <table:table-cell office:value-type="float" office:value="0.000952">
            <text:p>0,000952</text:p>
          </table:table-cell>
          <table:table-cell office:value-type="float" office:value="0.457453">
            <text:p>0,457453</text:p>
          </table:table-cell>
          <table:table-cell/>
          <table:table-cell table:style-name="Default" office:value-type="float" office:value="1.52927">
            <text:p>1,52927</text:p>
          </table:table-cell>
          <table:table-cell table:style-name="Default" office:value-type="float" office:value="3.26876">
            <text:p>3,26876</text:p>
          </table:table-cell>
        </table:table-row>
        <table:table-row table:style-name="ro2">
          <table:table-cell office:value-type="string">
            <text:p>CL_08_50_04.TXT</text:p>
          </table:table-cell>
          <table:table-cell office:value-type="float" office:value="0.00104">
            <text:p>0,00104</text:p>
          </table:table-cell>
          <table:table-cell office:value-type="float" office:value="0.420106">
            <text:p>0,420106</text:p>
          </table:table-cell>
          <table:table-cell/>
          <table:table-cell table:style-name="Default" office:value-type="float" office:value="1.53793">
            <text:p>1,53793</text:p>
          </table:table-cell>
          <table:table-cell table:style-name="Default" office:value-type="float" office:value="3.62335">
            <text:p>3,62335</text:p>
          </table:table-cell>
        </table:table-row>
        <table:table-row table:style-name="ro2">
          <table:table-cell office:value-type="string">
            <text:p>CL_08_50_05.TXT</text:p>
          </table:table-cell>
          <table:table-cell office:value-type="float" office:value="0.000948">
            <text:p>0,000948</text:p>
          </table:table-cell>
          <table:table-cell office:value-type="float" office:value="0.444883">
            <text:p>0,444883</text:p>
          </table:table-cell>
          <table:table-cell/>
          <table:table-cell table:style-name="Default" office:value-type="float" office:value="1.52351">
            <text:p>1,52351</text:p>
          </table:table-cell>
          <table:table-cell table:style-name="Default" office:value-type="float" office:value="3.29083">
            <text:p>3,29083</text:p>
          </table:table-cell>
        </table:table-row>
        <table:table-row table:style-name="ro2">
          <table:table-cell office:value-type="string">
            <text:p>CL_08_50_06.TXT</text:p>
          </table:table-cell>
          <table:table-cell office:value-type="float" office:value="0.001177">
            <text:p>0,001177</text:p>
          </table:table-cell>
          <table:table-cell office:value-type="float" office:value="0.405577">
            <text:p>0,405577</text:p>
          </table:table-cell>
          <table:table-cell/>
          <table:table-cell table:style-name="Default" office:value-type="float" office:value="1.54333">
            <text:p>1,54333</text:p>
          </table:table-cell>
          <table:table-cell table:style-name="Default" office:value-type="float" office:value="3.29155">
            <text:p>3,29155</text:p>
          </table:table-cell>
        </table:table-row>
        <table:table-row table:style-name="ro2">
          <table:table-cell office:value-type="string">
            <text:p>CL_08_50_07.TXT</text:p>
          </table:table-cell>
          <table:table-cell office:value-type="float" office:value="0.000901">
            <text:p>0,000901</text:p>
          </table:table-cell>
          <table:table-cell office:value-type="float" office:value="0.451587">
            <text:p>0,451587</text:p>
          </table:table-cell>
          <table:table-cell/>
          <table:table-cell table:style-name="Default" office:value-type="float" office:value="1.51316">
            <text:p>1,51316</text:p>
          </table:table-cell>
          <table:table-cell table:style-name="Default" office:value-type="float" office:value="3.24347">
            <text:p>3,24347</text:p>
          </table:table-cell>
        </table:table-row>
        <table:table-row table:style-name="ro2">
          <table:table-cell office:value-type="string">
            <text:p>CL_08_50_08.TXT</text:p>
          </table:table-cell>
          <table:table-cell office:value-type="float" office:value="0.001185">
            <text:p>0,001185</text:p>
          </table:table-cell>
          <table:table-cell office:value-type="float" office:value="0.398682">
            <text:p>0,398682</text:p>
          </table:table-cell>
          <table:table-cell/>
          <table:table-cell table:style-name="Default" office:value-type="float" office:value="1.53978">
            <text:p>1,53978</text:p>
          </table:table-cell>
          <table:table-cell table:style-name="Default" office:value-type="float" office:value="2.77349">
            <text:p>2,77349</text:p>
          </table:table-cell>
        </table:table-row>
        <table:table-row table:style-name="ro2">
          <table:table-cell office:value-type="string">
            <text:p>CL_08_50_09.TXT</text:p>
          </table:table-cell>
          <table:table-cell office:value-type="float" office:value="0.001022">
            <text:p>0,001022</text:p>
          </table:table-cell>
          <table:table-cell office:value-type="float" office:value="0.462506">
            <text:p>0,462506</text:p>
          </table:table-cell>
          <table:table-cell/>
          <table:table-cell table:style-name="Default" office:value-type="float" office:value="1.57704">
            <text:p>1,57704</text:p>
          </table:table-cell>
          <table:table-cell table:style-name="Default" office:value-type="float" office:value="3.11302">
            <text:p>3,11302</text:p>
          </table:table-cell>
        </table:table-row>
        <table:table-row table:style-name="ro2">
          <table:table-cell office:value-type="string">
            <text:p>CL_08_50_10.TXT</text:p>
          </table:table-cell>
          <table:table-cell office:value-type="float" office:value="0.000834">
            <text:p>0,000834</text:p>
          </table:table-cell>
          <table:table-cell office:value-type="float" office:value="0.454068">
            <text:p>0,454068</text:p>
          </table:table-cell>
          <table:table-cell/>
          <table:table-cell table:style-name="Default" office:value-type="float" office:value="1.55839">
            <text:p>1,55839</text:p>
          </table:table-cell>
          <table:table-cell table:style-name="Default" office:value-type="float" office:value="2.86354">
            <text:p>2,86354</text:p>
          </table:table-cell>
        </table:table-row>
        <table:table-row table:style-name="ro2">
          <table:table-cell office:value-type="string">
            <text:p>CL_09_100_01.TXT</text:p>
          </table:table-cell>
          <table:table-cell office:value-type="float" office:value="0.00461">
            <text:p>0,00461</text:p>
          </table:table-cell>
          <table:table-cell office:value-type="float" office:value="1.36324">
            <text:p>1,36324</text:p>
          </table:table-cell>
          <table:table-cell/>
          <table:table-cell table:style-name="Default" office:value-type="float" office:value="6.66528">
            <text:p>6,66528</text:p>
          </table:table-cell>
          <table:table-cell table:style-name="Default" office:value-type="float" office:value="11.3473">
            <text:p>11,3473</text:p>
          </table:table-cell>
        </table:table-row>
        <table:table-row table:style-name="ro2">
          <table:table-cell office:value-type="string">
            <text:p>CL_09_100_02.TXT</text:p>
          </table:table-cell>
          <table:table-cell office:value-type="float" office:value="0.004175">
            <text:p>0,004175</text:p>
          </table:table-cell>
          <table:table-cell office:value-type="float" office:value="1.43396">
            <text:p>1,43396</text:p>
          </table:table-cell>
          <table:table-cell/>
          <table:table-cell table:style-name="Default" office:value-type="float" office:value="6.89946">
            <text:p>6,89946</text:p>
          </table:table-cell>
          <table:table-cell table:style-name="Default" office:value-type="float" office:value="11.414">
            <text:p>11,414</text:p>
          </table:table-cell>
        </table:table-row>
        <table:table-row table:style-name="ro2">
          <table:table-cell office:value-type="string">
            <text:p>CL_09_100_03.TXT</text:p>
          </table:table-cell>
          <table:table-cell office:value-type="float" office:value="0.004464">
            <text:p>0,004464</text:p>
          </table:table-cell>
          <table:table-cell office:value-type="float" office:value="1.32882">
            <text:p>1,32882</text:p>
          </table:table-cell>
          <table:table-cell/>
          <table:table-cell table:style-name="Default" office:value-type="float" office:value="6.90622">
            <text:p>6,90622</text:p>
          </table:table-cell>
          <table:table-cell table:style-name="Default" office:value-type="float" office:value="11.4488">
            <text:p>11,4488</text:p>
          </table:table-cell>
        </table:table-row>
        <table:table-row table:style-name="ro2">
          <table:table-cell office:value-type="string">
            <text:p>CL_09_100_04.TXT</text:p>
          </table:table-cell>
          <table:table-cell office:value-type="float" office:value="0.005699">
            <text:p>0,005699</text:p>
          </table:table-cell>
          <table:table-cell office:value-type="float" office:value="1.5037">
            <text:p>1,5037</text:p>
          </table:table-cell>
          <table:table-cell/>
          <table:table-cell table:style-name="Default" office:value-type="float" office:value="6.63329">
            <text:p>6,63329</text:p>
          </table:table-cell>
          <table:table-cell table:style-name="Default" office:value-type="float" office:value="11.0868">
            <text:p>11,0868</text:p>
          </table:table-cell>
        </table:table-row>
        <table:table-row table:style-name="ro2">
          <table:table-cell office:value-type="string">
            <text:p>CL_09_100_05.TXT</text:p>
          </table:table-cell>
          <table:table-cell office:value-type="float" office:value="0.005296">
            <text:p>0,005296</text:p>
          </table:table-cell>
          <table:table-cell office:value-type="float" office:value="1.36334">
            <text:p>1,36334</text:p>
          </table:table-cell>
          <table:table-cell/>
          <table:table-cell table:style-name="Default" office:value-type="float" office:value="6.65461">
            <text:p>6,65461</text:p>
          </table:table-cell>
          <table:table-cell table:style-name="Default" office:value-type="float" office:value="11.1325">
            <text:p>11,1325</text:p>
          </table:table-cell>
        </table:table-row>
        <table:table-row table:style-name="ro2">
          <table:table-cell office:value-type="string">
            <text:p>CL_09_100_06.TXT</text:p>
          </table:table-cell>
          <table:table-cell office:value-type="float" office:value="0.003483">
            <text:p>0,003483</text:p>
          </table:table-cell>
          <table:table-cell office:value-type="float" office:value="1.43396">
            <text:p>1,43396</text:p>
          </table:table-cell>
          <table:table-cell/>
          <table:table-cell table:style-name="Default" office:value-type="float" office:value="6.93291">
            <text:p>6,93291</text:p>
          </table:table-cell>
          <table:table-cell table:style-name="Default" office:value-type="float" office:value="11.2862">
            <text:p>11,2862</text:p>
          </table:table-cell>
        </table:table-row>
        <table:table-row table:style-name="ro2">
          <table:table-cell office:value-type="string">
            <text:p>CL_09_100_07.TXT</text:p>
          </table:table-cell>
          <table:table-cell office:value-type="float" office:value="0.004497">
            <text:p>0,004497</text:p>
          </table:table-cell>
          <table:table-cell office:value-type="float" office:value="1.34251">
            <text:p>1,34251</text:p>
          </table:table-cell>
          <table:table-cell/>
          <table:table-cell table:style-name="Default" office:value-type="float" office:value="6.91606">
            <text:p>6,91606</text:p>
          </table:table-cell>
          <table:table-cell table:style-name="Default" office:value-type="float" office:value="11.3552">
            <text:p>11,3552</text:p>
          </table:table-cell>
        </table:table-row>
        <table:table-row table:style-name="ro2">
          <table:table-cell office:value-type="string">
            <text:p>CL_09_100_08.TXT</text:p>
          </table:table-cell>
          <table:table-cell office:value-type="float" office:value="0.004892">
            <text:p>0,004892</text:p>
          </table:table-cell>
          <table:table-cell office:value-type="float" office:value="1.45315">
            <text:p>1,45315</text:p>
          </table:table-cell>
          <table:table-cell/>
          <table:table-cell table:style-name="Default" office:value-type="float" office:value="6.88648">
            <text:p>6,88648</text:p>
          </table:table-cell>
          <table:table-cell table:style-name="Default" office:value-type="float" office:value="11.3455">
            <text:p>11,3455</text:p>
          </table:table-cell>
        </table:table-row>
        <table:table-row table:style-name="ro2">
          <table:table-cell office:value-type="string">
            <text:p>CL_09_100_09.TXT</text:p>
          </table:table-cell>
          <table:table-cell office:value-type="float" office:value="0.00514">
            <text:p>0,00514</text:p>
          </table:table-cell>
          <table:table-cell office:value-type="float" office:value="1.3531">
            <text:p>1,3531</text:p>
          </table:table-cell>
          <table:table-cell/>
          <table:table-cell table:style-name="Default" office:value-type="float" office:value="6.92864">
            <text:p>6,92864</text:p>
          </table:table-cell>
          <table:table-cell table:style-name="Default" office:value-type="float" office:value="11.4012">
            <text:p>11,4012</text:p>
          </table:table-cell>
        </table:table-row>
        <table:table-row table:style-name="ro2">
          <table:table-cell office:value-type="string">
            <text:p>CL_09_100_10.TXT</text:p>
          </table:table-cell>
          <table:table-cell office:value-type="float" office:value="0.005431">
            <text:p>0,005431</text:p>
          </table:table-cell>
          <table:table-cell office:value-type="float" office:value="1.49378">
            <text:p>1,49378</text:p>
          </table:table-cell>
          <table:table-cell/>
          <table:table-cell table:style-name="Default" office:value-type="float" office:value="6.88398">
            <text:p>6,88398</text:p>
          </table:table-cell>
          <table:table-cell table:style-name="Default" office:value-type="float" office:value="11.3461">
            <text:p>11,3461</text:p>
          </table:table-cell>
        </table:table-row>
        <table:table-row table:style-name="ro2">
          <table:table-cell office:value-type="string">
            <text:p>CL_09_200_01.TXT</text:p>
          </table:table-cell>
          <table:table-cell office:value-type="float" office:value="0.029178">
            <text:p>0,029178</text:p>
          </table:table-cell>
          <table:table-cell office:value-type="float" office:value="4.5092">
            <text:p>4,5092</text:p>
          </table:table-cell>
          <table:table-cell/>
          <table:table-cell table:style-name="Default" office:value-type="float" office:value="46.0723">
            <text:p>46,0723</text:p>
          </table:table-cell>
          <table:table-cell table:style-name="Default" office:value-type="float" office:value="61.654">
            <text:p>61,654</text:p>
          </table:table-cell>
        </table:table-row>
        <table:table-row table:style-name="ro2">
          <table:table-cell office:value-type="string">
            <text:p>CL_09_200_02.TXT</text:p>
          </table:table-cell>
          <table:table-cell office:value-type="float" office:value="0.027324">
            <text:p>0,027324</text:p>
          </table:table-cell>
          <table:table-cell office:value-type="float" office:value="4.56659">
            <text:p>4,56659</text:p>
          </table:table-cell>
          <table:table-cell/>
          <table:table-cell table:style-name="Default" office:value-type="float" office:value="47.1137">
            <text:p>47,1137</text:p>
          </table:table-cell>
          <table:table-cell table:style-name="Default" office:value-type="float" office:value="60.7938">
            <text:p>60,7938</text:p>
          </table:table-cell>
        </table:table-row>
        <table:table-row table:style-name="ro2">
          <table:table-cell office:value-type="string">
            <text:p>CL_09_200_03.TXT</text:p>
          </table:table-cell>
          <table:table-cell office:value-type="float" office:value="0.02846">
            <text:p>0,02846</text:p>
          </table:table-cell>
          <table:table-cell office:value-type="float" office:value="4.19656">
            <text:p>4,19656</text:p>
          </table:table-cell>
          <table:table-cell/>
          <table:table-cell table:style-name="Default" office:value-type="float" office:value="47.8448">
            <text:p>47,8448</text:p>
          </table:table-cell>
          <table:table-cell table:style-name="Default" office:value-type="float" office:value="62.1923">
            <text:p>62,1923</text:p>
          </table:table-cell>
        </table:table-row>
        <table:table-row table:style-name="ro2">
          <table:table-cell office:value-type="string">
            <text:p>CL_09_200_04.TXT</text:p>
          </table:table-cell>
          <table:table-cell office:value-type="float" office:value="0.028969">
            <text:p>0,028969</text:p>
          </table:table-cell>
          <table:table-cell office:value-type="float" office:value="4.6509">
            <text:p>4,6509</text:p>
          </table:table-cell>
          <table:table-cell/>
          <table:table-cell table:style-name="Default" office:value-type="float" office:value="47.452">
            <text:p>47,452</text:p>
          </table:table-cell>
          <table:table-cell table:style-name="Default" office:value-type="float" office:value="60.7206">
            <text:p>60,7206</text:p>
          </table:table-cell>
        </table:table-row>
        <table:table-row table:style-name="ro2">
          <table:table-cell office:value-type="string">
            <text:p>CL_09_200_05.TXT</text:p>
          </table:table-cell>
          <table:table-cell office:value-type="float" office:value="0.030257">
            <text:p>0,030257</text:p>
          </table:table-cell>
          <table:table-cell office:value-type="float" office:value="4.22216">
            <text:p>4,22216</text:p>
          </table:table-cell>
          <table:table-cell/>
          <table:table-cell table:style-name="Default" office:value-type="float" office:value="48.5471">
            <text:p>48,5471</text:p>
          </table:table-cell>
          <table:table-cell table:style-name="Default" office:value-type="float" office:value="61.7978">
            <text:p>61,7978</text:p>
          </table:table-cell>
        </table:table-row>
        <table:table-row table:style-name="ro2">
          <table:table-cell office:value-type="string">
            <text:p>CL_09_200_06.TXT</text:p>
          </table:table-cell>
          <table:table-cell office:value-type="float" office:value="0.027501">
            <text:p>0,027501</text:p>
          </table:table-cell>
          <table:table-cell office:value-type="float" office:value="4.56718">
            <text:p>4,56718</text:p>
          </table:table-cell>
          <table:table-cell/>
          <table:table-cell table:style-name="Default" office:value-type="float" office:value="46.4951">
            <text:p>46,4951</text:p>
          </table:table-cell>
          <table:table-cell table:style-name="Default" office:value-type="float" office:value="60.5851">
            <text:p>60,5851</text:p>
          </table:table-cell>
        </table:table-row>
        <table:table-row table:style-name="ro2">
          <table:table-cell office:value-type="string">
            <text:p>CL_09_200_07.TXT</text:p>
          </table:table-cell>
          <table:table-cell office:value-type="float" office:value="0.027588">
            <text:p>0,027588</text:p>
          </table:table-cell>
          <table:table-cell office:value-type="float" office:value="4.20369">
            <text:p>4,20369</text:p>
          </table:table-cell>
          <table:table-cell/>
          <table:table-cell table:style-name="Default" office:value-type="float" office:value="46.619">
            <text:p>46,619</text:p>
          </table:table-cell>
          <table:table-cell table:style-name="Default" office:value-type="float" office:value="62.1625">
            <text:p>62,1625</text:p>
          </table:table-cell>
        </table:table-row>
        <table:table-row table:style-name="ro2">
          <table:table-cell office:value-type="string">
            <text:p>CL_09_200_08.TXT</text:p>
          </table:table-cell>
          <table:table-cell office:value-type="float" office:value="0.027976">
            <text:p>0,027976</text:p>
          </table:table-cell>
          <table:table-cell office:value-type="float" office:value="4.51532">
            <text:p>4,51532</text:p>
          </table:table-cell>
          <table:table-cell/>
          <table:table-cell table:style-name="Default" office:value-type="float" office:value="47.7427">
            <text:p>47,7427</text:p>
          </table:table-cell>
          <table:table-cell table:style-name="Default" office:value-type="float" office:value="61.7021">
            <text:p>61,7021</text:p>
          </table:table-cell>
        </table:table-row>
        <table:table-row table:style-name="ro2">
          <table:table-cell office:value-type="string">
            <text:p>CL_09_200_09.TXT</text:p>
          </table:table-cell>
          <table:table-cell office:value-type="float" office:value="0.028149">
            <text:p>0,028149</text:p>
          </table:table-cell>
          <table:table-cell office:value-type="float" office:value="4.18775">
            <text:p>4,18775</text:p>
          </table:table-cell>
          <table:table-cell/>
          <table:table-cell table:style-name="Default" office:value-type="float" office:value="47.855">
            <text:p>47,855</text:p>
          </table:table-cell>
          <table:table-cell table:style-name="Default" office:value-type="float" office:value="63.1725">
            <text:p>63,1725</text:p>
          </table:table-cell>
        </table:table-row>
        <table:table-row table:style-name="ro2">
          <table:table-cell office:value-type="string">
            <text:p>CL_09_200_10.TXT</text:p>
          </table:table-cell>
          <table:table-cell office:value-type="float" office:value="0.027116">
            <text:p>0,027116</text:p>
          </table:table-cell>
          <table:table-cell office:value-type="float" office:value="4.61358">
            <text:p>4,61358</text:p>
          </table:table-cell>
          <table:table-cell/>
          <table:table-cell table:style-name="Default" office:value-type="float" office:value="47.1348">
            <text:p>47,1348</text:p>
          </table:table-cell>
          <table:table-cell table:style-name="Default" office:value-type="float" office:value="61.7636">
            <text:p>61,7636</text:p>
          </table:table-cell>
        </table:table-row>
        <table:table-row table:style-name="ro2">
          <table:table-cell office:value-type="string">
            <text:p>CL_09_25_01.TXT</text:p>
          </table:table-cell>
          <table:table-cell office:value-type="float" office:value="0.000159">
            <text:p>0,000159</text:p>
          </table:table-cell>
          <table:table-cell office:value-type="float" office:value="0.175485">
            <text:p>0,175485</text:p>
          </table:table-cell>
          <table:table-cell/>
          <table:table-cell table:style-name="Default" office:value-type="float" office:value="0.288917">
            <text:p>0,288917</text:p>
          </table:table-cell>
          <table:table-cell table:style-name="Default" office:value-type="float" office:value="0.448459">
            <text:p>0,448459</text:p>
          </table:table-cell>
        </table:table-row>
        <table:table-row table:style-name="ro2">
          <table:table-cell office:value-type="string">
            <text:p>CL_09_25_02.TXT</text:p>
          </table:table-cell>
          <table:table-cell office:value-type="float" office:value="0.000127">
            <text:p>0,000127</text:p>
          </table:table-cell>
          <table:table-cell office:value-type="float" office:value="0.180316">
            <text:p>0,180316</text:p>
          </table:table-cell>
          <table:table-cell/>
          <table:table-cell table:style-name="Default" office:value-type="float" office:value="0.281192">
            <text:p>0,281192</text:p>
          </table:table-cell>
          <table:table-cell table:style-name="Default" office:value-type="float" office:value="0.452746">
            <text:p>0,452746</text:p>
          </table:table-cell>
        </table:table-row>
        <table:table-row table:style-name="ro2">
          <table:table-cell office:value-type="string">
            <text:p>CL_09_25_03.TXT</text:p>
          </table:table-cell>
          <table:table-cell office:value-type="float" office:value="0.000163">
            <text:p>0,000163</text:p>
          </table:table-cell>
          <table:table-cell office:value-type="float" office:value="0.177869">
            <text:p>0,177869</text:p>
          </table:table-cell>
          <table:table-cell/>
          <table:table-cell table:style-name="Default" office:value-type="float" office:value="0.24275">
            <text:p>0,24275</text:p>
          </table:table-cell>
          <table:table-cell table:style-name="Default" office:value-type="float" office:value="0.450178">
            <text:p>0,450178</text:p>
          </table:table-cell>
        </table:table-row>
        <table:table-row table:style-name="ro2">
          <table:table-cell office:value-type="string">
            <text:p>CL_09_25_04.TXT</text:p>
          </table:table-cell>
          <table:table-cell office:value-type="float" office:value="0.000148">
            <text:p>0,000148</text:p>
          </table:table-cell>
          <table:table-cell office:value-type="float" office:value="0.177335">
            <text:p>0,177335</text:p>
          </table:table-cell>
          <table:table-cell/>
          <table:table-cell table:style-name="Default" office:value-type="float" office:value="0.247233">
            <text:p>0,247233</text:p>
          </table:table-cell>
          <table:table-cell table:style-name="Default" office:value-type="float" office:value="0.450571">
            <text:p>0,450571</text:p>
          </table:table-cell>
        </table:table-row>
        <table:table-row table:style-name="ro2">
          <table:table-cell office:value-type="string">
            <text:p>CL_09_25_05.TXT</text:p>
          </table:table-cell>
          <table:table-cell office:value-type="float" office:value="0.000134">
            <text:p>0,000134</text:p>
          </table:table-cell>
          <table:table-cell office:value-type="float" office:value="0.183942">
            <text:p>0,183942</text:p>
          </table:table-cell>
          <table:table-cell/>
          <table:table-cell table:style-name="Default" office:value-type="float" office:value="0.27044">
            <text:p>0,27044</text:p>
          </table:table-cell>
          <table:table-cell table:style-name="Default" office:value-type="float" office:value="0.453828">
            <text:p>0,453828</text:p>
          </table:table-cell>
        </table:table-row>
        <table:table-row table:style-name="ro2">
          <table:table-cell office:value-type="string">
            <text:p>CL_09_25_06.TXT</text:p>
          </table:table-cell>
          <table:table-cell office:value-type="float" office:value="0.000155">
            <text:p>0,000155</text:p>
          </table:table-cell>
          <table:table-cell office:value-type="float" office:value="0.185108">
            <text:p>0,185108</text:p>
          </table:table-cell>
          <table:table-cell/>
          <table:table-cell table:style-name="Default" office:value-type="float" office:value="0.256787">
            <text:p>0,256787</text:p>
          </table:table-cell>
          <table:table-cell table:style-name="Default" office:value-type="float" office:value="0.463951">
            <text:p>0,463951</text:p>
          </table:table-cell>
        </table:table-row>
        <table:table-row table:style-name="ro2">
          <table:table-cell office:value-type="string">
            <text:p>CL_09_25_07.TXT</text:p>
          </table:table-cell>
          <table:table-cell office:value-type="float" office:value="0.000168">
            <text:p>0,000168</text:p>
          </table:table-cell>
          <table:table-cell office:value-type="float" office:value="0.176258">
            <text:p>0,176258</text:p>
          </table:table-cell>
          <table:table-cell/>
          <table:table-cell table:style-name="Default" office:value-type="float" office:value="0.267228">
            <text:p>0,267228</text:p>
          </table:table-cell>
          <table:table-cell table:style-name="Default" office:value-type="float" office:value="0.4621">
            <text:p>0,4621</text:p>
          </table:table-cell>
        </table:table-row>
        <table:table-row table:style-name="ro2">
          <table:table-cell office:value-type="string">
            <text:p>CL_09_25_08.TXT</text:p>
          </table:table-cell>
          <table:table-cell office:value-type="float" office:value="0.000167">
            <text:p>0,000167</text:p>
          </table:table-cell>
          <table:table-cell office:value-type="float" office:value="0.279338">
            <text:p>0,279338</text:p>
          </table:table-cell>
          <table:table-cell/>
          <table:table-cell table:style-name="Default" office:value-type="float" office:value="0.270507">
            <text:p>0,270507</text:p>
          </table:table-cell>
          <table:table-cell table:style-name="Default" office:value-type="float" office:value="0.469016">
            <text:p>0,469016</text:p>
          </table:table-cell>
        </table:table-row>
        <table:table-row table:style-name="ro2">
          <table:table-cell office:value-type="string">
            <text:p>CL_09_25_09.TXT</text:p>
          </table:table-cell>
          <table:table-cell office:value-type="float" office:value="0.00013">
            <text:p>0,00013</text:p>
          </table:table-cell>
          <table:table-cell office:value-type="float" office:value="0.292775">
            <text:p>0,292775</text:p>
          </table:table-cell>
          <table:table-cell/>
          <table:table-cell table:style-name="Default" office:value-type="float" office:value="0.26384">
            <text:p>0,26384</text:p>
          </table:table-cell>
          <table:table-cell table:style-name="Default" office:value-type="float" office:value="0.470435">
            <text:p>0,470435</text:p>
          </table:table-cell>
        </table:table-row>
        <table:table-row table:style-name="ro2">
          <table:table-cell office:value-type="string">
            <text:p>CL_09_25_10.TXT</text:p>
          </table:table-cell>
          <table:table-cell office:value-type="float" office:value="0.000157">
            <text:p>0,000157</text:p>
          </table:table-cell>
          <table:table-cell office:value-type="float" office:value="0.284012">
            <text:p>0,284012</text:p>
          </table:table-cell>
          <table:table-cell/>
          <table:table-cell table:style-name="Default" office:value-type="float" office:value="0.27181">
            <text:p>0,27181</text:p>
          </table:table-cell>
          <table:table-cell table:style-name="Default" office:value-type="float" office:value="0.456738">
            <text:p>0,456738</text:p>
          </table:table-cell>
        </table:table-row>
        <table:table-row table:style-name="ro2">
          <table:table-cell office:value-type="string">
            <text:p>CL_09_50_01.TXT</text:p>
          </table:table-cell>
          <table:table-cell office:value-type="float" office:value="0.000564">
            <text:p>0,000564</text:p>
          </table:table-cell>
          <table:table-cell office:value-type="float" office:value="0.43862">
            <text:p>0,43862</text:p>
          </table:table-cell>
          <table:table-cell/>
          <table:table-cell table:style-name="Default" office:value-type="float" office:value="1.23227">
            <text:p>1,23227</text:p>
          </table:table-cell>
          <table:table-cell table:style-name="Default" office:value-type="float" office:value="2.15367">
            <text:p>2,15367</text:p>
          </table:table-cell>
        </table:table-row>
        <table:table-row table:style-name="ro2">
          <table:table-cell office:value-type="string">
            <text:p>CL_09_50_02.TXT</text:p>
          </table:table-cell>
          <table:table-cell office:value-type="float" office:value="0.000647">
            <text:p>0,000647</text:p>
          </table:table-cell>
          <table:table-cell office:value-type="float" office:value="0.476153">
            <text:p>0,476153</text:p>
          </table:table-cell>
          <table:table-cell/>
          <table:table-cell table:style-name="Default" office:value-type="float" office:value="1.18837">
            <text:p>1,18837</text:p>
          </table:table-cell>
          <table:table-cell table:style-name="Default" office:value-type="float" office:value="2.03802">
            <text:p>2,03802</text:p>
          </table:table-cell>
        </table:table-row>
        <table:table-row table:style-name="ro2">
          <table:table-cell office:value-type="string">
            <text:p>CL_09_50_03.TXT</text:p>
          </table:table-cell>
          <table:table-cell office:value-type="float" office:value="0.000743">
            <text:p>0,000743</text:p>
          </table:table-cell>
          <table:table-cell office:value-type="float" office:value="0.449256">
            <text:p>0,449256</text:p>
          </table:table-cell>
          <table:table-cell/>
          <table:table-cell table:style-name="Default" office:value-type="float" office:value="1.16975">
            <text:p>1,16975</text:p>
          </table:table-cell>
          <table:table-cell table:style-name="Default" office:value-type="float" office:value="2.10928">
            <text:p>2,10928</text:p>
          </table:table-cell>
        </table:table-row>
        <table:table-row table:style-name="ro2">
          <table:table-cell office:value-type="string">
            <text:p>CL_09_50_04.TXT</text:p>
          </table:table-cell>
          <table:table-cell office:value-type="float" office:value="0.000711">
            <text:p>0,000711</text:p>
          </table:table-cell>
          <table:table-cell office:value-type="float" office:value="0.470441">
            <text:p>0,470441</text:p>
          </table:table-cell>
          <table:table-cell/>
          <table:table-cell table:style-name="Default" office:value-type="float" office:value="1.15183">
            <text:p>1,15183</text:p>
          </table:table-cell>
          <table:table-cell table:style-name="Default" office:value-type="float" office:value="2.04138">
            <text:p>2,04138</text:p>
          </table:table-cell>
        </table:table-row>
        <table:table-row table:style-name="ro2">
          <table:table-cell office:value-type="string">
            <text:p>CL_09_50_05.TXT</text:p>
          </table:table-cell>
          <table:table-cell office:value-type="float" office:value="0.000795">
            <text:p>0,000795</text:p>
          </table:table-cell>
          <table:table-cell office:value-type="float" office:value="0.451817">
            <text:p>0,451817</text:p>
          </table:table-cell>
          <table:table-cell/>
          <table:table-cell table:style-name="Default" office:value-type="float" office:value="1.17545">
            <text:p>1,17545</text:p>
          </table:table-cell>
          <table:table-cell table:style-name="Default" office:value-type="float" office:value="2.04719">
            <text:p>2,04719</text:p>
          </table:table-cell>
        </table:table-row>
        <table:table-row table:style-name="ro2">
          <table:table-cell office:value-type="string">
            <text:p>CL_09_50_06.TXT</text:p>
          </table:table-cell>
          <table:table-cell office:value-type="float" office:value="0.00076">
            <text:p>0,00076</text:p>
          </table:table-cell>
          <table:table-cell office:value-type="float" office:value="0.433492">
            <text:p>0,433492</text:p>
          </table:table-cell>
          <table:table-cell/>
          <table:table-cell table:style-name="Default" office:value-type="float" office:value="1.23512">
            <text:p>1,23512</text:p>
          </table:table-cell>
          <table:table-cell table:style-name="Default" office:value-type="float" office:value="1.90342">
            <text:p>1,90342</text:p>
          </table:table-cell>
        </table:table-row>
        <table:table-row table:style-name="ro2">
          <table:table-cell office:value-type="string">
            <text:p>CL_09_50_07.TXT</text:p>
          </table:table-cell>
          <table:table-cell office:value-type="float" office:value="0.00077">
            <text:p>0,00077</text:p>
          </table:table-cell>
          <table:table-cell office:value-type="float" office:value="0.790753">
            <text:p>0,790753</text:p>
          </table:table-cell>
          <table:table-cell/>
          <table:table-cell table:style-name="Default" office:value-type="float" office:value="1.22644">
            <text:p>1,22644</text:p>
          </table:table-cell>
          <table:table-cell table:style-name="Default" office:value-type="float" office:value="1.96574">
            <text:p>1,96574</text:p>
          </table:table-cell>
        </table:table-row>
        <table:table-row table:style-name="ro2">
          <table:table-cell office:value-type="string">
            <text:p>CL_09_50_08.TXT</text:p>
          </table:table-cell>
          <table:table-cell office:value-type="float" office:value="0.00075">
            <text:p>0,00075</text:p>
          </table:table-cell>
          <table:table-cell office:value-type="float" office:value="0.810439">
            <text:p>0,810439</text:p>
          </table:table-cell>
          <table:table-cell/>
          <table:table-cell table:style-name="Default" office:value-type="float" office:value="1.21977">
            <text:p>1,21977</text:p>
          </table:table-cell>
          <table:table-cell table:style-name="Default" office:value-type="float" office:value="1.92021">
            <text:p>1,92021</text:p>
          </table:table-cell>
        </table:table-row>
        <table:table-row table:style-name="ro2">
          <table:table-cell office:value-type="string">
            <text:p>CL_09_50_09.TXT</text:p>
          </table:table-cell>
          <table:table-cell office:value-type="float" office:value="0.000563">
            <text:p>0,000563</text:p>
          </table:table-cell>
          <table:table-cell office:value-type="float" office:value="0.432435">
            <text:p>0,432435</text:p>
          </table:table-cell>
          <table:table-cell/>
          <table:table-cell table:style-name="Default" office:value-type="float" office:value="1.22602">
            <text:p>1,22602</text:p>
          </table:table-cell>
          <table:table-cell table:style-name="Default" office:value-type="float" office:value="2.02703">
            <text:p>2,02703</text:p>
          </table:table-cell>
        </table:table-row>
        <table:table-row table:style-name="ro2">
          <table:table-cell office:value-type="string">
            <text:p>CL_09_50_10.TXT</text:p>
          </table:table-cell>
          <table:table-cell office:value-type="float" office:value="0.000786">
            <text:p>0,000786</text:p>
          </table:table-cell>
          <table:table-cell office:value-type="float" office:value="0.445936">
            <text:p>0,445936</text:p>
          </table:table-cell>
          <table:table-cell/>
          <table:table-cell table:style-name="Default" office:value-type="float" office:value="1.21049">
            <text:p>1,21049</text:p>
          </table:table-cell>
          <table:table-cell table:style-name="Default" office:value-type="float" office:value="1.9308">
            <text:p>1,9308</text:p>
          </table:table-cell>
        </table:table-row>
        <table:table-row table:style-name="ro2">
          <table:table-cell office:value-type="string">
            <text:p>CL_10_201_01.TXT</text:p>
          </table:table-cell>
          <table:table-cell office:value-type="float" office:value="0.035211">
            <text:p>0,035211</text:p>
          </table:table-cell>
          <table:table-cell office:value-type="float" office:value="0.615936">
            <text:p>0,615936</text:p>
          </table:table-cell>
          <table:table-cell/>
          <table:table-cell table:style-name="Default" office:value-type="float" office:value="59.6432">
            <text:p>59,6432</text:p>
          </table:table-cell>
          <table:table-cell table:style-name="Default" office:value-type="float" office:value="80.4209">
            <text:p>80,4209</text:p>
          </table:table-cell>
        </table:table-row>
        <table:table-row table:style-name="ro2">
          <table:table-cell office:value-type="string">
            <text:p>CL_10_201_02.TXT</text:p>
          </table:table-cell>
          <table:table-cell office:value-type="float" office:value="0.036898">
            <text:p>0,036898</text:p>
          </table:table-cell>
          <table:table-cell office:value-type="float" office:value="6.00638">
            <text:p>6,00638</text:p>
          </table:table-cell>
          <table:table-cell/>
          <table:table-cell table:style-name="Default" office:value-type="float" office:value="61.3773">
            <text:p>61,3773</text:p>
          </table:table-cell>
          <table:table-cell table:style-name="Default" office:value-type="float" office:value="81.6055">
            <text:p>81,6055</text:p>
          </table:table-cell>
        </table:table-row>
        <table:table-row table:style-name="ro2">
          <table:table-cell office:value-type="string">
            <text:p>CL_10_201_03.TXT</text:p>
          </table:table-cell>
          <table:table-cell office:value-type="float" office:value="0.031507">
            <text:p>0,031507</text:p>
          </table:table-cell>
          <table:table-cell office:value-type="float" office:value="6.17838">
            <text:p>6,17838</text:p>
          </table:table-cell>
          <table:table-cell/>
          <table:table-cell table:style-name="Default" office:value-type="float" office:value="58.4332">
            <text:p>58,4332</text:p>
          </table:table-cell>
          <table:table-cell table:style-name="Default" office:value-type="float" office:value="79.0957">
            <text:p>79,0957</text:p>
          </table:table-cell>
        </table:table-row>
        <table:table-row table:style-name="ro2">
          <table:table-cell office:value-type="string">
            <text:p>CL_10_201_04.TXT</text:p>
          </table:table-cell>
          <table:table-cell office:value-type="float" office:value="0.032178">
            <text:p>0,032178</text:p>
          </table:table-cell>
          <table:table-cell office:value-type="float" office:value="6.52563">
            <text:p>6,52563</text:p>
          </table:table-cell>
          <table:table-cell/>
          <table:table-cell table:style-name="Default" office:value-type="float" office:value="58.2354">
            <text:p>58,2354</text:p>
          </table:table-cell>
          <table:table-cell table:style-name="Default" office:value-type="float" office:value="81.0331">
            <text:p>81,0331</text:p>
          </table:table-cell>
        </table:table-row>
        <table:table-row table:style-name="ro2">
          <table:table-cell office:value-type="string">
            <text:p>CL_10_201_05.TXT</text:p>
          </table:table-cell>
          <table:table-cell office:value-type="float" office:value="0.032852">
            <text:p>0,032852</text:p>
          </table:table-cell>
          <table:table-cell office:value-type="float" office:value="6.93542">
            <text:p>6,93542</text:p>
          </table:table-cell>
          <table:table-cell/>
          <table:table-cell table:style-name="Default" office:value-type="float" office:value="58.1808">
            <text:p>58,1808</text:p>
          </table:table-cell>
          <table:table-cell table:style-name="Default" office:value-type="float" office:value="81.3814">
            <text:p>81,3814</text:p>
          </table:table-cell>
        </table:table-row>
        <table:table-row table:style-name="ro2">
          <table:table-cell office:value-type="string">
            <text:p>CL_10_201_06.TXT</text:p>
          </table:table-cell>
          <table:table-cell office:value-type="float" office:value="0.034383">
            <text:p>0,034383</text:p>
          </table:table-cell>
          <table:table-cell office:value-type="float" office:value="6.01275">
            <text:p>6,01275</text:p>
          </table:table-cell>
          <table:table-cell/>
          <table:table-cell table:style-name="Default" office:value-type="float" office:value="58.4199">
            <text:p>58,4199</text:p>
          </table:table-cell>
          <table:table-cell table:style-name="Default" office:value-type="float" office:value="81.3031">
            <text:p>81,3031</text:p>
          </table:table-cell>
        </table:table-row>
        <table:table-row table:style-name="ro2">
          <table:table-cell office:value-type="string">
            <text:p>CL_10_201_07.TXT</text:p>
          </table:table-cell>
          <table:table-cell office:value-type="float" office:value="0.03968">
            <text:p>0,03968</text:p>
          </table:table-cell>
          <table:table-cell office:value-type="float" office:value="6.20336">
            <text:p>6,20336</text:p>
          </table:table-cell>
          <table:table-cell/>
          <table:table-cell table:style-name="Default" office:value-type="float" office:value="57.9936">
            <text:p>57,9936</text:p>
          </table:table-cell>
          <table:table-cell table:style-name="Default" office:value-type="float" office:value="79.3957">
            <text:p>79,3957</text:p>
          </table:table-cell>
        </table:table-row>
        <table:table-row table:style-name="ro2">
          <table:table-cell office:value-type="string">
            <text:p>CL_10_201_08.TXT</text:p>
          </table:table-cell>
          <table:table-cell office:value-type="float" office:value="0.033336">
            <text:p>0,033336</text:p>
          </table:table-cell>
          <table:table-cell office:value-type="float" office:value="7.26078">
            <text:p>7,26078</text:p>
          </table:table-cell>
          <table:table-cell/>
          <table:table-cell table:style-name="Default" office:value-type="float" office:value="58.1907">
            <text:p>58,1907</text:p>
          </table:table-cell>
          <table:table-cell table:style-name="Default" office:value-type="float" office:value="81.2841">
            <text:p>81,2841</text:p>
          </table:table-cell>
        </table:table-row>
        <table:table-row table:style-name="ro2">
          <table:table-cell office:value-type="string">
            <text:p>CL_10_201_09.TXT</text:p>
          </table:table-cell>
          <table:table-cell office:value-type="float" office:value="0.032144">
            <text:p>0,032144</text:p>
          </table:table-cell>
          <table:table-cell office:value-type="float" office:value="6.86389">
            <text:p>6,86389</text:p>
          </table:table-cell>
          <table:table-cell/>
          <table:table-cell table:style-name="Default" office:value-type="float" office:value="58.0736">
            <text:p>58,0736</text:p>
          </table:table-cell>
          <table:table-cell table:style-name="Default" office:value-type="float" office:value="81.0997">
            <text:p>81,0997</text:p>
          </table:table-cell>
        </table:table-row>
        <table:table-row table:style-name="ro2">
          <table:table-cell office:value-type="string">
            <text:p>CL_10_201_10.TXT</text:p>
          </table:table-cell>
          <table:table-cell office:value-type="float" office:value="0.035742">
            <text:p>0,035742</text:p>
          </table:table-cell>
          <table:table-cell office:value-type="float" office:value="6.13508">
            <text:p>6,13508</text:p>
          </table:table-cell>
          <table:table-cell/>
          <table:table-cell table:style-name="Default" office:value-type="float" office:value="58.3518">
            <text:p>58,3518</text:p>
          </table:table-cell>
          <table:table-cell table:style-name="Default" office:value-type="float" office:value="80.9966">
            <text:p>80,9966</text:p>
          </table:table-cell>
        </table:table-row>
        <table:table-row table:style-name="ro2">
          <table:table-cell office:value-type="string">
            <text:p>CL_10_24_01.TXT</text:p>
          </table:table-cell>
          <table:table-cell office:value-type="float" office:value="0.00015">
            <text:p>0,00015</text:p>
          </table:table-cell>
          <table:table-cell office:value-type="float" office:value="0.117427">
            <text:p>0,117427</text:p>
          </table:table-cell>
          <table:table-cell/>
          <table:table-cell table:style-name="Default" office:value-type="float" office:value="0.251466">
            <text:p>0,251466</text:p>
          </table:table-cell>
          <table:table-cell table:style-name="Default" office:value-type="float" office:value="0.446012">
            <text:p>0,446012</text:p>
          </table:table-cell>
        </table:table-row>
        <table:table-row table:style-name="ro2">
          <table:table-cell office:value-type="string">
            <text:p>CL_10_24_02.TXT</text:p>
          </table:table-cell>
          <table:table-cell office:value-type="float" office:value="0.000234">
            <text:p>0,000234</text:p>
          </table:table-cell>
          <table:table-cell office:value-type="float" office:value="0.149885">
            <text:p>0,149885</text:p>
          </table:table-cell>
          <table:table-cell/>
          <table:table-cell table:style-name="Default" office:value-type="float" office:value="0.254566">
            <text:p>0,254566</text:p>
          </table:table-cell>
          <table:table-cell table:style-name="Default" office:value-type="float" office:value="0.472411">
            <text:p>0,472411</text:p>
          </table:table-cell>
        </table:table-row>
        <table:table-row table:style-name="ro2">
          <table:table-cell office:value-type="string">
            <text:p>CL_10_24_03.TXT</text:p>
          </table:table-cell>
          <table:table-cell office:value-type="float" office:value="0.000177">
            <text:p>0,000177</text:p>
          </table:table-cell>
          <table:table-cell office:value-type="float" office:value="0.132799">
            <text:p>0,132799</text:p>
          </table:table-cell>
          <table:table-cell/>
          <table:table-cell table:style-name="Default" office:value-type="float" office:value="0.250993">
            <text:p>0,250993</text:p>
          </table:table-cell>
          <table:table-cell table:style-name="Default" office:value-type="float" office:value="0.446203">
            <text:p>0,446203</text:p>
          </table:table-cell>
        </table:table-row>
        <table:table-row table:style-name="ro2">
          <table:table-cell office:value-type="string">
            <text:p>CL_10_24_04.TXT</text:p>
          </table:table-cell>
          <table:table-cell office:value-type="float" office:value="0.000163">
            <text:p>0,000163</text:p>
          </table:table-cell>
          <table:table-cell office:value-type="float" office:value="0.158061">
            <text:p>0,158061</text:p>
          </table:table-cell>
          <table:table-cell/>
          <table:table-cell table:style-name="Default" office:value-type="float" office:value="0.256753">
            <text:p>0,256753</text:p>
          </table:table-cell>
          <table:table-cell table:style-name="Default" office:value-type="float" office:value="0.44755">
            <text:p>0,44755</text:p>
          </table:table-cell>
        </table:table-row>
        <table:table-row table:style-name="ro2">
          <table:table-cell office:value-type="string">
            <text:p>CL_10_24_05.TXT</text:p>
          </table:table-cell>
          <table:table-cell office:value-type="float" office:value="0.000137">
            <text:p>0,000137</text:p>
          </table:table-cell>
          <table:table-cell office:value-type="float" office:value="0.12708">
            <text:p>0,12708</text:p>
          </table:table-cell>
          <table:table-cell/>
          <table:table-cell table:style-name="Default" office:value-type="float" office:value="0.251387">
            <text:p>0,251387</text:p>
          </table:table-cell>
          <table:table-cell table:style-name="Default" office:value-type="float" office:value="0.463331">
            <text:p>0,463331</text:p>
          </table:table-cell>
        </table:table-row>
        <table:table-row table:style-name="ro2">
          <table:table-cell office:value-type="string">
            <text:p>CL_10_24_06.TXT</text:p>
          </table:table-cell>
          <table:table-cell office:value-type="float" office:value="0.000136">
            <text:p>0,000136</text:p>
          </table:table-cell>
          <table:table-cell office:value-type="float" office:value="0.157362">
            <text:p>0,157362</text:p>
          </table:table-cell>
          <table:table-cell/>
          <table:table-cell table:style-name="Default" office:value-type="float" office:value="0.254167">
            <text:p>0,254167</text:p>
          </table:table-cell>
          <table:table-cell table:style-name="Default" office:value-type="float" office:value="0.492728">
            <text:p>0,492728</text:p>
          </table:table-cell>
        </table:table-row>
        <table:table-row table:style-name="ro2">
          <table:table-cell office:value-type="string">
            <text:p>CL_10_24_07.TXT</text:p>
          </table:table-cell>
          <table:table-cell office:value-type="float" office:value="0.000168">
            <text:p>0,000168</text:p>
          </table:table-cell>
          <table:table-cell office:value-type="float" office:value="0.129118">
            <text:p>0,129118</text:p>
          </table:table-cell>
          <table:table-cell/>
          <table:table-cell table:style-name="Default" office:value-type="float" office:value="0.247495">
            <text:p>0,247495</text:p>
          </table:table-cell>
          <table:table-cell table:style-name="Default" office:value-type="float" office:value="0.436621">
            <text:p>0,436621</text:p>
          </table:table-cell>
        </table:table-row>
        <table:table-row table:style-name="ro2">
          <table:table-cell office:value-type="string">
            <text:p>CL_10_24_08.TXT</text:p>
          </table:table-cell>
          <table:table-cell office:value-type="float" office:value="0.000141">
            <text:p>0,000141</text:p>
          </table:table-cell>
          <table:table-cell office:value-type="float" office:value="0.148173">
            <text:p>0,148173</text:p>
          </table:table-cell>
          <table:table-cell/>
          <table:table-cell table:style-name="Default" office:value-type="float" office:value="0.256114">
            <text:p>0,256114</text:p>
          </table:table-cell>
          <table:table-cell table:style-name="Default" office:value-type="float" office:value="0.450754">
            <text:p>0,450754</text:p>
          </table:table-cell>
        </table:table-row>
        <table:table-row table:style-name="ro2">
          <table:table-cell office:value-type="string">
            <text:p>CL_10_24_09.TXT</text:p>
          </table:table-cell>
          <table:table-cell office:value-type="float" office:value="0.000175">
            <text:p>0,000175</text:p>
          </table:table-cell>
          <table:table-cell office:value-type="float" office:value="0.123728">
            <text:p>0,123728</text:p>
          </table:table-cell>
          <table:table-cell/>
          <table:table-cell table:style-name="Default" office:value-type="float" office:value="0.248923">
            <text:p>0,248923</text:p>
          </table:table-cell>
          <table:table-cell table:style-name="Default" office:value-type="float" office:value="0.455955">
            <text:p>0,455955</text:p>
          </table:table-cell>
        </table:table-row>
        <table:table-row table:style-name="ro2">
          <table:table-cell office:value-type="string">
            <text:p>CL_10_24_10.TXT</text:p>
          </table:table-cell>
          <table:table-cell office:value-type="float" office:value="0.000162">
            <text:p>0,000162</text:p>
          </table:table-cell>
          <table:table-cell office:value-type="float" office:value="0.152965">
            <text:p>0,152965</text:p>
          </table:table-cell>
          <table:table-cell/>
          <table:table-cell table:style-name="Default" office:value-type="float" office:value="0.258093">
            <text:p>0,258093</text:p>
          </table:table-cell>
          <table:table-cell table:style-name="Default" office:value-type="float" office:value="0.461947">
            <text:p>0,461947</text:p>
          </table:table-cell>
        </table:table-row>
        <table:table-row table:style-name="ro2">
          <table:table-cell office:value-type="string">
            <text:p>CL_10_51_01.TXT</text:p>
          </table:table-cell>
          <table:table-cell office:value-type="float" office:value="0.000785">
            <text:p>0,000785</text:p>
          </table:table-cell>
          <table:table-cell office:value-type="float" office:value="0.514253">
            <text:p>0,514253</text:p>
          </table:table-cell>
          <table:table-cell/>
          <table:table-cell table:style-name="Default" office:value-type="float" office:value="1.3698">
            <text:p>1,3698</text:p>
          </table:table-cell>
          <table:table-cell table:style-name="Default" office:value-type="float" office:value="2.43479">
            <text:p>2,43479</text:p>
          </table:table-cell>
        </table:table-row>
        <table:table-row table:style-name="ro2">
          <table:table-cell office:value-type="string">
            <text:p>CL_10_51_02.TXT</text:p>
          </table:table-cell>
          <table:table-cell office:value-type="float" office:value="0.000718">
            <text:p>0,000718</text:p>
          </table:table-cell>
          <table:table-cell office:value-type="float" office:value="0.591397">
            <text:p>0,591397</text:p>
          </table:table-cell>
          <table:table-cell/>
          <table:table-cell table:style-name="Default" office:value-type="float" office:value="1.36726">
            <text:p>1,36726</text:p>
          </table:table-cell>
          <table:table-cell table:style-name="Default" office:value-type="float" office:value="2.39312">
            <text:p>2,39312</text:p>
          </table:table-cell>
        </table:table-row>
        <table:table-row table:style-name="ro2">
          <table:table-cell office:value-type="string">
            <text:p>CL_10_51_03.TXT</text:p>
          </table:table-cell>
          <table:table-cell office:value-type="float" office:value="0.000812">
            <text:p>0,000812</text:p>
          </table:table-cell>
          <table:table-cell office:value-type="float" office:value="0.476256">
            <text:p>0,476256</text:p>
          </table:table-cell>
          <table:table-cell/>
          <table:table-cell table:style-name="Default" office:value-type="float" office:value="1.3564">
            <text:p>1,3564</text:p>
          </table:table-cell>
          <table:table-cell table:style-name="Default" office:value-type="float" office:value="2.44089">
            <text:p>2,44089</text:p>
          </table:table-cell>
        </table:table-row>
        <table:table-row table:style-name="ro2">
          <table:table-cell office:value-type="string">
            <text:p>CL_10_51_04.TXT</text:p>
          </table:table-cell>
          <table:table-cell office:value-type="float" office:value="0.000686">
            <text:p>0,000686</text:p>
          </table:table-cell>
          <table:table-cell office:value-type="float" office:value="0.528722">
            <text:p>0,528722</text:p>
          </table:table-cell>
          <table:table-cell/>
          <table:table-cell table:style-name="Default" office:value-type="float" office:value="1.36295">
            <text:p>1,36295</text:p>
          </table:table-cell>
          <table:table-cell table:style-name="Default" office:value-type="float" office:value="2.44952">
            <text:p>2,44952</text:p>
          </table:table-cell>
        </table:table-row>
        <table:table-row table:style-name="ro2">
          <table:table-cell office:value-type="string">
            <text:p>CL_10_51_05.TXT</text:p>
          </table:table-cell>
          <table:table-cell office:value-type="float" office:value="0.000801">
            <text:p>0,000801</text:p>
          </table:table-cell>
          <table:table-cell office:value-type="float" office:value="0.510658">
            <text:p>0,510658</text:p>
          </table:table-cell>
          <table:table-cell/>
          <table:table-cell table:style-name="Default" office:value-type="float" office:value="1.36772">
            <text:p>1,36772</text:p>
          </table:table-cell>
          <table:table-cell table:style-name="Default" office:value-type="float" office:value="2.40127">
            <text:p>2,40127</text:p>
          </table:table-cell>
        </table:table-row>
        <table:table-row table:style-name="ro2">
          <table:table-cell office:value-type="string">
            <text:p>CL_10_51_06.TXT</text:p>
          </table:table-cell>
          <table:table-cell office:value-type="float" office:value="0.000839">
            <text:p>0,000839</text:p>
          </table:table-cell>
          <table:table-cell office:value-type="float" office:value="0.605406">
            <text:p>0,605406</text:p>
          </table:table-cell>
          <table:table-cell/>
          <table:table-cell table:style-name="Default" office:value-type="float" office:value="1.37218">
            <text:p>1,37218</text:p>
          </table:table-cell>
          <table:table-cell table:style-name="Default" office:value-type="float" office:value="2.35008">
            <text:p>2,35008</text:p>
          </table:table-cell>
        </table:table-row>
        <table:table-row table:style-name="ro2">
          <table:table-cell office:value-type="string">
            <text:p>CL_10_51_07.TXT</text:p>
          </table:table-cell>
          <table:table-cell office:value-type="float" office:value="0.000903">
            <text:p>0,000903</text:p>
          </table:table-cell>
          <table:table-cell office:value-type="float" office:value="0.475039">
            <text:p>0,475039</text:p>
          </table:table-cell>
          <table:table-cell/>
          <table:table-cell table:style-name="Default" office:value-type="float" office:value="1.34431">
            <text:p>1,34431</text:p>
          </table:table-cell>
          <table:table-cell table:style-name="Default" office:value-type="float" office:value="2.47066">
            <text:p>2,47066</text:p>
          </table:table-cell>
        </table:table-row>
        <table:table-row table:style-name="ro2">
          <table:table-cell office:value-type="string">
            <text:p>CL_10_51_08.TXT</text:p>
          </table:table-cell>
          <table:table-cell office:value-type="float" office:value="0.000834">
            <text:p>0,000834</text:p>
          </table:table-cell>
          <table:table-cell office:value-type="float" office:value="0.531077">
            <text:p>0,531077</text:p>
          </table:table-cell>
          <table:table-cell/>
          <table:table-cell table:style-name="Default" office:value-type="float" office:value="1.36303">
            <text:p>1,36303</text:p>
          </table:table-cell>
          <table:table-cell table:style-name="Default" office:value-type="float" office:value="2.40922">
            <text:p>2,40922</text:p>
          </table:table-cell>
        </table:table-row>
        <table:table-row table:style-name="ro2">
          <table:table-cell office:value-type="string">
            <text:p>CL_10_51_09.TXT</text:p>
          </table:table-cell>
          <table:table-cell office:value-type="float" office:value="0.000602">
            <text:p>0,000602</text:p>
          </table:table-cell>
          <table:table-cell office:value-type="float" office:value="0.528343">
            <text:p>0,528343</text:p>
          </table:table-cell>
          <table:table-cell/>
          <table:table-cell table:style-name="Default" office:value-type="float" office:value="1.35821">
            <text:p>1,35821</text:p>
          </table:table-cell>
          <table:table-cell table:style-name="Default" office:value-type="float" office:value="2.38314">
            <text:p>2,38314</text:p>
          </table:table-cell>
        </table:table-row>
        <table:table-row table:style-name="ro2">
          <table:table-cell office:value-type="string">
            <text:p>CL_10_51_10.TXT</text:p>
          </table:table-cell>
          <table:table-cell office:value-type="float" office:value="0.000607">
            <text:p>0,000607</text:p>
          </table:table-cell>
          <table:table-cell office:value-type="float" office:value="0.585099">
            <text:p>0,585099</text:p>
          </table:table-cell>
          <table:table-cell/>
          <table:table-cell table:style-name="Default" office:value-type="float" office:value="1.36264">
            <text:p>1,36264</text:p>
          </table:table-cell>
          <table:table-cell table:style-name="Default" office:value-type="float" office:value="2.34974">
            <text:p>2,34974</text:p>
          </table:table-cell>
        </table:table-row>
        <table:table-row table:style-name="ro2">
          <table:table-cell office:value-type="string">
            <text:p>CL_10_99_01.TXT</text:p>
          </table:table-cell>
          <table:table-cell office:value-type="float" office:value="0.004788">
            <text:p>0,004788</text:p>
          </table:table-cell>
          <table:table-cell office:value-type="float" office:value="1.75254">
            <text:p>1,75254</text:p>
          </table:table-cell>
          <table:table-cell/>
          <table:table-cell table:style-name="Default" office:value-type="float" office:value="7.82221">
            <text:p>7,82221</text:p>
          </table:table-cell>
          <table:table-cell table:style-name="Default" office:value-type="float" office:value="12.5876">
            <text:p>12,5876</text:p>
          </table:table-cell>
        </table:table-row>
        <table:table-row table:style-name="ro2">
          <table:table-cell office:value-type="string">
            <text:p>CL_10_99_02.TXT</text:p>
          </table:table-cell>
          <table:table-cell office:value-type="float" office:value="0.004893">
            <text:p>0,004893</text:p>
          </table:table-cell>
          <table:table-cell office:value-type="float" office:value="2.1402">
            <text:p>2,1402</text:p>
          </table:table-cell>
          <table:table-cell/>
          <table:table-cell table:style-name="Default" office:value-type="float" office:value="7.90234">
            <text:p>7,90234</text:p>
          </table:table-cell>
          <table:table-cell table:style-name="Default" office:value-type="float" office:value="12.5462">
            <text:p>12,5462</text:p>
          </table:table-cell>
        </table:table-row>
        <table:table-row table:style-name="ro2">
          <table:table-cell office:value-type="string">
            <text:p>CL_10_99_03.TXT</text:p>
          </table:table-cell>
          <table:table-cell office:value-type="float" office:value="0.004723">
            <text:p>0,004723</text:p>
          </table:table-cell>
          <table:table-cell office:value-type="float" office:value="1.73114">
            <text:p>1,73114</text:p>
          </table:table-cell>
          <table:table-cell/>
          <table:table-cell table:style-name="Default" office:value-type="float" office:value="7.81403">
            <text:p>7,81403</text:p>
          </table:table-cell>
          <table:table-cell table:style-name="Default" office:value-type="float" office:value="12.1947">
            <text:p>12,1947</text:p>
          </table:table-cell>
        </table:table-row>
        <table:table-row table:style-name="ro2">
          <table:table-cell office:value-type="string">
            <text:p>CL_10_99_04.TXT</text:p>
          </table:table-cell>
          <table:table-cell office:value-type="float" office:value="0.005014">
            <text:p>0,005014</text:p>
          </table:table-cell>
          <table:table-cell office:value-type="float" office:value="2.04986">
            <text:p>2,04986</text:p>
          </table:table-cell>
          <table:table-cell/>
          <table:table-cell table:style-name="Default" office:value-type="float" office:value="7.83999">
            <text:p>7,83999</text:p>
          </table:table-cell>
          <table:table-cell table:style-name="Default" office:value-type="float" office:value="12.6624">
            <text:p>12,6624</text:p>
          </table:table-cell>
        </table:table-row>
        <table:table-row table:style-name="ro2">
          <table:table-cell office:value-type="string">
            <text:p>CL_10_99_05.TXT</text:p>
          </table:table-cell>
          <table:table-cell office:value-type="float" office:value="0.004909">
            <text:p>0,004909</text:p>
          </table:table-cell>
          <table:table-cell office:value-type="float" office:value="1.91347">
            <text:p>1,91347</text:p>
          </table:table-cell>
          <table:table-cell/>
          <table:table-cell table:style-name="Default" office:value-type="float" office:value="7.82923">
            <text:p>7,82923</text:p>
          </table:table-cell>
          <table:table-cell table:style-name="Default" office:value-type="float" office:value="12.6258">
            <text:p>12,6258</text:p>
          </table:table-cell>
        </table:table-row>
        <table:table-row table:style-name="ro2">
          <table:table-cell office:value-type="string">
            <text:p>CL_10_99_06.TXT</text:p>
          </table:table-cell>
          <table:table-cell office:value-type="float" office:value="0.005027">
            <text:p>0,005027</text:p>
          </table:table-cell>
          <table:table-cell office:value-type="float" office:value="2.10142">
            <text:p>2,10142</text:p>
          </table:table-cell>
          <table:table-cell/>
          <table:table-cell table:style-name="Default" office:value-type="float" office:value="7.90749">
            <text:p>7,90749</text:p>
          </table:table-cell>
          <table:table-cell table:style-name="Default" office:value-type="float" office:value="12.4386">
            <text:p>12,4386</text:p>
          </table:table-cell>
        </table:table-row>
        <table:table-row table:style-name="ro2">
          <table:table-cell office:value-type="string">
            <text:p>CL_10_99_07.TXT</text:p>
          </table:table-cell>
          <table:table-cell office:value-type="float" office:value="0.005771">
            <text:p>0,005771</text:p>
          </table:table-cell>
          <table:table-cell office:value-type="float" office:value="1.71279">
            <text:p>1,71279</text:p>
          </table:table-cell>
          <table:table-cell/>
          <table:table-cell table:style-name="Default" office:value-type="float" office:value="7.79994">
            <text:p>7,79994</text:p>
          </table:table-cell>
          <table:table-cell table:style-name="Default" office:value-type="float" office:value="12.2666">
            <text:p>12,2666</text:p>
          </table:table-cell>
        </table:table-row>
        <table:table-row table:style-name="ro2">
          <table:table-cell office:value-type="string">
            <text:p>CL_10_99_08.TXT</text:p>
          </table:table-cell>
          <table:table-cell office:value-type="float" office:value="0.006024">
            <text:p>0,006024</text:p>
          </table:table-cell>
          <table:table-cell office:value-type="float" office:value="1.91883">
            <text:p>1,91883</text:p>
          </table:table-cell>
          <table:table-cell/>
          <table:table-cell table:style-name="Default" office:value-type="float" office:value="7.85372">
            <text:p>7,85372</text:p>
          </table:table-cell>
          <table:table-cell table:style-name="Default" office:value-type="float" office:value="12.4516">
            <text:p>12,4516</text:p>
          </table:table-cell>
        </table:table-row>
        <table:table-row table:style-name="ro2">
          <table:table-cell office:value-type="string">
            <text:p>CL_10_99_09.TXT</text:p>
          </table:table-cell>
          <table:table-cell office:value-type="float" office:value="0.004086">
            <text:p>0,004086</text:p>
          </table:table-cell>
          <table:table-cell office:value-type="float" office:value="1.81919">
            <text:p>1,81919</text:p>
          </table:table-cell>
          <table:table-cell/>
          <table:table-cell table:style-name="Default" office:value-type="float" office:value="7.8116">
            <text:p>7,8116</text:p>
          </table:table-cell>
          <table:table-cell table:style-name="Default" office:value-type="float" office:value="12.5033">
            <text:p>12,5033</text:p>
          </table:table-cell>
        </table:table-row>
        <table:table-row table:style-name="ro2">
          <table:table-cell office:value-type="string">
            <text:p>CL_10_99_10.TXT</text:p>
          </table:table-cell>
          <table:table-cell office:value-type="float" office:value="0.005578">
            <text:p>0,005578</text:p>
          </table:table-cell>
          <table:table-cell office:value-type="float" office:value="1.99933">
            <text:p>1,99933</text:p>
          </table:table-cell>
          <table:table-cell/>
          <table:table-cell table:style-name="Default" office:value-type="float" office:value="7.88377">
            <text:p>7,88377</text:p>
          </table:table-cell>
          <table:table-cell table:style-name="Default" office:value-type="float" office:value="12.4202">
            <text:p>12,420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formula="of:=MAX([.B2:.F401])" office:value-type="float" office:value="140.93">
            <text:p>140,93</text:p>
          </table:table-cell>
          <table:table-cell table:number-columns-repeated="4"/>
        </table:table-row>
        <table:table-row table:style-name="ro2" table:number-rows-repeated="1048172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0.50.4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30T10:50:47.83</dc:date>
    <meta:generator>OpenOffice/4.0.1$Win32 OpenOffice.org_project/401m5$Build-9714</meta:generator>
    <meta:editing-duration>PT11H53M8S</meta:editing-duration>
    <meta:editing-cycles>14</meta:editing-cycles>
    <dc:creator>Gianluca Bortignon</dc:creator>
    <meta:document-statistic meta:table-count="1" meta:cell-count="2005" meta:object-count="0"/>
  </office:meta>
</office:document-meta>
</file>